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75" table:style-name="ta1">
        <table:shapes>
          <draw:frame draw:z-index="0" draw:style-name="gr1" draw:text-style-name="P1" svg:width="159.99mm" svg:height="89.99mm" svg:x="301.33mm" svg:y="0mm">
            <loext:p draw:notify-on-update-of-ranges="test175.B1:test175.B1 test175.B2:test175.B65 test175.C1:test175.C1 test175.C2:test175.C65 test175.D1:test175.D1 test175.D2:test175.D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99.82mm" svg:y="89.52mm">
            <loext:p draw:notify-on-update-of-ranges="test175.B2:test175.B65 test175.G1:test175.G1 test175.G2:test175.G6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300.36mm" svg:y="179.83mm">
            <loext:p draw:notify-on-update-of-ranges="test175.B2:test175.B65 test175.F1:test175.F1 test175.F2:test175.F6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59.99mm" svg:height="89.99mm" svg:x="126.01mm" svg:y="1mm">
            <loext:p draw:notify-on-update-of-ranges="test175.G1:test175.G1 test175.G2:test175.G65 test175.C1:test175.C1 test175.C2:test175.C65 test175.G1:test175.G1 test175.G2:test175.G65 test175.D1:test175.D1 test175.D2:test175.D6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25.59mm" svg:y="103.87mm">
            <loext:p draw:notify-on-update-of-ranges="test175.G1:test175.G1 test175.G2:test175.G65 test175.F1:test175.F1 test175.F2:test175.F6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36</text:p>
          </table:table-cell>
          <table:table-cell office:value-type="float" office:value="0.002427" calcext:value-type="float">
            <text:p>0.002427</text:p>
          </table:table-cell>
          <table:table-cell office:value-type="float" office:value="0.004949" calcext:value-type="float">
            <text:p>0.004949</text:p>
          </table:table-cell>
          <table:table-cell office:value-type="float" office:value="0" calcext:value-type="float">
            <text:p>0</text:p>
          </table:table-cell>
          <table:table-cell office:value-type="float" office:value="127764" calcext:value-type="float">
            <text:p>12776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37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0.001423" calcext:value-type="float">
            <text:p>0.001423</text:p>
          </table:table-cell>
          <table:table-cell office:value-type="float" office:value="0" calcext:value-type="float">
            <text:p>0</text:p>
          </table:table-cell>
          <table:table-cell office:value-type="float" office:value="36586" calcext:value-type="float">
            <text:p>3658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38</text:p>
          </table:table-cell>
          <table:table-cell office:value-type="float" office:value="0.001172" calcext:value-type="float">
            <text:p>0.001172</text:p>
          </table:table-cell>
          <table:table-cell office:value-type="float" office:value="0.001354" calcext:value-type="float">
            <text:p>0.001354</text:p>
          </table:table-cell>
          <table:table-cell office:value-type="float" office:value="0" calcext:value-type="float">
            <text:p>0</text:p>
          </table:table-cell>
          <table:table-cell office:value-type="float" office:value="30450" calcext:value-type="float">
            <text:p>304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39</text:p>
          </table:table-cell>
          <table:table-cell office:value-type="float" office:value="0.001175" calcext:value-type="float">
            <text:p>0.001175</text:p>
          </table:table-cell>
          <table:table-cell office:value-type="float" office:value="0.001436" calcext:value-type="float">
            <text:p>0.001436</text:p>
          </table:table-cell>
          <table:table-cell office:value-type="float" office:value="0" calcext:value-type="float">
            <text:p>0</text:p>
          </table:table-cell>
          <table:table-cell office:value-type="float" office:value="33014" calcext:value-type="float">
            <text:p>3301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40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01687" calcext:value-type="float">
            <text:p>0.001687</text:p>
          </table:table-cell>
          <table:table-cell office:value-type="float" office:value="0" calcext:value-type="float">
            <text:p>0</text:p>
          </table:table-cell>
          <table:table-cell office:value-type="float" office:value="42361" calcext:value-type="float">
            <text:p>4236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41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" calcext:value-type="float">
            <text:p>0</text:p>
          </table:table-cell>
          <table:table-cell office:value-type="float" office:value="33841" calcext:value-type="float">
            <text:p>3384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42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" calcext:value-type="float">
            <text:p>0</text:p>
          </table:table-cell>
          <table:table-cell office:value-type="float" office:value="29655" calcext:value-type="float">
            <text:p>2965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43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0.002356" calcext:value-type="float">
            <text:p>0.002356</text:p>
          </table:table-cell>
          <table:table-cell office:value-type="float" office:value="0" calcext:value-type="float">
            <text:p>0</text:p>
          </table:table-cell>
          <table:table-cell office:value-type="float" office:value="54191" calcext:value-type="float">
            <text:p>541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44</text:p>
          </table:table-cell>
          <table:table-cell office:value-type="float" office:value="0.001494" calcext:value-type="float">
            <text:p>0.001494</text:p>
          </table:table-cell>
          <table:table-cell office:value-type="float" office:value="0.003095" calcext:value-type="float">
            <text:p>0.003095</text:p>
          </table:table-cell>
          <table:table-cell office:value-type="float" office:value="0" calcext:value-type="float">
            <text:p>0</text:p>
          </table:table-cell>
          <table:table-cell office:value-type="float" office:value="70344" calcext:value-type="float">
            <text:p>7034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45</text:p>
          </table:table-cell>
          <table:table-cell office:value-type="float" office:value="0.001714" calcext:value-type="float">
            <text:p>0.001714</text:p>
          </table:table-cell>
          <table:table-cell office:value-type="float" office:value="0.004011" calcext:value-type="float">
            <text:p>0.004011</text:p>
          </table:table-cell>
          <table:table-cell office:value-type="float" office:value="0" calcext:value-type="float">
            <text:p>0</text:p>
          </table:table-cell>
          <table:table-cell office:value-type="float" office:value="103506" calcext:value-type="float">
            <text:p>1035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46</text:p>
          </table:table-cell>
          <table:table-cell office:value-type="float" office:value="0.001229" calcext:value-type="float">
            <text:p>0.001229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" calcext:value-type="float">
            <text:p>0</text:p>
          </table:table-cell>
          <table:table-cell office:value-type="float" office:value="52978" calcext:value-type="float">
            <text:p>5297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47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2411" calcext:value-type="float">
            <text:p>0.002411</text:p>
          </table:table-cell>
          <table:table-cell office:value-type="float" office:value="0" calcext:value-type="float">
            <text:p>0</text:p>
          </table:table-cell>
          <table:table-cell office:value-type="float" office:value="63018" calcext:value-type="float">
            <text:p>6301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48</text:p>
          </table:table-cell>
          <table:table-cell office:value-type="float" office:value="0.001771" calcext:value-type="float">
            <text:p>0.001771</text:p>
          </table:table-cell>
          <table:table-cell office:value-type="float" office:value="0.003997" calcext:value-type="float">
            <text:p>0.003997</text:p>
          </table:table-cell>
          <table:table-cell office:value-type="float" office:value="0" calcext:value-type="float">
            <text:p>0</text:p>
          </table:table-cell>
          <table:table-cell office:value-type="float" office:value="100589" calcext:value-type="float">
            <text:p>10058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49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" calcext:value-type="float">
            <text:p>0</text:p>
          </table:table-cell>
          <table:table-cell office:value-type="float" office:value="96621" calcext:value-type="float">
            <text:p>9662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50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3257" calcext:value-type="float">
            <text:p>0.003257</text:p>
          </table:table-cell>
          <table:table-cell office:value-type="float" office:value="0" calcext:value-type="float">
            <text:p>0</text:p>
          </table:table-cell>
          <table:table-cell office:value-type="float" office:value="80394" calcext:value-type="float">
            <text:p>8039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51</text:p>
          </table:table-cell>
          <table:table-cell office:value-type="float" office:value="0.001495" calcext:value-type="float">
            <text:p>0.001495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" calcext:value-type="float">
            <text:p>0</text:p>
          </table:table-cell>
          <table:table-cell office:value-type="float" office:value="66991" calcext:value-type="float">
            <text:p>6699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52</text:p>
          </table:table-cell>
          <table:table-cell office:value-type="float" office:value="0.001485" calcext:value-type="float">
            <text:p>0.001485</text:p>
          </table:table-cell>
          <table:table-cell office:value-type="float" office:value="0.002615" calcext:value-type="float">
            <text:p>0.002615</text:p>
          </table:table-cell>
          <table:table-cell office:value-type="float" office:value="0" calcext:value-type="float">
            <text:p>0</text:p>
          </table:table-cell>
          <table:table-cell office:value-type="float" office:value="65859" calcext:value-type="float">
            <text:p>6585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53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0.001842" calcext:value-type="float">
            <text:p>0.001842</text:p>
          </table:table-cell>
          <table:table-cell office:value-type="float" office:value="0" calcext:value-type="float">
            <text:p>0</text:p>
          </table:table-cell>
          <table:table-cell office:value-type="float" office:value="38562" calcext:value-type="float">
            <text:p>3856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54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0.001769" calcext:value-type="float">
            <text:p>0.001769</text:p>
          </table:table-cell>
          <table:table-cell office:value-type="float" office:value="0" calcext:value-type="float">
            <text:p>0</text:p>
          </table:table-cell>
          <table:table-cell office:value-type="float" office:value="33930" calcext:value-type="float">
            <text:p>339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55</text:p>
          </table:table-cell>
          <table:table-cell office:value-type="float" office:value="0.001544" calcext:value-type="float">
            <text:p>0.001544</text:p>
          </table:table-cell>
          <table:table-cell office:value-type="float" office:value="0.002613" calcext:value-type="float">
            <text:p>0.002613</text:p>
          </table:table-cell>
          <table:table-cell office:value-type="float" office:value="0" calcext:value-type="float">
            <text:p>0</text:p>
          </table:table-cell>
          <table:table-cell office:value-type="float" office:value="61639" calcext:value-type="float">
            <text:p>6163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56</text:p>
          </table:table-cell>
          <table:table-cell office:value-type="float" office:value="0.001626" calcext:value-type="float">
            <text:p>0.001626</text:p>
          </table:table-cell>
          <table:table-cell office:value-type="float" office:value="0.003233" calcext:value-type="float">
            <text:p>0.003233</text:p>
          </table:table-cell>
          <table:table-cell office:value-type="float" office:value="0" calcext:value-type="float">
            <text:p>0</text:p>
          </table:table-cell>
          <table:table-cell office:value-type="float" office:value="58373" calcext:value-type="float">
            <text:p>58373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57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0.001486" calcext:value-type="float">
            <text:p>0.001486</text:p>
          </table:table-cell>
          <table:table-cell office:value-type="float" office:value="0" calcext:value-type="float">
            <text:p>0</text:p>
          </table:table-cell>
          <table:table-cell office:value-type="float" office:value="34651" calcext:value-type="float">
            <text:p>3465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58</text:p>
          </table:table-cell>
          <table:table-cell office:value-type="float" office:value="0.001674" calcext:value-type="float">
            <text:p>0.001674</text:p>
          </table:table-cell>
          <table:table-cell office:value-type="float" office:value="0.002884" calcext:value-type="float">
            <text:p>0.002884</text:p>
          </table:table-cell>
          <table:table-cell office:value-type="float" office:value="0" calcext:value-type="float">
            <text:p>0</text:p>
          </table:table-cell>
          <table:table-cell office:value-type="float" office:value="65386" calcext:value-type="float">
            <text:p>6538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4:59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0.001909" calcext:value-type="float">
            <text:p>0.001909</text:p>
          </table:table-cell>
          <table:table-cell office:value-type="float" office:value="0" calcext:value-type="float">
            <text:p>0</text:p>
          </table:table-cell>
          <table:table-cell office:value-type="float" office:value="40784" calcext:value-type="float">
            <text:p>4078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00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2645" calcext:value-type="float">
            <text:p>0.002645</text:p>
          </table:table-cell>
          <table:table-cell office:value-type="float" office:value="0" calcext:value-type="float">
            <text:p>0</text:p>
          </table:table-cell>
          <table:table-cell office:value-type="float" office:value="62074" calcext:value-type="float">
            <text:p>6207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01</text:p>
          </table:table-cell>
          <table:table-cell office:value-type="float" office:value="0.002029" calcext:value-type="float">
            <text:p>0.002029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0" calcext:value-type="float">
            <text:p>0</text:p>
          </table:table-cell>
          <table:table-cell office:value-type="float" office:value="97947" calcext:value-type="float">
            <text:p>97947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02</text:p>
          </table:table-cell>
          <table:table-cell office:value-type="float" office:value="0.001641" calcext:value-type="float">
            <text:p>0.001641</text:p>
          </table:table-cell>
          <table:table-cell office:value-type="float" office:value="0.003151" calcext:value-type="float">
            <text:p>0.003151</text:p>
          </table:table-cell>
          <table:table-cell office:value-type="float" office:value="0" calcext:value-type="float">
            <text:p>0</text:p>
          </table:table-cell>
          <table:table-cell office:value-type="float" office:value="63680" calcext:value-type="float">
            <text:p>636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03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2354" calcext:value-type="float">
            <text:p>0.002354</text:p>
          </table:table-cell>
          <table:table-cell office:value-type="float" office:value="0" calcext:value-type="float">
            <text:p>0</text:p>
          </table:table-cell>
          <table:table-cell office:value-type="float" office:value="51268" calcext:value-type="float">
            <text:p>5126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04</text:p>
          </table:table-cell>
          <table:table-cell office:value-type="float" office:value="0.002572" calcext:value-type="float">
            <text:p>0.002572</text:p>
          </table:table-cell>
          <table:table-cell office:value-type="float" office:value="0.004926" calcext:value-type="float">
            <text:p>0.004926</text:p>
          </table:table-cell>
          <table:table-cell office:value-type="float" office:value="0" calcext:value-type="float">
            <text:p>0</text:p>
          </table:table-cell>
          <table:table-cell office:value-type="float" office:value="103953" calcext:value-type="float">
            <text:p>10395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05</text:p>
          </table:table-cell>
          <table:table-cell office:value-type="float" office:value="0.001564" calcext:value-type="float">
            <text:p>0.001564</text:p>
          </table:table-cell>
          <table:table-cell office:value-type="float" office:value="0.002416" calcext:value-type="float">
            <text:p>0.002416</text:p>
          </table:table-cell>
          <table:table-cell office:value-type="float" office:value="0" calcext:value-type="float">
            <text:p>0</text:p>
          </table:table-cell>
          <table:table-cell office:value-type="float" office:value="62147" calcext:value-type="float">
            <text:p>6214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06</text:p>
          </table:table-cell>
          <table:table-cell office:value-type="float" office:value="0.002724" calcext:value-type="float">
            <text:p>0.002724</text:p>
          </table:table-cell>
          <table:table-cell office:value-type="float" office:value="0.004213" calcext:value-type="float">
            <text:p>0.004213</text:p>
          </table:table-cell>
          <table:table-cell office:value-type="float" office:value="0" calcext:value-type="float">
            <text:p>0</text:p>
          </table:table-cell>
          <table:table-cell office:value-type="float" office:value="83905" calcext:value-type="float">
            <text:p>83905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07</text:p>
          </table:table-cell>
          <table:table-cell office:value-type="float" office:value="0.002596" calcext:value-type="float">
            <text:p>0.002596</text:p>
          </table:table-cell>
          <table:table-cell office:value-type="float" office:value="0.002669" calcext:value-type="float">
            <text:p>0.002669</text:p>
          </table:table-cell>
          <table:table-cell office:value-type="float" office:value="0" calcext:value-type="float">
            <text:p>0</text:p>
          </table:table-cell>
          <table:table-cell office:value-type="float" office:value="60252" calcext:value-type="float">
            <text:p>6025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08</text:p>
          </table:table-cell>
          <table:table-cell office:value-type="float" office:value="0.001908" calcext:value-type="float">
            <text:p>0.001908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0" calcext:value-type="float">
            <text:p>0</text:p>
          </table:table-cell>
          <table:table-cell office:value-type="float" office:value="74861" calcext:value-type="float">
            <text:p>7486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09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0.004284" calcext:value-type="float">
            <text:p>0.004284</text:p>
          </table:table-cell>
          <table:table-cell office:value-type="float" office:value="0" calcext:value-type="float">
            <text:p>0</text:p>
          </table:table-cell>
          <table:table-cell office:value-type="float" office:value="89981" calcext:value-type="float">
            <text:p>8998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10</text:p>
          </table:table-cell>
          <table:table-cell office:value-type="float" office:value="0.004484" calcext:value-type="float">
            <text:p>0.004484</text:p>
          </table:table-cell>
          <table:table-cell office:value-type="float" office:value="0.012105" calcext:value-type="float">
            <text:p>0.012105</text:p>
          </table:table-cell>
          <table:table-cell office:value-type="float" office:value="0" calcext:value-type="float">
            <text:p>0</text:p>
          </table:table-cell>
          <table:table-cell office:value-type="float" office:value="95237" calcext:value-type="float">
            <text:p>95237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11</text:p>
          </table:table-cell>
          <table:table-cell office:value-type="float" office:value="0.019371" calcext:value-type="float">
            <text:p>0.019371</text:p>
          </table:table-cell>
          <table:table-cell office:value-type="float" office:value="0.049822" calcext:value-type="float">
            <text:p>0.049822</text:p>
          </table:table-cell>
          <table:table-cell office:value-type="float" office:value="0" calcext:value-type="float">
            <text:p>0</text:p>
          </table:table-cell>
          <table:table-cell office:value-type="float" office:value="97311" calcext:value-type="float">
            <text:p>9731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12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3207" calcext:value-type="float">
            <text:p>0.003207</text:p>
          </table:table-cell>
          <table:table-cell office:value-type="float" office:value="0" calcext:value-type="float">
            <text:p>0</text:p>
          </table:table-cell>
          <table:table-cell office:value-type="float" office:value="69122" calcext:value-type="float">
            <text:p>69122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13</text:p>
          </table:table-cell>
          <table:table-cell office:value-type="float" office:value="0.002136" calcext:value-type="float">
            <text:p>0.002136</text:p>
          </table:table-cell>
          <table:table-cell office:value-type="float" office:value="0.002111" calcext:value-type="float">
            <text:p>0.002111</text:p>
          </table:table-cell>
          <table:table-cell office:value-type="float" office:value="0" calcext:value-type="float">
            <text:p>0</text:p>
          </table:table-cell>
          <table:table-cell office:value-type="float" office:value="47930" calcext:value-type="float">
            <text:p>4793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14</text:p>
          </table:table-cell>
          <table:table-cell office:value-type="float" office:value="0.001483" calcext:value-type="float">
            <text:p>0.001483</text:p>
          </table:table-cell>
          <table:table-cell office:value-type="float" office:value="0.002023" calcext:value-type="float">
            <text:p>0.002023</text:p>
          </table:table-cell>
          <table:table-cell office:value-type="float" office:value="0" calcext:value-type="float">
            <text:p>0</text:p>
          </table:table-cell>
          <table:table-cell office:value-type="float" office:value="44255" calcext:value-type="float">
            <text:p>4425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15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2659" calcext:value-type="float">
            <text:p>0.002659</text:p>
          </table:table-cell>
          <table:table-cell office:value-type="float" office:value="0" calcext:value-type="float">
            <text:p>0</text:p>
          </table:table-cell>
          <table:table-cell office:value-type="float" office:value="57179" calcext:value-type="float">
            <text:p>5717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16</text:p>
          </table:table-cell>
          <table:table-cell office:value-type="float" office:value="0.002458" calcext:value-type="float">
            <text:p>0.00245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" calcext:value-type="float">
            <text:p>0</text:p>
          </table:table-cell>
          <table:table-cell office:value-type="float" office:value="71642" calcext:value-type="float">
            <text:p>71642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17</text:p>
          </table:table-cell>
          <table:table-cell office:value-type="float" office:value="0.002096" calcext:value-type="float">
            <text:p>0.002096</text:p>
          </table:table-cell>
          <table:table-cell office:value-type="float" office:value="0.002953" calcext:value-type="float">
            <text:p>0.002953</text:p>
          </table:table-cell>
          <table:table-cell office:value-type="float" office:value="0" calcext:value-type="float">
            <text:p>0</text:p>
          </table:table-cell>
          <table:table-cell office:value-type="float" office:value="62321" calcext:value-type="float">
            <text:p>62321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18</text:p>
          </table:table-cell>
          <table:table-cell office:value-type="float" office:value="0.002799" calcext:value-type="float">
            <text:p>0.002799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0" calcext:value-type="float">
            <text:p>0</text:p>
          </table:table-cell>
          <table:table-cell office:value-type="float" office:value="64395" calcext:value-type="float">
            <text:p>6439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19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4102" calcext:value-type="float">
            <text:p>0.004102</text:p>
          </table:table-cell>
          <table:table-cell office:value-type="float" office:value="0" calcext:value-type="float">
            <text:p>0</text:p>
          </table:table-cell>
          <table:table-cell office:value-type="float" office:value="75456" calcext:value-type="float">
            <text:p>75456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20</text:p>
          </table:table-cell>
          <table:table-cell office:value-type="float" office:value="0.013707" calcext:value-type="float">
            <text:p>0.013707</text:p>
          </table:table-cell>
          <table:table-cell office:value-type="float" office:value="0.021446" calcext:value-type="float">
            <text:p>0.021446</text:p>
          </table:table-cell>
          <table:table-cell office:value-type="float" office:value="0" calcext:value-type="float">
            <text:p>0</text:p>
          </table:table-cell>
          <table:table-cell office:value-type="float" office:value="86096" calcext:value-type="float">
            <text:p>86096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21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" calcext:value-type="float">
            <text:p>0</text:p>
          </table:table-cell>
          <table:table-cell office:value-type="float" office:value="76814" calcext:value-type="float">
            <text:p>76814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22</text:p>
          </table:table-cell>
          <table:table-cell office:value-type="float" office:value="0.009595" calcext:value-type="float">
            <text:p>0.009595</text:p>
          </table:table-cell>
          <table:table-cell office:value-type="float" office:value="0.009936" calcext:value-type="float">
            <text:p>0.009936</text:p>
          </table:table-cell>
          <table:table-cell office:value-type="float" office:value="0" calcext:value-type="float">
            <text:p>0</text:p>
          </table:table-cell>
          <table:table-cell office:value-type="float" office:value="85761" calcext:value-type="float">
            <text:p>8576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23</text:p>
          </table:table-cell>
          <table:table-cell office:value-type="float" office:value="0.010343" calcext:value-type="float">
            <text:p>0.010343</text:p>
          </table:table-cell>
          <table:table-cell office:value-type="float" office:value="0.006337" calcext:value-type="float">
            <text:p>0.006337</text:p>
          </table:table-cell>
          <table:table-cell office:value-type="float" office:value="0" calcext:value-type="float">
            <text:p>0</text:p>
          </table:table-cell>
          <table:table-cell office:value-type="float" office:value="78582" calcext:value-type="float">
            <text:p>7858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24</text:p>
          </table:table-cell>
          <table:table-cell office:value-type="float" office:value="0.036428" calcext:value-type="float">
            <text:p>0.036428</text:p>
          </table:table-cell>
          <table:table-cell office:value-type="float" office:value="0.066616" calcext:value-type="float">
            <text:p>0.066616</text:p>
          </table:table-cell>
          <table:table-cell office:value-type="float" office:value="0" calcext:value-type="float">
            <text:p>0</text:p>
          </table:table-cell>
          <table:table-cell office:value-type="float" office:value="115315" calcext:value-type="float">
            <text:p>11531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25</text:p>
          </table:table-cell>
          <table:table-cell office:value-type="float" office:value="0.005432" calcext:value-type="float">
            <text:p>0.005432</text:p>
          </table:table-cell>
          <table:table-cell office:value-type="float" office:value="0.005927" calcext:value-type="float">
            <text:p>0.005927</text:p>
          </table:table-cell>
          <table:table-cell office:value-type="float" office:value="0" calcext:value-type="float">
            <text:p>0</text:p>
          </table:table-cell>
          <table:table-cell office:value-type="float" office:value="63232" calcext:value-type="float">
            <text:p>6323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26</text:p>
          </table:table-cell>
          <table:table-cell office:value-type="float" office:value="0.017076" calcext:value-type="float">
            <text:p>0.017076</text:p>
          </table:table-cell>
          <table:table-cell office:value-type="float" office:value="0.074147" calcext:value-type="float">
            <text:p>0.074147</text:p>
          </table:table-cell>
          <table:table-cell office:value-type="float" office:value="0" calcext:value-type="float">
            <text:p>0</text:p>
          </table:table-cell>
          <table:table-cell office:value-type="float" office:value="108581" calcext:value-type="float">
            <text:p>10858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27</text:p>
          </table:table-cell>
          <table:table-cell office:value-type="float" office:value="0.036751" calcext:value-type="float">
            <text:p>0.036751</text:p>
          </table:table-cell>
          <table:table-cell office:value-type="float" office:value="0.073804" calcext:value-type="float">
            <text:p>0.073804</text:p>
          </table:table-cell>
          <table:table-cell office:value-type="float" office:value="0" calcext:value-type="float">
            <text:p>0</text:p>
          </table:table-cell>
          <table:table-cell office:value-type="float" office:value="82233" calcext:value-type="float">
            <text:p>8223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28</text:p>
          </table:table-cell>
          <table:table-cell office:value-type="float" office:value="0.002452" calcext:value-type="float">
            <text:p>0.002452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" calcext:value-type="float">
            <text:p>0</text:p>
          </table:table-cell>
          <table:table-cell office:value-type="float" office:value="47336" calcext:value-type="float">
            <text:p>4733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29</text:p>
          </table:table-cell>
          <table:table-cell office:value-type="float" office:value="0.009753" calcext:value-type="float">
            <text:p>0.009753</text:p>
          </table:table-cell>
          <table:table-cell office:value-type="float" office:value="0.017993" calcext:value-type="float">
            <text:p>0.017993</text:p>
          </table:table-cell>
          <table:table-cell office:value-type="float" office:value="0" calcext:value-type="float">
            <text:p>0</text:p>
          </table:table-cell>
          <table:table-cell office:value-type="float" office:value="86576" calcext:value-type="float">
            <text:p>8657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30</text:p>
          </table:table-cell>
          <table:table-cell office:value-type="float" office:value="0.006392" calcext:value-type="float">
            <text:p>0.006392</text:p>
          </table:table-cell>
          <table:table-cell office:value-type="float" office:value="0.008797" calcext:value-type="float">
            <text:p>0.008797</text:p>
          </table:table-cell>
          <table:table-cell office:value-type="float" office:value="0" calcext:value-type="float">
            <text:p>0</text:p>
          </table:table-cell>
          <table:table-cell office:value-type="float" office:value="62372" calcext:value-type="float">
            <text:p>6237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31</text:p>
          </table:table-cell>
          <table:table-cell office:value-type="float" office:value="0.00743" calcext:value-type="float">
            <text:p>0.00743</text:p>
          </table:table-cell>
          <table:table-cell office:value-type="float" office:value="0.008963" calcext:value-type="float">
            <text:p>0.008963</text:p>
          </table:table-cell>
          <table:table-cell office:value-type="float" office:value="0" calcext:value-type="float">
            <text:p>0</text:p>
          </table:table-cell>
          <table:table-cell office:value-type="float" office:value="87556" calcext:value-type="float">
            <text:p>8755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32</text:p>
          </table:table-cell>
          <table:table-cell office:value-type="float" office:value="0.006267" calcext:value-type="float">
            <text:p>0.006267</text:p>
          </table:table-cell>
          <table:table-cell office:value-type="float" office:value="0.007551" calcext:value-type="float">
            <text:p>0.007551</text:p>
          </table:table-cell>
          <table:table-cell office:value-type="float" office:value="0" calcext:value-type="float">
            <text:p>0</text:p>
          </table:table-cell>
          <table:table-cell office:value-type="float" office:value="85859" calcext:value-type="float">
            <text:p>8585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33</text:p>
          </table:table-cell>
          <table:table-cell office:value-type="float" office:value="0.009365" calcext:value-type="float">
            <text:p>0.009365</text:p>
          </table:table-cell>
          <table:table-cell office:value-type="float" office:value="0.00963" calcext:value-type="float">
            <text:p>0.00963</text:p>
          </table:table-cell>
          <table:table-cell office:value-type="float" office:value="0" calcext:value-type="float">
            <text:p>0</text:p>
          </table:table-cell>
          <table:table-cell office:value-type="float" office:value="92032" calcext:value-type="float">
            <text:p>9203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5:34</text:p>
          </table:table-cell>
          <table:table-cell office:value-type="float" office:value="0.02039" calcext:value-type="float">
            <text:p>0.02039</text:p>
          </table:table-cell>
          <table:table-cell office:value-type="float" office:value="0.03463" calcext:value-type="float">
            <text:p>0.03463</text:p>
          </table:table-cell>
          <table:table-cell office:value-type="float" office:value="0" calcext:value-type="float">
            <text:p>0</text:p>
          </table:table-cell>
          <table:table-cell office:value-type="float" office:value="95986" calcext:value-type="float">
            <text:p>95986</text:p>
          </table:table-cell>
          <table:table-cell office:value-type="float" office:value="999" calcext:value-type="float">
            <text:p>999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6:25:35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8082" calcext:value-type="float">
            <text:p>0.008082</text:p>
          </table:table-cell>
          <table:table-cell office:value-type="float" office:value="0" calcext:value-type="float">
            <text:p>0</text:p>
          </table:table-cell>
          <table:table-cell office:value-type="float" office:value="90364" calcext:value-type="float">
            <text:p>90364</text:p>
          </table:table-cell>
          <table:table-cell office:value-type="float" office:value="795" calcext:value-type="float">
            <text:p>795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6:25:36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2108" calcext:value-type="float">
            <text:p>0.002108</text:p>
          </table:table-cell>
          <table:table-cell office:value-type="float" office:value="0" calcext:value-type="float">
            <text:p>0</text:p>
          </table:table-cell>
          <table:table-cell office:value-type="float" office:value="45383" calcext:value-type="float">
            <text:p>45383</text:p>
          </table:table-cell>
          <table:table-cell office:value-type="float" office:value="407" calcext:value-type="float">
            <text:p>407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6:25:37</text:p>
          </table:table-cell>
          <table:table-cell office:value-type="float" office:value="0.001506" calcext:value-type="float">
            <text:p>0.001506</text:p>
          </table:table-cell>
          <table:table-cell office:value-type="float" office:value="0.004359" calcext:value-type="float">
            <text:p>0.004359</text:p>
          </table:table-cell>
          <table:table-cell office:value-type="float" office:value="0" calcext:value-type="float">
            <text:p>0</text:p>
          </table:table-cell>
          <table:table-cell office:value-type="float" office:value="116864" calcext:value-type="float">
            <text:p>116864</text:p>
          </table:table-cell>
          <table:table-cell office:value-type="float" office:value="195" calcext:value-type="float">
            <text:p>195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6:25:38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0.004398" calcext:value-type="float">
            <text:p>0.004398</text:p>
          </table:table-cell>
          <table:table-cell office:value-type="float" office:value="0" calcext:value-type="float">
            <text:p>0</text:p>
          </table:table-cell>
          <table:table-cell office:value-type="float" office:value="126544" calcext:value-type="float">
            <text:p>126544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6:25:39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.004239" calcext:value-type="float">
            <text:p>0.004239</text:p>
          </table:table-cell>
          <table:table-cell office:value-type="float" office:value="0" calcext:value-type="float">
            <text:p>0</text:p>
          </table:table-cell>
          <table:table-cell office:value-type="float" office:value="113459" calcext:value-type="float">
            <text:p>113459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test174" table:style-name="ta1">
        <table:shapes>
          <draw:frame draw:z-index="0" draw:style-name="gr1" draw:text-style-name="P1" svg:width="159.99mm" svg:height="89.99mm" svg:x="288.97mm" svg:y="0.2mm">
            <loext:p draw:notify-on-update-of-ranges="test174.B2:test174.B70 test174.C1:test174.C1 test174.C2:test174.C70 test174.D1:test174.D1 test174.D2:test174.D7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25.59mm" svg:y="94.84mm">
            <loext:p draw:notify-on-update-of-ranges="test174.B2:test174.B70 test174.F1:test174.F1 test174.F2:test174.F7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289.65mm" svg:y="89.53mm">
            <loext:p draw:notify-on-update-of-ranges="test174.B2:test174.B70 test174.G1:test174.G1 test174.G2:test174.G7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9.99mm" svg:height="89.99mm" svg:x="126.01mm" svg:y="1mm">
            <loext:p draw:notify-on-update-of-ranges="test174.G1:test174.G1 test174.G2:test174.G70 test174.C1:test174.C1 test174.C2:test174.C70 test174.G1:test174.G1 test174.G2:test174.G70 test174.D1:test174.D1 test174.D2:test174.D7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8:55</text:p>
          </table:table-cell>
          <table:table-cell office:value-type="float" office:value="0.014983" calcext:value-type="float">
            <text:p>0.014983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" calcext:value-type="float">
            <text:p>0</text:p>
          </table:table-cell>
          <table:table-cell office:value-type="float" office:value="4924" calcext:value-type="float">
            <text:p>49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8:56</text:p>
          </table:table-cell>
          <table:table-cell office:value-type="float" office:value="0.015334" calcext:value-type="float">
            <text:p>0.015334</text:p>
          </table:table-cell>
          <table:table-cell office:value-type="float" office:value="0.003406" calcext:value-type="float">
            <text:p>0.003406</text:p>
          </table:table-cell>
          <table:table-cell office:value-type="float" office:value="0" calcext:value-type="float">
            <text:p>0</text:p>
          </table:table-cell>
          <table:table-cell office:value-type="float" office:value="78083" calcext:value-type="float">
            <text:p>7808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8:57</text:p>
          </table:table-cell>
          <table:table-cell office:value-type="float" office:value="0.01327" calcext:value-type="float">
            <text:p>0.01327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0" calcext:value-type="float">
            <text:p>0</text:p>
          </table:table-cell>
          <table:table-cell office:value-type="float" office:value="30646" calcext:value-type="float">
            <text:p>3064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8:58</text:p>
          </table:table-cell>
          <table:table-cell office:value-type="float" office:value="0.013192" calcext:value-type="float">
            <text:p>0.013192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" calcext:value-type="float">
            <text:p>0</text:p>
          </table:table-cell>
          <table:table-cell office:value-type="float" office:value="32699" calcext:value-type="float">
            <text:p>326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8:59</text:p>
          </table:table-cell>
          <table:table-cell office:value-type="float" office:value="0.013469" calcext:value-type="float">
            <text:p>0.013469</text:p>
          </table:table-cell>
          <table:table-cell office:value-type="float" office:value="0.001473" calcext:value-type="float">
            <text:p>0.001473</text:p>
          </table:table-cell>
          <table:table-cell office:value-type="float" office:value="0" calcext:value-type="float">
            <text:p>0</text:p>
          </table:table-cell>
          <table:table-cell office:value-type="float" office:value="37648" calcext:value-type="float">
            <text:p>3764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0</text:p>
          </table:table-cell>
          <table:table-cell office:value-type="float" office:value="0.014442" calcext:value-type="float">
            <text:p>0.014442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" calcext:value-type="float">
            <text:p>0</text:p>
          </table:table-cell>
          <table:table-cell office:value-type="float" office:value="39109" calcext:value-type="float">
            <text:p>3910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1</text:p>
          </table:table-cell>
          <table:table-cell office:value-type="float" office:value="0.013664" calcext:value-type="float">
            <text:p>0.013664</text:p>
          </table:table-cell>
          <table:table-cell office:value-type="float" office:value="0.001008" calcext:value-type="float">
            <text:p>0.001008</text:p>
          </table:table-cell>
          <table:table-cell office:value-type="float" office:value="0" calcext:value-type="float">
            <text:p>0</text:p>
          </table:table-cell>
          <table:table-cell office:value-type="float" office:value="29820" calcext:value-type="float">
            <text:p>298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2</text:p>
          </table:table-cell>
          <table:table-cell office:value-type="float" office:value="0.014549" calcext:value-type="float">
            <text:p>0.014549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" calcext:value-type="float">
            <text:p>0</text:p>
          </table:table-cell>
          <table:table-cell office:value-type="float" office:value="50658" calcext:value-type="float">
            <text:p>5065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3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02701" calcext:value-type="float">
            <text:p>0.002701</text:p>
          </table:table-cell>
          <table:table-cell office:value-type="float" office:value="0" calcext:value-type="float">
            <text:p>0</text:p>
          </table:table-cell>
          <table:table-cell office:value-type="float" office:value="64099" calcext:value-type="float">
            <text:p>640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4</text:p>
          </table:table-cell>
          <table:table-cell office:value-type="float" office:value="0.015766" calcext:value-type="float">
            <text:p>0.015766</text:p>
          </table:table-cell>
          <table:table-cell office:value-type="float" office:value="0.004001" calcext:value-type="float">
            <text:p>0.004001</text:p>
          </table:table-cell>
          <table:table-cell office:value-type="float" office:value="0" calcext:value-type="float">
            <text:p>0</text:p>
          </table:table-cell>
          <table:table-cell office:value-type="float" office:value="96074" calcext:value-type="float">
            <text:p>960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5</text:p>
          </table:table-cell>
          <table:table-cell office:value-type="float" office:value="0.014398" calcext:value-type="float">
            <text:p>0.01439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65648" calcext:value-type="float">
            <text:p>6564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6</text:p>
          </table:table-cell>
          <table:table-cell office:value-type="float" office:value="0.014539" calcext:value-type="float">
            <text:p>0.014539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" calcext:value-type="float">
            <text:p>0</text:p>
          </table:table-cell>
          <table:table-cell office:value-type="float" office:value="59489" calcext:value-type="float">
            <text:p>5948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7</text:p>
          </table:table-cell>
          <table:table-cell office:value-type="float" office:value="0.016955" calcext:value-type="float">
            <text:p>0.016955</text:p>
          </table:table-cell>
          <table:table-cell office:value-type="float" office:value="0.003127" calcext:value-type="float">
            <text:p>0.003127</text:p>
          </table:table-cell>
          <table:table-cell office:value-type="float" office:value="0" calcext:value-type="float">
            <text:p>0</text:p>
          </table:table-cell>
          <table:table-cell office:value-type="float" office:value="78503" calcext:value-type="float">
            <text:p>7850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8</text:p>
          </table:table-cell>
          <table:table-cell office:value-type="float" office:value="0.017621" calcext:value-type="float">
            <text:p>0.017621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" calcext:value-type="float">
            <text:p>0</text:p>
          </table:table-cell>
          <table:table-cell office:value-type="float" office:value="105566" calcext:value-type="float">
            <text:p>1055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9</text:p>
          </table:table-cell>
          <table:table-cell office:value-type="float" office:value="0.01878" calcext:value-type="float">
            <text:p>0.01878</text:p>
          </table:table-cell>
          <table:table-cell office:value-type="float" office:value="0.005232" calcext:value-type="float">
            <text:p>0.005232</text:p>
          </table:table-cell>
          <table:table-cell office:value-type="float" office:value="0" calcext:value-type="float">
            <text:p>0</text:p>
          </table:table-cell>
          <table:table-cell office:value-type="float" office:value="88433" calcext:value-type="float">
            <text:p>8843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0</text:p>
          </table:table-cell>
          <table:table-cell office:value-type="float" office:value="0.016551" calcext:value-type="float">
            <text:p>0.016551</text:p>
          </table:table-cell>
          <table:table-cell office:value-type="float" office:value="0.003687" calcext:value-type="float">
            <text:p>0.003687</text:p>
          </table:table-cell>
          <table:table-cell office:value-type="float" office:value="0" calcext:value-type="float">
            <text:p>0</text:p>
          </table:table-cell>
          <table:table-cell office:value-type="float" office:value="73274" calcext:value-type="float">
            <text:p>7327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1</text:p>
          </table:table-cell>
          <table:table-cell office:value-type="float" office:value="0.015732" calcext:value-type="float">
            <text:p>0.015732</text:p>
          </table:table-cell>
          <table:table-cell office:value-type="float" office:value="0.004382" calcext:value-type="float">
            <text:p>0.004382</text:p>
          </table:table-cell>
          <table:table-cell office:value-type="float" office:value="0" calcext:value-type="float">
            <text:p>0</text:p>
          </table:table-cell>
          <table:table-cell office:value-type="float" office:value="68724" calcext:value-type="float">
            <text:p>687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2</text:p>
          </table:table-cell>
          <table:table-cell office:value-type="float" office:value="0.013999" calcext:value-type="float">
            <text:p>0.013999</text:p>
          </table:table-cell>
          <table:table-cell office:value-type="float" office:value="0.001731" calcext:value-type="float">
            <text:p>0.001731</text:p>
          </table:table-cell>
          <table:table-cell office:value-type="float" office:value="0" calcext:value-type="float">
            <text:p>0</text:p>
          </table:table-cell>
          <table:table-cell office:value-type="float" office:value="42049" calcext:value-type="float">
            <text:p>4204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3</text:p>
          </table:table-cell>
          <table:table-cell office:value-type="float" office:value="0.013176" calcext:value-type="float">
            <text:p>0.013176</text:p>
          </table:table-cell>
          <table:table-cell office:value-type="float" office:value="0.001706" calcext:value-type="float">
            <text:p>0.001706</text:p>
          </table:table-cell>
          <table:table-cell office:value-type="float" office:value="0" calcext:value-type="float">
            <text:p>0</text:p>
          </table:table-cell>
          <table:table-cell office:value-type="float" office:value="41297" calcext:value-type="float">
            <text:p>412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4</text:p>
          </table:table-cell>
          <table:table-cell office:value-type="float" office:value="0.013062" calcext:value-type="float">
            <text:p>0.013062</text:p>
          </table:table-cell>
          <table:table-cell office:value-type="float" office:value="0.001852" calcext:value-type="float">
            <text:p>0.001852</text:p>
          </table:table-cell>
          <table:table-cell office:value-type="float" office:value="0" calcext:value-type="float">
            <text:p>0</text:p>
          </table:table-cell>
          <table:table-cell office:value-type="float" office:value="43759" calcext:value-type="float">
            <text:p>4375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5</text:p>
          </table:table-cell>
          <table:table-cell office:value-type="float" office:value="0.015744" calcext:value-type="float">
            <text:p>0.015744</text:p>
          </table:table-cell>
          <table:table-cell office:value-type="float" office:value="0.002958" calcext:value-type="float">
            <text:p>0.002958</text:p>
          </table:table-cell>
          <table:table-cell office:value-type="float" office:value="0" calcext:value-type="float">
            <text:p>0</text:p>
          </table:table-cell>
          <table:table-cell office:value-type="float" office:value="59928" calcext:value-type="float">
            <text:p>5992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6</text:p>
          </table:table-cell>
          <table:table-cell office:value-type="float" office:value="0.016185" calcext:value-type="float">
            <text:p>0.016185</text:p>
          </table:table-cell>
          <table:table-cell office:value-type="float" office:value="0.002079" calcext:value-type="float">
            <text:p>0.002079</text:p>
          </table:table-cell>
          <table:table-cell office:value-type="float" office:value="0" calcext:value-type="float">
            <text:p>0</text:p>
          </table:table-cell>
          <table:table-cell office:value-type="float" office:value="41424" calcext:value-type="float">
            <text:p>4142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7</text:p>
          </table:table-cell>
          <table:table-cell office:value-type="float" office:value="0.018917" calcext:value-type="float">
            <text:p>0.018917</text:p>
          </table:table-cell>
          <table:table-cell office:value-type="float" office:value="0.004949" calcext:value-type="float">
            <text:p>0.004949</text:p>
          </table:table-cell>
          <table:table-cell office:value-type="float" office:value="0" calcext:value-type="float">
            <text:p>0</text:p>
          </table:table-cell>
          <table:table-cell office:value-type="float" office:value="62530" calcext:value-type="float">
            <text:p>6253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8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" calcext:value-type="float">
            <text:p>0</text:p>
          </table:table-cell>
          <table:table-cell office:value-type="float" office:value="37079" calcext:value-type="float">
            <text:p>3707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9</text:p>
          </table:table-cell>
          <table:table-cell office:value-type="float" office:value="0.018561" calcext:value-type="float">
            <text:p>0.018561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0" calcext:value-type="float">
            <text:p>0</text:p>
          </table:table-cell>
          <table:table-cell office:value-type="float" office:value="58448" calcext:value-type="float">
            <text:p>5844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0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0" calcext:value-type="float">
            <text:p>0</text:p>
          </table:table-cell>
          <table:table-cell office:value-type="float" office:value="95292" calcext:value-type="float">
            <text:p>9529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1</text:p>
          </table:table-cell>
          <table:table-cell office:value-type="float" office:value="0.021308" calcext:value-type="float">
            <text:p>0.021308</text:p>
          </table:table-cell>
          <table:table-cell office:value-type="float" office:value="0.004449" calcext:value-type="float">
            <text:p>0.004449</text:p>
          </table:table-cell>
          <table:table-cell office:value-type="float" office:value="0" calcext:value-type="float">
            <text:p>0</text:p>
          </table:table-cell>
          <table:table-cell office:value-type="float" office:value="63525" calcext:value-type="float">
            <text:p>6352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2</text:p>
          </table:table-cell>
          <table:table-cell office:value-type="float" office:value="0.017328" calcext:value-type="float">
            <text:p>0.017328</text:p>
          </table:table-cell>
          <table:table-cell office:value-type="float" office:value="0.002925" calcext:value-type="float">
            <text:p>0.002925</text:p>
          </table:table-cell>
          <table:table-cell office:value-type="float" office:value="0" calcext:value-type="float">
            <text:p>0</text:p>
          </table:table-cell>
          <table:table-cell office:value-type="float" office:value="62624" calcext:value-type="float">
            <text:p>6262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3</text:p>
          </table:table-cell>
          <table:table-cell office:value-type="float" office:value="0.064685" calcext:value-type="float">
            <text:p>0.064685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" calcext:value-type="float">
            <text:p>0</text:p>
          </table:table-cell>
          <table:table-cell office:value-type="float" office:value="101809" calcext:value-type="float">
            <text:p>10180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4</text:p>
          </table:table-cell>
          <table:table-cell office:value-type="float" office:value="0.027775" calcext:value-type="float">
            <text:p>0.027775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0" calcext:value-type="float">
            <text:p>0</text:p>
          </table:table-cell>
          <table:table-cell office:value-type="float" office:value="60212" calcext:value-type="float">
            <text:p>6021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5</text:p>
          </table:table-cell>
          <table:table-cell office:value-type="float" office:value="0.014689" calcext:value-type="float">
            <text:p>0.014689</text:p>
          </table:table-cell>
          <table:table-cell office:value-type="float" office:value="0.003301" calcext:value-type="float">
            <text:p>0.003301</text:p>
          </table:table-cell>
          <table:table-cell office:value-type="float" office:value="0" calcext:value-type="float">
            <text:p>0</text:p>
          </table:table-cell>
          <table:table-cell office:value-type="float" office:value="58331" calcext:value-type="float">
            <text:p>5833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6</text:p>
          </table:table-cell>
          <table:table-cell office:value-type="float" office:value="0.056514" calcext:value-type="float">
            <text:p>0.056514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" calcext:value-type="float">
            <text:p>0</text:p>
          </table:table-cell>
          <table:table-cell office:value-type="float" office:value="97233" calcext:value-type="float">
            <text:p>9723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7</text:p>
          </table:table-cell>
          <table:table-cell office:value-type="float" office:value="0.017532" calcext:value-type="float">
            <text:p>0.017532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" calcext:value-type="float">
            <text:p>0</text:p>
          </table:table-cell>
          <table:table-cell office:value-type="float" office:value="60257" calcext:value-type="float">
            <text:p>60257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8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06913" calcext:value-type="float">
            <text:p>0.006913</text:p>
          </table:table-cell>
          <table:table-cell office:value-type="float" office:value="0" calcext:value-type="float">
            <text:p>0</text:p>
          </table:table-cell>
          <table:table-cell office:value-type="float" office:value="81620" calcext:value-type="float">
            <text:p>8162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9</text:p>
          </table:table-cell>
          <table:table-cell office:value-type="float" office:value="0.036746" calcext:value-type="float">
            <text:p>0.036746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" calcext:value-type="float">
            <text:p>0</text:p>
          </table:table-cell>
          <table:table-cell office:value-type="float" office:value="75170" calcext:value-type="float">
            <text:p>7517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0</text:p>
          </table:table-cell>
          <table:table-cell office:value-type="float" office:value="0.156485" calcext:value-type="float">
            <text:p>0.156485</text:p>
          </table:table-cell>
          <table:table-cell office:value-type="float" office:value="0.054994" calcext:value-type="float">
            <text:p>0.054994</text:p>
          </table:table-cell>
          <table:table-cell office:value-type="float" office:value="0" calcext:value-type="float">
            <text:p>0</text:p>
          </table:table-cell>
          <table:table-cell office:value-type="float" office:value="138083" calcext:value-type="float">
            <text:p>138083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1</text:p>
          </table:table-cell>
          <table:table-cell office:value-type="float" office:value="0.027441" calcext:value-type="float">
            <text:p>0.027441</text:p>
          </table:table-cell>
          <table:table-cell office:value-type="float" office:value="0.005115" calcext:value-type="float">
            <text:p>0.005115</text:p>
          </table:table-cell>
          <table:table-cell office:value-type="float" office:value="0" calcext:value-type="float">
            <text:p>0</text:p>
          </table:table-cell>
          <table:table-cell office:value-type="float" office:value="54768" calcext:value-type="float">
            <text:p>5476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2</text:p>
          </table:table-cell>
          <table:table-cell office:value-type="float" office:value="0.027023" calcext:value-type="float">
            <text:p>0.027023</text:p>
          </table:table-cell>
          <table:table-cell office:value-type="float" office:value="0.005358" calcext:value-type="float">
            <text:p>0.005358</text:p>
          </table:table-cell>
          <table:table-cell office:value-type="float" office:value="0" calcext:value-type="float">
            <text:p>0</text:p>
          </table:table-cell>
          <table:table-cell office:value-type="float" office:value="66989" calcext:value-type="float">
            <text:p>6698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3</text:p>
          </table:table-cell>
          <table:table-cell office:value-type="float" office:value="0.014557" calcext:value-type="float">
            <text:p>0.014557</text:p>
          </table:table-cell>
          <table:table-cell office:value-type="float" office:value="0.001547" calcext:value-type="float">
            <text:p>0.001547</text:p>
          </table:table-cell>
          <table:table-cell office:value-type="float" office:value="0" calcext:value-type="float">
            <text:p>0</text:p>
          </table:table-cell>
          <table:table-cell office:value-type="float" office:value="31810" calcext:value-type="float">
            <text:p>3181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4</text:p>
          </table:table-cell>
          <table:table-cell office:value-type="float" office:value="0.021736" calcext:value-type="float">
            <text:p>0.021736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" calcext:value-type="float">
            <text:p>0</text:p>
          </table:table-cell>
          <table:table-cell office:value-type="float" office:value="60368" calcext:value-type="float">
            <text:p>6036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5</text:p>
          </table:table-cell>
          <table:table-cell office:value-type="float" office:value="0.033896" calcext:value-type="float">
            <text:p>0.033896</text:p>
          </table:table-cell>
          <table:table-cell office:value-type="float" office:value="0.007085" calcext:value-type="float">
            <text:p>0.007085</text:p>
          </table:table-cell>
          <table:table-cell office:value-type="float" office:value="0" calcext:value-type="float">
            <text:p>0</text:p>
          </table:table-cell>
          <table:table-cell office:value-type="float" office:value="64134" calcext:value-type="float">
            <text:p>64134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6</text:p>
          </table:table-cell>
          <table:table-cell office:value-type="float" office:value="0.037973" calcext:value-type="float">
            <text:p>0.037973</text:p>
          </table:table-cell>
          <table:table-cell office:value-type="float" office:value="0.004561" calcext:value-type="float">
            <text:p>0.004561</text:p>
          </table:table-cell>
          <table:table-cell office:value-type="float" office:value="0" calcext:value-type="float">
            <text:p>0</text:p>
          </table:table-cell>
          <table:table-cell office:value-type="float" office:value="69650" calcext:value-type="float">
            <text:p>6965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7</text:p>
          </table:table-cell>
          <table:table-cell office:value-type="float" office:value="0.022237" calcext:value-type="float">
            <text:p>0.022237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0" calcext:value-type="float">
            <text:p>0</text:p>
          </table:table-cell>
          <table:table-cell office:value-type="float" office:value="58189" calcext:value-type="float">
            <text:p>5818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8</text:p>
          </table:table-cell>
          <table:table-cell office:value-type="float" office:value="0.071714" calcext:value-type="float">
            <text:p>0.071714</text:p>
          </table:table-cell>
          <table:table-cell office:value-type="float" office:value="0.010475" calcext:value-type="float">
            <text:p>0.010475</text:p>
          </table:table-cell>
          <table:table-cell office:value-type="float" office:value="0" calcext:value-type="float">
            <text:p>0</text:p>
          </table:table-cell>
          <table:table-cell office:value-type="float" office:value="76718" calcext:value-type="float">
            <text:p>76718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9</text:p>
          </table:table-cell>
          <table:table-cell office:value-type="float" office:value="0.056882" calcext:value-type="float">
            <text:p>0.056882</text:p>
          </table:table-cell>
          <table:table-cell office:value-type="float" office:value="0.018662" calcext:value-type="float">
            <text:p>0.018662</text:p>
          </table:table-cell>
          <table:table-cell office:value-type="float" office:value="0" calcext:value-type="float">
            <text:p>0</text:p>
          </table:table-cell>
          <table:table-cell office:value-type="float" office:value="80272" calcext:value-type="float">
            <text:p>8027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0</text:p>
          </table:table-cell>
          <table:table-cell office:value-type="float" office:value="0.103556" calcext:value-type="float">
            <text:p>0.103556</text:p>
          </table:table-cell>
          <table:table-cell office:value-type="float" office:value="0.027425" calcext:value-type="float">
            <text:p>0.027425</text:p>
          </table:table-cell>
          <table:table-cell office:value-type="float" office:value="0" calcext:value-type="float">
            <text:p>0</text:p>
          </table:table-cell>
          <table:table-cell office:value-type="float" office:value="86740" calcext:value-type="float">
            <text:p>86740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1</text:p>
          </table:table-cell>
          <table:table-cell office:value-type="float" office:value="0.05484" calcext:value-type="float">
            <text:p>0.05484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" calcext:value-type="float">
            <text:p>0</text:p>
          </table:table-cell>
          <table:table-cell office:value-type="float" office:value="68825" calcext:value-type="float">
            <text:p>688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2</text:p>
          </table:table-cell>
          <table:table-cell office:value-type="float" office:value="0.104242" calcext:value-type="float">
            <text:p>0.104242</text:p>
          </table:table-cell>
          <table:table-cell office:value-type="float" office:value="0.037351" calcext:value-type="float">
            <text:p>0.037351</text:p>
          </table:table-cell>
          <table:table-cell office:value-type="float" office:value="0" calcext:value-type="float">
            <text:p>0</text:p>
          </table:table-cell>
          <table:table-cell office:value-type="float" office:value="97821" calcext:value-type="float">
            <text:p>9782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3</text:p>
          </table:table-cell>
          <table:table-cell office:value-type="float" office:value="0.13379" calcext:value-type="float">
            <text:p>0.13379</text:p>
          </table:table-cell>
          <table:table-cell office:value-type="float" office:value="0.048215" calcext:value-type="float">
            <text:p>0.048215</text:p>
          </table:table-cell>
          <table:table-cell office:value-type="float" office:value="0" calcext:value-type="float">
            <text:p>0</text:p>
          </table:table-cell>
          <table:table-cell office:value-type="float" office:value="112799" calcext:value-type="float">
            <text:p>11279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4</text:p>
          </table:table-cell>
          <table:table-cell office:value-type="float" office:value="0.124844" calcext:value-type="float">
            <text:p>0.124844</text:p>
          </table:table-cell>
          <table:table-cell office:value-type="float" office:value="0.034011" calcext:value-type="float">
            <text:p>0.034011</text:p>
          </table:table-cell>
          <table:table-cell office:value-type="float" office:value="0" calcext:value-type="float">
            <text:p>0</text:p>
          </table:table-cell>
          <table:table-cell office:value-type="float" office:value="61625" calcext:value-type="float">
            <text:p>6162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5</text:p>
          </table:table-cell>
          <table:table-cell office:value-type="float" office:value="0.053217" calcext:value-type="float">
            <text:p>0.053217</text:p>
          </table:table-cell>
          <table:table-cell office:value-type="float" office:value="0.009829" calcext:value-type="float">
            <text:p>0.009829</text:p>
          </table:table-cell>
          <table:table-cell office:value-type="float" office:value="0" calcext:value-type="float">
            <text:p>0</text:p>
          </table:table-cell>
          <table:table-cell office:value-type="float" office:value="55592" calcext:value-type="float">
            <text:p>5559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6</text:p>
          </table:table-cell>
          <table:table-cell office:value-type="float" office:value="0.204431" calcext:value-type="float">
            <text:p>0.204431</text:p>
          </table:table-cell>
          <table:table-cell office:value-type="float" office:value="0.108764" calcext:value-type="float">
            <text:p>0.108764</text:p>
          </table:table-cell>
          <table:table-cell office:value-type="float" office:value="0" calcext:value-type="float">
            <text:p>0</text:p>
          </table:table-cell>
          <table:table-cell office:value-type="float" office:value="126934" calcext:value-type="float">
            <text:p>12693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7</text:p>
          </table:table-cell>
          <table:table-cell office:value-type="float" office:value="0.141573" calcext:value-type="float">
            <text:p>0.141573</text:p>
          </table:table-cell>
          <table:table-cell office:value-type="float" office:value="0.035398" calcext:value-type="float">
            <text:p>0.035398</text:p>
          </table:table-cell>
          <table:table-cell office:value-type="float" office:value="0" calcext:value-type="float">
            <text:p>0</text:p>
          </table:table-cell>
          <table:table-cell office:value-type="float" office:value="51844" calcext:value-type="float">
            <text:p>5184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8</text:p>
          </table:table-cell>
          <table:table-cell office:value-type="float" office:value="0.084248" calcext:value-type="float">
            <text:p>0.084248</text:p>
          </table:table-cell>
          <table:table-cell office:value-type="float" office:value="0.020816" calcext:value-type="float">
            <text:p>0.020816</text:p>
          </table:table-cell>
          <table:table-cell office:value-type="float" office:value="0" calcext:value-type="float">
            <text:p>0</text:p>
          </table:table-cell>
          <table:table-cell office:value-type="float" office:value="87687" calcext:value-type="float">
            <text:p>8768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9</text:p>
          </table:table-cell>
          <table:table-cell office:value-type="float" office:value="0.047954" calcext:value-type="float">
            <text:p>0.047954</text:p>
          </table:table-cell>
          <table:table-cell office:value-type="float" office:value="0.012996" calcext:value-type="float">
            <text:p>0.012996</text:p>
          </table:table-cell>
          <table:table-cell office:value-type="float" office:value="0" calcext:value-type="float">
            <text:p>0</text:p>
          </table:table-cell>
          <table:table-cell office:value-type="float" office:value="57839" calcext:value-type="float">
            <text:p>5783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0</text:p>
          </table:table-cell>
          <table:table-cell office:value-type="float" office:value="0.082722" calcext:value-type="float">
            <text:p>0.082722</text:p>
          </table:table-cell>
          <table:table-cell office:value-type="float" office:value="0.026232" calcext:value-type="float">
            <text:p>0.026232</text:p>
          </table:table-cell>
          <table:table-cell office:value-type="float" office:value="0" calcext:value-type="float">
            <text:p>0</text:p>
          </table:table-cell>
          <table:table-cell office:value-type="float" office:value="90222" calcext:value-type="float">
            <text:p>9022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1</text:p>
          </table:table-cell>
          <table:table-cell office:value-type="float" office:value="0.128247" calcext:value-type="float">
            <text:p>0.128247</text:p>
          </table:table-cell>
          <table:table-cell office:value-type="float" office:value="0.016515" calcext:value-type="float">
            <text:p>0.016515</text:p>
          </table:table-cell>
          <table:table-cell office:value-type="float" office:value="0" calcext:value-type="float">
            <text:p>0</text:p>
          </table:table-cell>
          <table:table-cell office:value-type="float" office:value="83676" calcext:value-type="float">
            <text:p>8367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2</text:p>
          </table:table-cell>
          <table:table-cell office:value-type="float" office:value="0.09266" calcext:value-type="float">
            <text:p>0.09266</text:p>
          </table:table-cell>
          <table:table-cell office:value-type="float" office:value="0.027702" calcext:value-type="float">
            <text:p>0.027702</text:p>
          </table:table-cell>
          <table:table-cell office:value-type="float" office:value="0" calcext:value-type="float">
            <text:p>0</text:p>
          </table:table-cell>
          <table:table-cell office:value-type="float" office:value="88971" calcext:value-type="float">
            <text:p>8897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3</text:p>
          </table:table-cell>
          <table:table-cell office:value-type="float" office:value="0.175258" calcext:value-type="float">
            <text:p>0.175258</text:p>
          </table:table-cell>
          <table:table-cell office:value-type="float" office:value="0.06733" calcext:value-type="float">
            <text:p>0.06733</text:p>
          </table:table-cell>
          <table:table-cell office:value-type="float" office:value="0" calcext:value-type="float">
            <text:p>0</text:p>
          </table:table-cell>
          <table:table-cell office:value-type="float" office:value="101592" calcext:value-type="float">
            <text:p>101592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4</text:p>
          </table:table-cell>
          <table:table-cell office:value-type="float" office:value="0.140067" calcext:value-type="float">
            <text:p>0.140067</text:p>
          </table:table-cell>
          <table:table-cell office:value-type="float" office:value="0.045256" calcext:value-type="float">
            <text:p>0.045256</text:p>
          </table:table-cell>
          <table:table-cell office:value-type="float" office:value="0" calcext:value-type="float">
            <text:p>0</text:p>
          </table:table-cell>
          <table:table-cell office:value-type="float" office:value="85436" calcext:value-type="float">
            <text:p>85436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5</text:p>
          </table:table-cell>
          <table:table-cell office:value-type="float" office:value="0.040345" calcext:value-type="float">
            <text:p>0.040345</text:p>
          </table:table-cell>
          <table:table-cell office:value-type="float" office:value="0.00973" calcext:value-type="float">
            <text:p>0.00973</text:p>
          </table:table-cell>
          <table:table-cell office:value-type="float" office:value="0" calcext:value-type="float">
            <text:p>0</text:p>
          </table:table-cell>
          <table:table-cell office:value-type="float" office:value="65860" calcext:value-type="float">
            <text:p>6586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6</text:p>
          </table:table-cell>
          <table:table-cell office:value-type="float" office:value="0.014939" calcext:value-type="float">
            <text:p>0.014939</text:p>
          </table:table-cell>
          <table:table-cell office:value-type="float" office:value="0.002417" calcext:value-type="float">
            <text:p>0.002417</text:p>
          </table:table-cell>
          <table:table-cell office:value-type="float" office:value="0" calcext:value-type="float">
            <text:p>0</text:p>
          </table:table-cell>
          <table:table-cell office:value-type="float" office:value="58422" calcext:value-type="float">
            <text:p>5842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7</text:p>
          </table:table-cell>
          <table:table-cell office:value-type="float" office:value="0.014816" calcext:value-type="float">
            <text:p>0.014816</text:p>
          </table:table-cell>
          <table:table-cell office:value-type="float" office:value="0.004647" calcext:value-type="float">
            <text:p>0.004647</text:p>
          </table:table-cell>
          <table:table-cell office:value-type="float" office:value="0" calcext:value-type="float">
            <text:p>0</text:p>
          </table:table-cell>
          <table:table-cell office:value-type="float" office:value="119354" calcext:value-type="float">
            <text:p>11935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8</text:p>
          </table:table-cell>
          <table:table-cell office:value-type="float" office:value="0.015572" calcext:value-type="float">
            <text:p>0.015572</text:p>
          </table:table-cell>
          <table:table-cell office:value-type="float" office:value="0.004642" calcext:value-type="float">
            <text:p>0.004642</text:p>
          </table:table-cell>
          <table:table-cell office:value-type="float" office:value="0" calcext:value-type="float">
            <text:p>0</text:p>
          </table:table-cell>
          <table:table-cell office:value-type="float" office:value="116480" calcext:value-type="float">
            <text:p>11648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9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05746" calcext:value-type="float">
            <text:p>0.005746</text:p>
          </table:table-cell>
          <table:table-cell office:value-type="float" office:value="0" calcext:value-type="float">
            <text:p>0</text:p>
          </table:table-cell>
          <table:table-cell office:value-type="float" office:value="151146" calcext:value-type="float">
            <text:p>1511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0:00</text:p>
          </table:table-cell>
          <table:table-cell office:value-type="float" office:value="0.015151" calcext:value-type="float">
            <text:p>0.015151</text:p>
          </table:table-cell>
          <table:table-cell office:value-type="float" office:value="0.002874" calcext:value-type="float">
            <text:p>0.002874</text:p>
          </table:table-cell>
          <table:table-cell office:value-type="float" office:value="0" calcext:value-type="float">
            <text:p>0</text:p>
          </table:table-cell>
          <table:table-cell office:value-type="float" office:value="74890" calcext:value-type="float">
            <text:p>748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0:01</text:p>
          </table:table-cell>
          <table:table-cell office:value-type="float" office:value="0.020638" calcext:value-type="float">
            <text:p>0.020638</text:p>
          </table:table-cell>
          <table:table-cell office:value-type="float" office:value="0.008294" calcext:value-type="float">
            <text:p>0.008294</text:p>
          </table:table-cell>
          <table:table-cell office:value-type="float" office:value="0" calcext:value-type="float">
            <text:p>0</text:p>
          </table:table-cell>
          <table:table-cell office:value-type="float" office:value="217491" calcext:value-type="float">
            <text:p>2174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0:02</text:p>
          </table:table-cell>
          <table:table-cell office:value-type="float" office:value="0.023977" calcext:value-type="float">
            <text:p>0.023977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" calcext:value-type="float">
            <text:p>0</text:p>
          </table:table-cell>
          <table:table-cell office:value-type="float" office:value="181708" calcext:value-type="float">
            <text:p>1817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0:03</text:p>
          </table:table-cell>
          <table:table-cell office:value-type="float" office:value="0.029273" calcext:value-type="float">
            <text:p>0.029273</text:p>
          </table:table-cell>
          <table:table-cell office:value-type="float" office:value="0.013106" calcext:value-type="float">
            <text:p>0.013106</text:p>
          </table:table-cell>
          <table:table-cell office:value-type="float" office:value="0" calcext:value-type="float">
            <text:p>0</text:p>
          </table:table-cell>
          <table:table-cell office:value-type="float" office:value="319017" calcext:value-type="float">
            <text:p>319017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ompare" table:style-name="ta1">
        <table:shapes>
          <draw:frame draw:z-index="0" draw:style-name="gr1" draw:text-style-name="P1" svg:width="159.99mm" svg:height="89.99mm" svg:x="226.78mm" svg:y="1mm">
            <loext:p draw:notify-on-update-of-ranges="compare.G1:compare.G1 compare.G2:compare.G135 compare.C1:compare.C1 compare.C2:compare.C135 compare.G1:compare.G1 compare.G2:compare.G135 compare.H1:compare.H1 compare.H2:compare.H13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7" table:number-columns-repeated="12" table:default-cell-style-name="Default"/>
        <table:table-row table:style-name="ro1">
          <table:table-cell table:formula="of:=[$test175.A1]" office:value-type="string" office:string-value="#date" calcext:value-type="string">
            <text:p>#date</text:p>
          </table:table-cell>
          <table:table-cell table:formula="of:=[$test175.B1]" office:value-type="string" office:string-value="time" calcext:value-type="string">
            <text:p>time</text:p>
          </table:table-cell>
          <table:table-cell office:value-type="string" calcext:value-type="string">
            <text:p>Latency 175</text:p>
          </table:table-cell>
          <table:table-cell table:formula="of:=[$test175.D1]" office:value-type="string" office:string-value="xfertime" calcext:value-type="string">
            <text:p>xfertime</text:p>
          </table:table-cell>
          <table:table-cell table:formula="of:=[$test175.E1]" office:value-type="string" office:string-value="thinktime" calcext:value-type="string">
            <text:p>thinktime</text:p>
          </table:table-cell>
          <table:table-cell table:formula="of:=[$test175.F1]" office:value-type="string" office:string-value="bytes" calcext:value-type="string">
            <text:p>bytes</text:p>
          </table:table-cell>
          <table:table-cell table:formula="of:=[$test175.G1]" office:value-type="string" office:string-value="transactions" calcext:value-type="string">
            <text:p>transactions</text:p>
          </table:table-cell>
          <table:table-cell office:value-type="string" calcext:value-type="string">
            <text:p>Latency 174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table:formula="of:=[$test175.A2]" office:value-type="string" office:string-value="2017-09-29" calcext:value-type="string">
            <text:p>2017-09-29</text:p>
          </table:table-cell>
          <table:table-cell table:formula="of:=[$test175.B2]" office:value-type="string" office:string-value="16:24:36" calcext:value-type="string">
            <text:p>16:24:36</text:p>
          </table:table-cell>
          <table:table-cell table:formula="of:=[$test175.C2]" office:value-type="float" office:value="0.002427" calcext:value-type="float">
            <text:p>0.002427</text:p>
          </table:table-cell>
          <table:table-cell table:formula="of:=[$test175.D2]" office:value-type="float" office:value="0.004949" calcext:value-type="float">
            <text:p>0.004949</text:p>
          </table:table-cell>
          <table:table-cell table:formula="of:=[$test175.E2]" office:value-type="float" office:value="0" calcext:value-type="float">
            <text:p>0</text:p>
          </table:table-cell>
          <table:table-cell table:formula="of:=[$test175.F2]" office:value-type="float" office:value="127764" calcext:value-type="float">
            <text:p>127764</text:p>
          </table:table-cell>
          <table:table-cell table:formula="of:=[$test175.G2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formula="of:=[$test175.A3]" office:value-type="string" office:string-value="2017-09-29" calcext:value-type="string">
            <text:p>2017-09-29</text:p>
          </table:table-cell>
          <table:table-cell table:formula="of:=[$test175.B3]" office:value-type="string" office:string-value="16:24:37" calcext:value-type="string">
            <text:p>16:24:37</text:p>
          </table:table-cell>
          <table:table-cell table:formula="of:=[$test175.C3]" office:value-type="float" office:value="0.001182" calcext:value-type="float">
            <text:p>0.001182</text:p>
          </table:table-cell>
          <table:table-cell table:formula="of:=[$test175.D3]" office:value-type="float" office:value="0.001423" calcext:value-type="float">
            <text:p>0.001423</text:p>
          </table:table-cell>
          <table:table-cell table:formula="of:=[$test175.E3]" office:value-type="float" office:value="0" calcext:value-type="float">
            <text:p>0</text:p>
          </table:table-cell>
          <table:table-cell table:formula="of:=[$test175.F3]" office:value-type="float" office:value="36586" calcext:value-type="float">
            <text:p>36586</text:p>
          </table:table-cell>
          <table:table-cell table:formula="of:=[$test175.G3]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table:formula="of:=[$test175.A4]" office:value-type="string" office:string-value="2017-09-29" calcext:value-type="string">
            <text:p>2017-09-29</text:p>
          </table:table-cell>
          <table:table-cell table:formula="of:=[$test175.B4]" office:value-type="string" office:string-value="16:24:38" calcext:value-type="string">
            <text:p>16:24:38</text:p>
          </table:table-cell>
          <table:table-cell table:formula="of:=[$test175.C4]" office:value-type="float" office:value="0.001172" calcext:value-type="float">
            <text:p>0.001172</text:p>
          </table:table-cell>
          <table:table-cell table:formula="of:=[$test175.D4]" office:value-type="float" office:value="0.001354" calcext:value-type="float">
            <text:p>0.001354</text:p>
          </table:table-cell>
          <table:table-cell table:formula="of:=[$test175.E4]" office:value-type="float" office:value="0" calcext:value-type="float">
            <text:p>0</text:p>
          </table:table-cell>
          <table:table-cell table:formula="of:=[$test175.F4]" office:value-type="float" office:value="30450" calcext:value-type="float">
            <text:p>30450</text:p>
          </table:table-cell>
          <table:table-cell table:formula="of:=[$test175.G4]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table:formula="of:=[$test175.A5]" office:value-type="string" office:string-value="2017-09-29" calcext:value-type="string">
            <text:p>2017-09-29</text:p>
          </table:table-cell>
          <table:table-cell table:formula="of:=[$test175.B5]" office:value-type="string" office:string-value="16:24:39" calcext:value-type="string">
            <text:p>16:24:39</text:p>
          </table:table-cell>
          <table:table-cell table:formula="of:=[$test175.C5]" office:value-type="float" office:value="0.001175" calcext:value-type="float">
            <text:p>0.001175</text:p>
          </table:table-cell>
          <table:table-cell table:formula="of:=[$test175.D5]" office:value-type="float" office:value="0.001436" calcext:value-type="float">
            <text:p>0.001436</text:p>
          </table:table-cell>
          <table:table-cell table:formula="of:=[$test175.E5]" office:value-type="float" office:value="0" calcext:value-type="float">
            <text:p>0</text:p>
          </table:table-cell>
          <table:table-cell table:formula="of:=[$test175.F5]" office:value-type="float" office:value="33014" calcext:value-type="float">
            <text:p>33014</text:p>
          </table:table-cell>
          <table:table-cell table:formula="of:=[$test175.G5]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table:formula="of:=[$test175.A6]" office:value-type="string" office:string-value="2017-09-29" calcext:value-type="string">
            <text:p>2017-09-29</text:p>
          </table:table-cell>
          <table:table-cell table:formula="of:=[$test175.B6]" office:value-type="string" office:string-value="16:24:40" calcext:value-type="string">
            <text:p>16:24:40</text:p>
          </table:table-cell>
          <table:table-cell table:formula="of:=[$test175.C6]" office:value-type="float" office:value="0.001189" calcext:value-type="float">
            <text:p>0.001189</text:p>
          </table:table-cell>
          <table:table-cell table:formula="of:=[$test175.D6]" office:value-type="float" office:value="0.001687" calcext:value-type="float">
            <text:p>0.001687</text:p>
          </table:table-cell>
          <table:table-cell table:formula="of:=[$test175.E6]" office:value-type="float" office:value="0" calcext:value-type="float">
            <text:p>0</text:p>
          </table:table-cell>
          <table:table-cell table:formula="of:=[$test175.F6]" office:value-type="float" office:value="42361" calcext:value-type="float">
            <text:p>42361</text:p>
          </table:table-cell>
          <table:table-cell table:formula="of:=[$test175.G6]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table:formula="of:=[$test175.A7]" office:value-type="string" office:string-value="2017-09-29" calcext:value-type="string">
            <text:p>2017-09-29</text:p>
          </table:table-cell>
          <table:table-cell table:formula="of:=[$test175.B7]" office:value-type="string" office:string-value="16:24:41" calcext:value-type="string">
            <text:p>16:24:41</text:p>
          </table:table-cell>
          <table:table-cell table:formula="of:=[$test175.C7]" office:value-type="float" office:value="0.001182" calcext:value-type="float">
            <text:p>0.001182</text:p>
          </table:table-cell>
          <table:table-cell table:formula="of:=[$test175.D7]" office:value-type="float" office:value="0.00136" calcext:value-type="float">
            <text:p>0.00136</text:p>
          </table:table-cell>
          <table:table-cell table:formula="of:=[$test175.E7]" office:value-type="float" office:value="0" calcext:value-type="float">
            <text:p>0</text:p>
          </table:table-cell>
          <table:table-cell table:formula="of:=[$test175.F7]" office:value-type="float" office:value="33841" calcext:value-type="float">
            <text:p>33841</text:p>
          </table:table-cell>
          <table:table-cell table:formula="of:=[$test175.G7]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table:formula="of:=[$test175.A8]" office:value-type="string" office:string-value="2017-09-29" calcext:value-type="string">
            <text:p>2017-09-29</text:p>
          </table:table-cell>
          <table:table-cell table:formula="of:=[$test175.B8]" office:value-type="string" office:string-value="16:24:42" calcext:value-type="string">
            <text:p>16:24:42</text:p>
          </table:table-cell>
          <table:table-cell table:formula="of:=[$test175.C8]" office:value-type="float" office:value="0.001134" calcext:value-type="float">
            <text:p>0.001134</text:p>
          </table:table-cell>
          <table:table-cell table:formula="of:=[$test175.D8]" office:value-type="float" office:value="0.001291" calcext:value-type="float">
            <text:p>0.001291</text:p>
          </table:table-cell>
          <table:table-cell table:formula="of:=[$test175.E8]" office:value-type="float" office:value="0" calcext:value-type="float">
            <text:p>0</text:p>
          </table:table-cell>
          <table:table-cell table:formula="of:=[$test175.F8]" office:value-type="float" office:value="29655" calcext:value-type="float">
            <text:p>29655</text:p>
          </table:table-cell>
          <table:table-cell table:formula="of:=[$test175.G8]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table:formula="of:=[$test175.A9]" office:value-type="string" office:string-value="2017-09-29" calcext:value-type="string">
            <text:p>2017-09-29</text:p>
          </table:table-cell>
          <table:table-cell table:formula="of:=[$test175.B9]" office:value-type="string" office:string-value="16:24:43" calcext:value-type="string">
            <text:p>16:24:43</text:p>
          </table:table-cell>
          <table:table-cell table:formula="of:=[$test175.C9]" office:value-type="float" office:value="0.001289" calcext:value-type="float">
            <text:p>0.001289</text:p>
          </table:table-cell>
          <table:table-cell table:formula="of:=[$test175.D9]" office:value-type="float" office:value="0.002356" calcext:value-type="float">
            <text:p>0.002356</text:p>
          </table:table-cell>
          <table:table-cell table:formula="of:=[$test175.E9]" office:value-type="float" office:value="0" calcext:value-type="float">
            <text:p>0</text:p>
          </table:table-cell>
          <table:table-cell table:formula="of:=[$test175.F9]" office:value-type="float" office:value="54191" calcext:value-type="float">
            <text:p>54191</text:p>
          </table:table-cell>
          <table:table-cell table:formula="of:=[$test175.G9]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table:formula="of:=[$test175.A10]" office:value-type="string" office:string-value="2017-09-29" calcext:value-type="string">
            <text:p>2017-09-29</text:p>
          </table:table-cell>
          <table:table-cell table:formula="of:=[$test175.B10]" office:value-type="string" office:string-value="16:24:44" calcext:value-type="string">
            <text:p>16:24:44</text:p>
          </table:table-cell>
          <table:table-cell table:formula="of:=[$test175.C10]" office:value-type="float" office:value="0.001494" calcext:value-type="float">
            <text:p>0.001494</text:p>
          </table:table-cell>
          <table:table-cell table:formula="of:=[$test175.D10]" office:value-type="float" office:value="0.003095" calcext:value-type="float">
            <text:p>0.003095</text:p>
          </table:table-cell>
          <table:table-cell table:formula="of:=[$test175.E10]" office:value-type="float" office:value="0" calcext:value-type="float">
            <text:p>0</text:p>
          </table:table-cell>
          <table:table-cell table:formula="of:=[$test175.F10]" office:value-type="float" office:value="70344" calcext:value-type="float">
            <text:p>70344</text:p>
          </table:table-cell>
          <table:table-cell table:formula="of:=[$test175.G10]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table:formula="of:=[$test175.A11]" office:value-type="string" office:string-value="2017-09-29" calcext:value-type="string">
            <text:p>2017-09-29</text:p>
          </table:table-cell>
          <table:table-cell table:formula="of:=[$test175.B11]" office:value-type="string" office:string-value="16:24:45" calcext:value-type="string">
            <text:p>16:24:45</text:p>
          </table:table-cell>
          <table:table-cell table:formula="of:=[$test175.C11]" office:value-type="float" office:value="0.001714" calcext:value-type="float">
            <text:p>0.001714</text:p>
          </table:table-cell>
          <table:table-cell table:formula="of:=[$test175.D11]" office:value-type="float" office:value="0.004011" calcext:value-type="float">
            <text:p>0.004011</text:p>
          </table:table-cell>
          <table:table-cell table:formula="of:=[$test175.E11]" office:value-type="float" office:value="0" calcext:value-type="float">
            <text:p>0</text:p>
          </table:table-cell>
          <table:table-cell table:formula="of:=[$test175.F11]" office:value-type="float" office:value="103506" calcext:value-type="float">
            <text:p>103506</text:p>
          </table:table-cell>
          <table:table-cell table:formula="of:=[$test175.G11]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table:formula="of:=[$test175.A12]" office:value-type="string" office:string-value="2017-09-29" calcext:value-type="string">
            <text:p>2017-09-29</text:p>
          </table:table-cell>
          <table:table-cell table:formula="of:=[$test175.B12]" office:value-type="string" office:string-value="16:24:46" calcext:value-type="string">
            <text:p>16:24:46</text:p>
          </table:table-cell>
          <table:table-cell table:formula="of:=[$test175.C12]" office:value-type="float" office:value="0.001229" calcext:value-type="float">
            <text:p>0.001229</text:p>
          </table:table-cell>
          <table:table-cell table:formula="of:=[$test175.D12]" office:value-type="float" office:value="0.00221" calcext:value-type="float">
            <text:p>0.00221</text:p>
          </table:table-cell>
          <table:table-cell table:formula="of:=[$test175.E12]" office:value-type="float" office:value="0" calcext:value-type="float">
            <text:p>0</text:p>
          </table:table-cell>
          <table:table-cell table:formula="of:=[$test175.F12]" office:value-type="float" office:value="52978" calcext:value-type="float">
            <text:p>52978</text:p>
          </table:table-cell>
          <table:table-cell table:formula="of:=[$test175.G12]"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table:formula="of:=[$test175.A13]" office:value-type="string" office:string-value="2017-09-29" calcext:value-type="string">
            <text:p>2017-09-29</text:p>
          </table:table-cell>
          <table:table-cell table:formula="of:=[$test175.B13]" office:value-type="string" office:string-value="16:24:47" calcext:value-type="string">
            <text:p>16:24:47</text:p>
          </table:table-cell>
          <table:table-cell table:formula="of:=[$test175.C13]" office:value-type="float" office:value="0.001291" calcext:value-type="float">
            <text:p>0.001291</text:p>
          </table:table-cell>
          <table:table-cell table:formula="of:=[$test175.D13]" office:value-type="float" office:value="0.002411" calcext:value-type="float">
            <text:p>0.002411</text:p>
          </table:table-cell>
          <table:table-cell table:formula="of:=[$test175.E13]" office:value-type="float" office:value="0" calcext:value-type="float">
            <text:p>0</text:p>
          </table:table-cell>
          <table:table-cell table:formula="of:=[$test175.F13]" office:value-type="float" office:value="63018" calcext:value-type="float">
            <text:p>63018</text:p>
          </table:table-cell>
          <table:table-cell table:formula="of:=[$test175.G13]" office:value-type="float" office:value="299" calcext:value-type="float">
            <text:p>299</text:p>
          </table:table-cell>
          <table:table-cell table:number-columns-repeated="5"/>
        </table:table-row>
        <table:table-row table:style-name="ro1">
          <table:table-cell table:formula="of:=[$test175.A14]" office:value-type="string" office:string-value="2017-09-29" calcext:value-type="string">
            <text:p>2017-09-29</text:p>
          </table:table-cell>
          <table:table-cell table:formula="of:=[$test175.B14]" office:value-type="string" office:string-value="16:24:48" calcext:value-type="string">
            <text:p>16:24:48</text:p>
          </table:table-cell>
          <table:table-cell table:formula="of:=[$test175.C14]" office:value-type="float" office:value="0.001771" calcext:value-type="float">
            <text:p>0.001771</text:p>
          </table:table-cell>
          <table:table-cell table:formula="of:=[$test175.D14]" office:value-type="float" office:value="0.003997" calcext:value-type="float">
            <text:p>0.003997</text:p>
          </table:table-cell>
          <table:table-cell table:formula="of:=[$test175.E14]" office:value-type="float" office:value="0" calcext:value-type="float">
            <text:p>0</text:p>
          </table:table-cell>
          <table:table-cell table:formula="of:=[$test175.F14]" office:value-type="float" office:value="100589" calcext:value-type="float">
            <text:p>100589</text:p>
          </table:table-cell>
          <table:table-cell table:formula="of:=[$test175.G14]" office:value-type="float" office:value="299" calcext:value-type="float">
            <text:p>299</text:p>
          </table:table-cell>
          <table:table-cell table:number-columns-repeated="5"/>
        </table:table-row>
        <table:table-row table:style-name="ro1">
          <table:table-cell table:formula="of:=[$test175.A15]" office:value-type="string" office:string-value="2017-09-29" calcext:value-type="string">
            <text:p>2017-09-29</text:p>
          </table:table-cell>
          <table:table-cell table:formula="of:=[$test175.B15]" office:value-type="string" office:string-value="16:24:49" calcext:value-type="string">
            <text:p>16:24:49</text:p>
          </table:table-cell>
          <table:table-cell table:formula="of:=[$test175.C15]" office:value-type="float" office:value="0.00166" calcext:value-type="float">
            <text:p>0.00166</text:p>
          </table:table-cell>
          <table:table-cell table:formula="of:=[$test175.D15]" office:value-type="float" office:value="0.00415" calcext:value-type="float">
            <text:p>0.00415</text:p>
          </table:table-cell>
          <table:table-cell table:formula="of:=[$test175.E15]" office:value-type="float" office:value="0" calcext:value-type="float">
            <text:p>0</text:p>
          </table:table-cell>
          <table:table-cell table:formula="of:=[$test175.F15]" office:value-type="float" office:value="96621" calcext:value-type="float">
            <text:p>96621</text:p>
          </table:table-cell>
          <table:table-cell table:formula="of:=[$test175.G15]" office:value-type="float" office:value="299" calcext:value-type="float">
            <text:p>299</text:p>
          </table:table-cell>
          <table:table-cell table:number-columns-repeated="5"/>
        </table:table-row>
        <table:table-row table:style-name="ro1">
          <table:table-cell table:formula="of:=[$test175.A16]" office:value-type="string" office:string-value="2017-09-29" calcext:value-type="string">
            <text:p>2017-09-29</text:p>
          </table:table-cell>
          <table:table-cell table:formula="of:=[$test175.B16]" office:value-type="string" office:string-value="16:24:50" calcext:value-type="string">
            <text:p>16:24:50</text:p>
          </table:table-cell>
          <table:table-cell table:formula="of:=[$test175.C16]" office:value-type="float" office:value="0.00159" calcext:value-type="float">
            <text:p>0.00159</text:p>
          </table:table-cell>
          <table:table-cell table:formula="of:=[$test175.D16]" office:value-type="float" office:value="0.003257" calcext:value-type="float">
            <text:p>0.003257</text:p>
          </table:table-cell>
          <table:table-cell table:formula="of:=[$test175.E16]" office:value-type="float" office:value="0" calcext:value-type="float">
            <text:p>0</text:p>
          </table:table-cell>
          <table:table-cell table:formula="of:=[$test175.F16]" office:value-type="float" office:value="80394" calcext:value-type="float">
            <text:p>80394</text:p>
          </table:table-cell>
          <table:table-cell table:formula="of:=[$test175.G16]" office:value-type="float" office:value="299" calcext:value-type="float">
            <text:p>299</text:p>
          </table:table-cell>
          <table:table-cell table:number-columns-repeated="5"/>
        </table:table-row>
        <table:table-row table:style-name="ro1">
          <table:table-cell table:formula="of:=[$test175.A17]" office:value-type="string" office:string-value="2017-09-29" calcext:value-type="string">
            <text:p>2017-09-29</text:p>
          </table:table-cell>
          <table:table-cell table:formula="of:=[$test175.B17]" office:value-type="string" office:string-value="16:24:51" calcext:value-type="string">
            <text:p>16:24:51</text:p>
          </table:table-cell>
          <table:table-cell table:formula="of:=[$test175.C17]" office:value-type="float" office:value="0.001495" calcext:value-type="float">
            <text:p>0.001495</text:p>
          </table:table-cell>
          <table:table-cell table:formula="of:=[$test175.D17]" office:value-type="float" office:value="0.002935" calcext:value-type="float">
            <text:p>0.002935</text:p>
          </table:table-cell>
          <table:table-cell table:formula="of:=[$test175.E17]" office:value-type="float" office:value="0" calcext:value-type="float">
            <text:p>0</text:p>
          </table:table-cell>
          <table:table-cell table:formula="of:=[$test175.F17]" office:value-type="float" office:value="66991" calcext:value-type="float">
            <text:p>66991</text:p>
          </table:table-cell>
          <table:table-cell table:formula="of:=[$test175.G17]"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table:formula="of:=[$test175.A18]" office:value-type="string" office:string-value="2017-09-29" calcext:value-type="string">
            <text:p>2017-09-29</text:p>
          </table:table-cell>
          <table:table-cell table:formula="of:=[$test175.B18]" office:value-type="string" office:string-value="16:24:52" calcext:value-type="string">
            <text:p>16:24:52</text:p>
          </table:table-cell>
          <table:table-cell table:formula="of:=[$test175.C18]" office:value-type="float" office:value="0.001485" calcext:value-type="float">
            <text:p>0.001485</text:p>
          </table:table-cell>
          <table:table-cell table:formula="of:=[$test175.D18]" office:value-type="float" office:value="0.002615" calcext:value-type="float">
            <text:p>0.002615</text:p>
          </table:table-cell>
          <table:table-cell table:formula="of:=[$test175.E18]" office:value-type="float" office:value="0" calcext:value-type="float">
            <text:p>0</text:p>
          </table:table-cell>
          <table:table-cell table:formula="of:=[$test175.F18]" office:value-type="float" office:value="65859" calcext:value-type="float">
            <text:p>65859</text:p>
          </table:table-cell>
          <table:table-cell table:formula="of:=[$test175.G18]" office:value-type="float" office:value="399" calcext:value-type="float">
            <text:p>399</text:p>
          </table:table-cell>
          <table:table-cell table:number-columns-repeated="5"/>
        </table:table-row>
        <table:table-row table:style-name="ro1">
          <table:table-cell table:formula="of:=[$test175.A19]" office:value-type="string" office:string-value="2017-09-29" calcext:value-type="string">
            <text:p>2017-09-29</text:p>
          </table:table-cell>
          <table:table-cell table:formula="of:=[$test175.B19]" office:value-type="string" office:string-value="16:24:53" calcext:value-type="string">
            <text:p>16:24:53</text:p>
          </table:table-cell>
          <table:table-cell table:formula="of:=[$test175.C19]" office:value-type="float" office:value="0.001274" calcext:value-type="float">
            <text:p>0.001274</text:p>
          </table:table-cell>
          <table:table-cell table:formula="of:=[$test175.D19]" office:value-type="float" office:value="0.001842" calcext:value-type="float">
            <text:p>0.001842</text:p>
          </table:table-cell>
          <table:table-cell table:formula="of:=[$test175.E19]" office:value-type="float" office:value="0" calcext:value-type="float">
            <text:p>0</text:p>
          </table:table-cell>
          <table:table-cell table:formula="of:=[$test175.F19]" office:value-type="float" office:value="38562" calcext:value-type="float">
            <text:p>38562</text:p>
          </table:table-cell>
          <table:table-cell table:formula="of:=[$test175.G19]" office:value-type="float" office:value="399" calcext:value-type="float">
            <text:p>399</text:p>
          </table:table-cell>
          <table:table-cell table:number-columns-repeated="5"/>
        </table:table-row>
        <table:table-row table:style-name="ro1">
          <table:table-cell table:formula="of:=[$test175.A20]" office:value-type="string" office:string-value="2017-09-29" calcext:value-type="string">
            <text:p>2017-09-29</text:p>
          </table:table-cell>
          <table:table-cell table:formula="of:=[$test175.B20]" office:value-type="string" office:string-value="16:24:54" calcext:value-type="string">
            <text:p>16:24:54</text:p>
          </table:table-cell>
          <table:table-cell table:formula="of:=[$test175.C20]" office:value-type="float" office:value="0.001268" calcext:value-type="float">
            <text:p>0.001268</text:p>
          </table:table-cell>
          <table:table-cell table:formula="of:=[$test175.D20]" office:value-type="float" office:value="0.001769" calcext:value-type="float">
            <text:p>0.001769</text:p>
          </table:table-cell>
          <table:table-cell table:formula="of:=[$test175.E20]" office:value-type="float" office:value="0" calcext:value-type="float">
            <text:p>0</text:p>
          </table:table-cell>
          <table:table-cell table:formula="of:=[$test175.F20]" office:value-type="float" office:value="33930" calcext:value-type="float">
            <text:p>33930</text:p>
          </table:table-cell>
          <table:table-cell table:formula="of:=[$test175.G20]" office:value-type="float" office:value="399" calcext:value-type="float">
            <text:p>399</text:p>
          </table:table-cell>
          <table:table-cell table:number-columns-repeated="5"/>
        </table:table-row>
        <table:table-row table:style-name="ro1">
          <table:table-cell table:formula="of:=[$test175.A21]" office:value-type="string" office:string-value="2017-09-29" calcext:value-type="string">
            <text:p>2017-09-29</text:p>
          </table:table-cell>
          <table:table-cell table:formula="of:=[$test175.B21]" office:value-type="string" office:string-value="16:24:55" calcext:value-type="string">
            <text:p>16:24:55</text:p>
          </table:table-cell>
          <table:table-cell table:formula="of:=[$test175.C21]" office:value-type="float" office:value="0.001544" calcext:value-type="float">
            <text:p>0.001544</text:p>
          </table:table-cell>
          <table:table-cell table:formula="of:=[$test175.D21]" office:value-type="float" office:value="0.002613" calcext:value-type="float">
            <text:p>0.002613</text:p>
          </table:table-cell>
          <table:table-cell table:formula="of:=[$test175.E21]" office:value-type="float" office:value="0" calcext:value-type="float">
            <text:p>0</text:p>
          </table:table-cell>
          <table:table-cell table:formula="of:=[$test175.F21]" office:value-type="float" office:value="61639" calcext:value-type="float">
            <text:p>61639</text:p>
          </table:table-cell>
          <table:table-cell table:formula="of:=[$test175.G21]" office:value-type="float" office:value="399" calcext:value-type="float">
            <text:p>399</text:p>
          </table:table-cell>
          <table:table-cell table:number-columns-repeated="5"/>
        </table:table-row>
        <table:table-row table:style-name="ro1">
          <table:table-cell table:formula="of:=[$test175.A22]" office:value-type="string" office:string-value="2017-09-29" calcext:value-type="string">
            <text:p>2017-09-29</text:p>
          </table:table-cell>
          <table:table-cell table:formula="of:=[$test175.B22]" office:value-type="string" office:string-value="16:24:56" calcext:value-type="string">
            <text:p>16:24:56</text:p>
          </table:table-cell>
          <table:table-cell table:formula="of:=[$test175.C22]" office:value-type="float" office:value="0.001626" calcext:value-type="float">
            <text:p>0.001626</text:p>
          </table:table-cell>
          <table:table-cell table:formula="of:=[$test175.D22]" office:value-type="float" office:value="0.003233" calcext:value-type="float">
            <text:p>0.003233</text:p>
          </table:table-cell>
          <table:table-cell table:formula="of:=[$test175.E22]" office:value-type="float" office:value="0" calcext:value-type="float">
            <text:p>0</text:p>
          </table:table-cell>
          <table:table-cell table:formula="of:=[$test175.F22]" office:value-type="float" office:value="58373" calcext:value-type="float">
            <text:p>58373</text:p>
          </table:table-cell>
          <table:table-cell table:formula="of:=[$test175.G22]" office:value-type="float" office:value="439" calcext:value-type="float">
            <text:p>439</text:p>
          </table:table-cell>
          <table:table-cell table:number-columns-repeated="5"/>
        </table:table-row>
        <table:table-row table:style-name="ro1">
          <table:table-cell table:formula="of:=[$test175.A23]" office:value-type="string" office:string-value="2017-09-29" calcext:value-type="string">
            <text:p>2017-09-29</text:p>
          </table:table-cell>
          <table:table-cell table:formula="of:=[$test175.B23]" office:value-type="string" office:string-value="16:24:57" calcext:value-type="string">
            <text:p>16:24:57</text:p>
          </table:table-cell>
          <table:table-cell table:formula="of:=[$test175.C23]" office:value-type="float" office:value="0.001218" calcext:value-type="float">
            <text:p>0.001218</text:p>
          </table:table-cell>
          <table:table-cell table:formula="of:=[$test175.D23]" office:value-type="float" office:value="0.001486" calcext:value-type="float">
            <text:p>0.001486</text:p>
          </table:table-cell>
          <table:table-cell table:formula="of:=[$test175.E23]" office:value-type="float" office:value="0" calcext:value-type="float">
            <text:p>0</text:p>
          </table:table-cell>
          <table:table-cell table:formula="of:=[$test175.F23]" office:value-type="float" office:value="34651" calcext:value-type="float">
            <text:p>34651</text:p>
          </table:table-cell>
          <table:table-cell table:formula="of:=[$test175.G23]" office:value-type="float" office:value="499" calcext:value-type="float">
            <text:p>499</text:p>
          </table:table-cell>
          <table:table-cell table:number-columns-repeated="5"/>
        </table:table-row>
        <table:table-row table:style-name="ro1">
          <table:table-cell table:formula="of:=[$test175.A24]" office:value-type="string" office:string-value="2017-09-29" calcext:value-type="string">
            <text:p>2017-09-29</text:p>
          </table:table-cell>
          <table:table-cell table:formula="of:=[$test175.B24]" office:value-type="string" office:string-value="16:24:58" calcext:value-type="string">
            <text:p>16:24:58</text:p>
          </table:table-cell>
          <table:table-cell table:formula="of:=[$test175.C24]" office:value-type="float" office:value="0.001674" calcext:value-type="float">
            <text:p>0.001674</text:p>
          </table:table-cell>
          <table:table-cell table:formula="of:=[$test175.D24]" office:value-type="float" office:value="0.002884" calcext:value-type="float">
            <text:p>0.002884</text:p>
          </table:table-cell>
          <table:table-cell table:formula="of:=[$test175.E24]" office:value-type="float" office:value="0" calcext:value-type="float">
            <text:p>0</text:p>
          </table:table-cell>
          <table:table-cell table:formula="of:=[$test175.F24]" office:value-type="float" office:value="65386" calcext:value-type="float">
            <text:p>65386</text:p>
          </table:table-cell>
          <table:table-cell table:formula="of:=[$test175.G24]" office:value-type="float" office:value="499" calcext:value-type="float">
            <text:p>499</text:p>
          </table:table-cell>
          <table:table-cell table:number-columns-repeated="5"/>
        </table:table-row>
        <table:table-row table:style-name="ro1">
          <table:table-cell table:formula="of:=[$test175.A25]" office:value-type="string" office:string-value="2017-09-29" calcext:value-type="string">
            <text:p>2017-09-29</text:p>
          </table:table-cell>
          <table:table-cell table:formula="of:=[$test175.B25]" office:value-type="string" office:string-value="16:24:59" calcext:value-type="string">
            <text:p>16:24:59</text:p>
          </table:table-cell>
          <table:table-cell table:formula="of:=[$test175.C25]" office:value-type="float" office:value="0.001193" calcext:value-type="float">
            <text:p>0.001193</text:p>
          </table:table-cell>
          <table:table-cell table:formula="of:=[$test175.D25]" office:value-type="float" office:value="0.001909" calcext:value-type="float">
            <text:p>0.001909</text:p>
          </table:table-cell>
          <table:table-cell table:formula="of:=[$test175.E25]" office:value-type="float" office:value="0" calcext:value-type="float">
            <text:p>0</text:p>
          </table:table-cell>
          <table:table-cell table:formula="of:=[$test175.F25]" office:value-type="float" office:value="40784" calcext:value-type="float">
            <text:p>40784</text:p>
          </table:table-cell>
          <table:table-cell table:formula="of:=[$test175.G25]" office:value-type="float" office:value="499" calcext:value-type="float">
            <text:p>499</text:p>
          </table:table-cell>
          <table:table-cell table:number-columns-repeated="5"/>
        </table:table-row>
        <table:table-row table:style-name="ro1">
          <table:table-cell table:formula="of:=[$test175.A26]" office:value-type="string" office:string-value="2017-09-29" calcext:value-type="string">
            <text:p>2017-09-29</text:p>
          </table:table-cell>
          <table:table-cell table:formula="of:=[$test175.B26]" office:value-type="string" office:string-value="16:25:00" calcext:value-type="string">
            <text:p>16:25:00</text:p>
          </table:table-cell>
          <table:table-cell table:formula="of:=[$test175.C26]" office:value-type="float" office:value="0.00154" calcext:value-type="float">
            <text:p>0.00154</text:p>
          </table:table-cell>
          <table:table-cell table:formula="of:=[$test175.D26]" office:value-type="float" office:value="0.002645" calcext:value-type="float">
            <text:p>0.002645</text:p>
          </table:table-cell>
          <table:table-cell table:formula="of:=[$test175.E26]" office:value-type="float" office:value="0" calcext:value-type="float">
            <text:p>0</text:p>
          </table:table-cell>
          <table:table-cell table:formula="of:=[$test175.F26]" office:value-type="float" office:value="62074" calcext:value-type="float">
            <text:p>62074</text:p>
          </table:table-cell>
          <table:table-cell table:formula="of:=[$test175.G26]" office:value-type="float" office:value="499" calcext:value-type="float">
            <text:p>499</text:p>
          </table:table-cell>
          <table:table-cell table:number-columns-repeated="5"/>
        </table:table-row>
        <table:table-row table:style-name="ro1">
          <table:table-cell table:formula="of:=[$test175.A27]" office:value-type="string" office:string-value="2017-09-29" calcext:value-type="string">
            <text:p>2017-09-29</text:p>
          </table:table-cell>
          <table:table-cell table:formula="of:=[$test175.B27]" office:value-type="string" office:string-value="16:25:01" calcext:value-type="string">
            <text:p>16:25:01</text:p>
          </table:table-cell>
          <table:table-cell table:formula="of:=[$test175.C27]" office:value-type="float" office:value="0.002029" calcext:value-type="float">
            <text:p>0.002029</text:p>
          </table:table-cell>
          <table:table-cell table:formula="of:=[$test175.D27]" office:value-type="float" office:value="0.003924" calcext:value-type="float">
            <text:p>0.003924</text:p>
          </table:table-cell>
          <table:table-cell table:formula="of:=[$test175.E27]" office:value-type="float" office:value="0" calcext:value-type="float">
            <text:p>0</text:p>
          </table:table-cell>
          <table:table-cell table:formula="of:=[$test175.F27]" office:value-type="float" office:value="97947" calcext:value-type="float">
            <text:p>97947</text:p>
          </table:table-cell>
          <table:table-cell table:formula="of:=[$test175.G27]" office:value-type="float" office:value="534" calcext:value-type="float">
            <text:p>534</text:p>
          </table:table-cell>
          <table:table-cell table:number-columns-repeated="5"/>
        </table:table-row>
        <table:table-row table:style-name="ro1">
          <table:table-cell table:formula="of:=[$test175.A28]" office:value-type="string" office:string-value="2017-09-29" calcext:value-type="string">
            <text:p>2017-09-29</text:p>
          </table:table-cell>
          <table:table-cell table:formula="of:=[$test175.B28]" office:value-type="string" office:string-value="16:25:02" calcext:value-type="string">
            <text:p>16:25:02</text:p>
          </table:table-cell>
          <table:table-cell table:formula="of:=[$test175.C28]" office:value-type="float" office:value="0.001641" calcext:value-type="float">
            <text:p>0.001641</text:p>
          </table:table-cell>
          <table:table-cell table:formula="of:=[$test175.D28]" office:value-type="float" office:value="0.003151" calcext:value-type="float">
            <text:p>0.003151</text:p>
          </table:table-cell>
          <table:table-cell table:formula="of:=[$test175.E28]" office:value-type="float" office:value="0" calcext:value-type="float">
            <text:p>0</text:p>
          </table:table-cell>
          <table:table-cell table:formula="of:=[$test175.F28]" office:value-type="float" office:value="63680" calcext:value-type="float">
            <text:p>63680</text:p>
          </table:table-cell>
          <table:table-cell table:formula="of:=[$test175.G28]"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table:formula="of:=[$test175.A29]" office:value-type="string" office:string-value="2017-09-29" calcext:value-type="string">
            <text:p>2017-09-29</text:p>
          </table:table-cell>
          <table:table-cell table:formula="of:=[$test175.B29]" office:value-type="string" office:string-value="16:25:03" calcext:value-type="string">
            <text:p>16:25:03</text:p>
          </table:table-cell>
          <table:table-cell table:formula="of:=[$test175.C29]" office:value-type="float" office:value="0.001361" calcext:value-type="float">
            <text:p>0.001361</text:p>
          </table:table-cell>
          <table:table-cell table:formula="of:=[$test175.D29]" office:value-type="float" office:value="0.002354" calcext:value-type="float">
            <text:p>0.002354</text:p>
          </table:table-cell>
          <table:table-cell table:formula="of:=[$test175.E29]" office:value-type="float" office:value="0" calcext:value-type="float">
            <text:p>0</text:p>
          </table:table-cell>
          <table:table-cell table:formula="of:=[$test175.F29]" office:value-type="float" office:value="51268" calcext:value-type="float">
            <text:p>51268</text:p>
          </table:table-cell>
          <table:table-cell table:formula="of:=[$test175.G29]"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table:formula="of:=[$test175.A30]" office:value-type="string" office:string-value="2017-09-29" calcext:value-type="string">
            <text:p>2017-09-29</text:p>
          </table:table-cell>
          <table:table-cell table:formula="of:=[$test175.B30]" office:value-type="string" office:string-value="16:25:04" calcext:value-type="string">
            <text:p>16:25:04</text:p>
          </table:table-cell>
          <table:table-cell table:formula="of:=[$test175.C30]" office:value-type="float" office:value="0.002572" calcext:value-type="float">
            <text:p>0.002572</text:p>
          </table:table-cell>
          <table:table-cell table:formula="of:=[$test175.D30]" office:value-type="float" office:value="0.004926" calcext:value-type="float">
            <text:p>0.004926</text:p>
          </table:table-cell>
          <table:table-cell table:formula="of:=[$test175.E30]" office:value-type="float" office:value="0" calcext:value-type="float">
            <text:p>0</text:p>
          </table:table-cell>
          <table:table-cell table:formula="of:=[$test175.F30]" office:value-type="float" office:value="103953" calcext:value-type="float">
            <text:p>103953</text:p>
          </table:table-cell>
          <table:table-cell table:formula="of:=[$test175.G30]"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table:formula="of:=[$test175.A31]" office:value-type="string" office:string-value="2017-09-29" calcext:value-type="string">
            <text:p>2017-09-29</text:p>
          </table:table-cell>
          <table:table-cell table:formula="of:=[$test175.B31]" office:value-type="string" office:string-value="16:25:05" calcext:value-type="string">
            <text:p>16:25:05</text:p>
          </table:table-cell>
          <table:table-cell table:formula="of:=[$test175.C31]" office:value-type="float" office:value="0.001564" calcext:value-type="float">
            <text:p>0.001564</text:p>
          </table:table-cell>
          <table:table-cell table:formula="of:=[$test175.D31]" office:value-type="float" office:value="0.002416" calcext:value-type="float">
            <text:p>0.002416</text:p>
          </table:table-cell>
          <table:table-cell table:formula="of:=[$test175.E31]" office:value-type="float" office:value="0" calcext:value-type="float">
            <text:p>0</text:p>
          </table:table-cell>
          <table:table-cell table:formula="of:=[$test175.F31]" office:value-type="float" office:value="62147" calcext:value-type="float">
            <text:p>62147</text:p>
          </table:table-cell>
          <table:table-cell table:formula="of:=[$test175.G31]"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table:formula="of:=[$test175.A32]" office:value-type="string" office:string-value="2017-09-29" calcext:value-type="string">
            <text:p>2017-09-29</text:p>
          </table:table-cell>
          <table:table-cell table:formula="of:=[$test175.B32]" office:value-type="string" office:string-value="16:25:06" calcext:value-type="string">
            <text:p>16:25:06</text:p>
          </table:table-cell>
          <table:table-cell table:formula="of:=[$test175.C32]" office:value-type="float" office:value="0.002724" calcext:value-type="float">
            <text:p>0.002724</text:p>
          </table:table-cell>
          <table:table-cell table:formula="of:=[$test175.D32]" office:value-type="float" office:value="0.004213" calcext:value-type="float">
            <text:p>0.004213</text:p>
          </table:table-cell>
          <table:table-cell table:formula="of:=[$test175.E32]" office:value-type="float" office:value="0" calcext:value-type="float">
            <text:p>0</text:p>
          </table:table-cell>
          <table:table-cell table:formula="of:=[$test175.F32]" office:value-type="float" office:value="83905" calcext:value-type="float">
            <text:p>83905</text:p>
          </table:table-cell>
          <table:table-cell table:formula="of:=[$test175.G32]" office:value-type="float" office:value="646" calcext:value-type="float">
            <text:p>646</text:p>
          </table:table-cell>
          <table:table-cell table:number-columns-repeated="5"/>
        </table:table-row>
        <table:table-row table:style-name="ro1">
          <table:table-cell table:formula="of:=[$test175.A33]" office:value-type="string" office:string-value="2017-09-29" calcext:value-type="string">
            <text:p>2017-09-29</text:p>
          </table:table-cell>
          <table:table-cell table:formula="of:=[$test175.B33]" office:value-type="string" office:string-value="16:25:07" calcext:value-type="string">
            <text:p>16:25:07</text:p>
          </table:table-cell>
          <table:table-cell table:formula="of:=[$test175.C33]" office:value-type="float" office:value="0.002596" calcext:value-type="float">
            <text:p>0.002596</text:p>
          </table:table-cell>
          <table:table-cell table:formula="of:=[$test175.D33]" office:value-type="float" office:value="0.002669" calcext:value-type="float">
            <text:p>0.002669</text:p>
          </table:table-cell>
          <table:table-cell table:formula="of:=[$test175.E33]" office:value-type="float" office:value="0" calcext:value-type="float">
            <text:p>0</text:p>
          </table:table-cell>
          <table:table-cell table:formula="of:=[$test175.F33]" office:value-type="float" office:value="60252" calcext:value-type="float">
            <text:p>60252</text:p>
          </table:table-cell>
          <table:table-cell table:formula="of:=[$test175.G33]" office:value-type="float" office:value="699" calcext:value-type="float">
            <text:p>699</text:p>
          </table:table-cell>
          <table:table-cell table:number-columns-repeated="5"/>
        </table:table-row>
        <table:table-row table:style-name="ro1">
          <table:table-cell table:formula="of:=[$test175.A34]" office:value-type="string" office:string-value="2017-09-29" calcext:value-type="string">
            <text:p>2017-09-29</text:p>
          </table:table-cell>
          <table:table-cell table:formula="of:=[$test175.B34]" office:value-type="string" office:string-value="16:25:08" calcext:value-type="string">
            <text:p>16:25:08</text:p>
          </table:table-cell>
          <table:table-cell table:formula="of:=[$test175.C34]" office:value-type="float" office:value="0.001908" calcext:value-type="float">
            <text:p>0.001908</text:p>
          </table:table-cell>
          <table:table-cell table:formula="of:=[$test175.D34]" office:value-type="float" office:value="0.00338" calcext:value-type="float">
            <text:p>0.00338</text:p>
          </table:table-cell>
          <table:table-cell table:formula="of:=[$test175.E34]" office:value-type="float" office:value="0" calcext:value-type="float">
            <text:p>0</text:p>
          </table:table-cell>
          <table:table-cell table:formula="of:=[$test175.F34]" office:value-type="float" office:value="74861" calcext:value-type="float">
            <text:p>74861</text:p>
          </table:table-cell>
          <table:table-cell table:formula="of:=[$test175.G34]" office:value-type="float" office:value="699" calcext:value-type="float">
            <text:p>699</text:p>
          </table:table-cell>
          <table:table-cell table:number-columns-repeated="5"/>
        </table:table-row>
        <table:table-row table:style-name="ro1">
          <table:table-cell table:formula="of:=[$test175.A35]" office:value-type="string" office:string-value="2017-09-29" calcext:value-type="string">
            <text:p>2017-09-29</text:p>
          </table:table-cell>
          <table:table-cell table:formula="of:=[$test175.B35]" office:value-type="string" office:string-value="16:25:09" calcext:value-type="string">
            <text:p>16:25:09</text:p>
          </table:table-cell>
          <table:table-cell table:formula="of:=[$test175.C35]" office:value-type="float" office:value="0.003089" calcext:value-type="float">
            <text:p>0.003089</text:p>
          </table:table-cell>
          <table:table-cell table:formula="of:=[$test175.D35]" office:value-type="float" office:value="0.004284" calcext:value-type="float">
            <text:p>0.004284</text:p>
          </table:table-cell>
          <table:table-cell table:formula="of:=[$test175.E35]" office:value-type="float" office:value="0" calcext:value-type="float">
            <text:p>0</text:p>
          </table:table-cell>
          <table:table-cell table:formula="of:=[$test175.F35]" office:value-type="float" office:value="89981" calcext:value-type="float">
            <text:p>89981</text:p>
          </table:table-cell>
          <table:table-cell table:formula="of:=[$test175.G35]" office:value-type="float" office:value="699" calcext:value-type="float">
            <text:p>699</text:p>
          </table:table-cell>
          <table:table-cell table:number-columns-repeated="5"/>
        </table:table-row>
        <table:table-row table:style-name="ro1">
          <table:table-cell table:formula="of:=[$test175.A36]" office:value-type="string" office:string-value="2017-09-29" calcext:value-type="string">
            <text:p>2017-09-29</text:p>
          </table:table-cell>
          <table:table-cell table:formula="of:=[$test175.B36]" office:value-type="string" office:string-value="16:25:10" calcext:value-type="string">
            <text:p>16:25:10</text:p>
          </table:table-cell>
          <table:table-cell table:formula="of:=[$test175.C36]" office:value-type="float" office:value="0.004484" calcext:value-type="float">
            <text:p>0.004484</text:p>
          </table:table-cell>
          <table:table-cell table:formula="of:=[$test175.D36]" office:value-type="float" office:value="0.012105" calcext:value-type="float">
            <text:p>0.012105</text:p>
          </table:table-cell>
          <table:table-cell table:formula="of:=[$test175.E36]" office:value-type="float" office:value="0" calcext:value-type="float">
            <text:p>0</text:p>
          </table:table-cell>
          <table:table-cell table:formula="of:=[$test175.F36]" office:value-type="float" office:value="95237" calcext:value-type="float">
            <text:p>95237</text:p>
          </table:table-cell>
          <table:table-cell table:formula="of:=[$test175.G36]" office:value-type="float" office:value="699" calcext:value-type="float">
            <text:p>699</text:p>
          </table:table-cell>
          <table:table-cell table:number-columns-repeated="5"/>
        </table:table-row>
        <table:table-row table:style-name="ro1">
          <table:table-cell table:formula="of:=[$test175.A37]" office:value-type="string" office:string-value="2017-09-29" calcext:value-type="string">
            <text:p>2017-09-29</text:p>
          </table:table-cell>
          <table:table-cell table:formula="of:=[$test175.B37]" office:value-type="string" office:string-value="16:25:11" calcext:value-type="string">
            <text:p>16:25:11</text:p>
          </table:table-cell>
          <table:table-cell table:formula="of:=[$test175.C37]" office:value-type="float" office:value="0.019371" calcext:value-type="float">
            <text:p>0.019371</text:p>
          </table:table-cell>
          <table:table-cell table:formula="of:=[$test175.D37]" office:value-type="float" office:value="0.049822" calcext:value-type="float">
            <text:p>0.049822</text:p>
          </table:table-cell>
          <table:table-cell table:formula="of:=[$test175.E37]" office:value-type="float" office:value="0" calcext:value-type="float">
            <text:p>0</text:p>
          </table:table-cell>
          <table:table-cell table:formula="of:=[$test175.F37]" office:value-type="float" office:value="97311" calcext:value-type="float">
            <text:p>97311</text:p>
          </table:table-cell>
          <table:table-cell table:formula="of:=[$test175.G37]" office:value-type="float" office:value="740" calcext:value-type="float">
            <text:p>740</text:p>
          </table:table-cell>
          <table:table-cell table:number-columns-repeated="5"/>
        </table:table-row>
        <table:table-row table:style-name="ro1">
          <table:table-cell table:formula="of:=[$test175.A38]" office:value-type="string" office:string-value="2017-09-29" calcext:value-type="string">
            <text:p>2017-09-29</text:p>
          </table:table-cell>
          <table:table-cell table:formula="of:=[$test175.B38]" office:value-type="string" office:string-value="16:25:12" calcext:value-type="string">
            <text:p>16:25:12</text:p>
          </table:table-cell>
          <table:table-cell table:formula="of:=[$test175.C38]" office:value-type="float" office:value="0.00209" calcext:value-type="float">
            <text:p>0.00209</text:p>
          </table:table-cell>
          <table:table-cell table:formula="of:=[$test175.D38]" office:value-type="float" office:value="0.003207" calcext:value-type="float">
            <text:p>0.003207</text:p>
          </table:table-cell>
          <table:table-cell table:formula="of:=[$test175.E38]" office:value-type="float" office:value="0" calcext:value-type="float">
            <text:p>0</text:p>
          </table:table-cell>
          <table:table-cell table:formula="of:=[$test175.F38]" office:value-type="float" office:value="69122" calcext:value-type="float">
            <text:p>69122</text:p>
          </table:table-cell>
          <table:table-cell table:formula="of:=[$test175.G38]" office:value-type="float" office:value="799" calcext:value-type="float">
            <text:p>799</text:p>
          </table:table-cell>
          <table:table-cell table:number-columns-repeated="5"/>
        </table:table-row>
        <table:table-row table:style-name="ro1">
          <table:table-cell table:formula="of:=[$test175.A39]" office:value-type="string" office:string-value="2017-09-29" calcext:value-type="string">
            <text:p>2017-09-29</text:p>
          </table:table-cell>
          <table:table-cell table:formula="of:=[$test175.B39]" office:value-type="string" office:string-value="16:25:13" calcext:value-type="string">
            <text:p>16:25:13</text:p>
          </table:table-cell>
          <table:table-cell table:formula="of:=[$test175.C39]" office:value-type="float" office:value="0.002136" calcext:value-type="float">
            <text:p>0.002136</text:p>
          </table:table-cell>
          <table:table-cell table:formula="of:=[$test175.D39]" office:value-type="float" office:value="0.002111" calcext:value-type="float">
            <text:p>0.002111</text:p>
          </table:table-cell>
          <table:table-cell table:formula="of:=[$test175.E39]" office:value-type="float" office:value="0" calcext:value-type="float">
            <text:p>0</text:p>
          </table:table-cell>
          <table:table-cell table:formula="of:=[$test175.F39]" office:value-type="float" office:value="47930" calcext:value-type="float">
            <text:p>47930</text:p>
          </table:table-cell>
          <table:table-cell table:formula="of:=[$test175.G39]" office:value-type="float" office:value="799" calcext:value-type="float">
            <text:p>799</text:p>
          </table:table-cell>
          <table:table-cell table:number-columns-repeated="5"/>
        </table:table-row>
        <table:table-row table:style-name="ro1">
          <table:table-cell table:formula="of:=[$test175.A40]" office:value-type="string" office:string-value="2017-09-29" calcext:value-type="string">
            <text:p>2017-09-29</text:p>
          </table:table-cell>
          <table:table-cell table:formula="of:=[$test175.B40]" office:value-type="string" office:string-value="16:25:14" calcext:value-type="string">
            <text:p>16:25:14</text:p>
          </table:table-cell>
          <table:table-cell table:formula="of:=[$test175.C40]" office:value-type="float" office:value="0.001483" calcext:value-type="float">
            <text:p>0.001483</text:p>
          </table:table-cell>
          <table:table-cell table:formula="of:=[$test175.D40]" office:value-type="float" office:value="0.002023" calcext:value-type="float">
            <text:p>0.002023</text:p>
          </table:table-cell>
          <table:table-cell table:formula="of:=[$test175.E40]" office:value-type="float" office:value="0" calcext:value-type="float">
            <text:p>0</text:p>
          </table:table-cell>
          <table:table-cell table:formula="of:=[$test175.F40]" office:value-type="float" office:value="44255" calcext:value-type="float">
            <text:p>44255</text:p>
          </table:table-cell>
          <table:table-cell table:formula="of:=[$test175.G40]" office:value-type="float" office:value="799" calcext:value-type="float">
            <text:p>799</text:p>
          </table:table-cell>
          <table:table-cell table:number-columns-repeated="5"/>
        </table:table-row>
        <table:table-row table:style-name="ro1">
          <table:table-cell table:formula="of:=[$test175.A41]" office:value-type="string" office:string-value="2017-09-29" calcext:value-type="string">
            <text:p>2017-09-29</text:p>
          </table:table-cell>
          <table:table-cell table:formula="of:=[$test175.B41]" office:value-type="string" office:string-value="16:25:15" calcext:value-type="string">
            <text:p>16:25:15</text:p>
          </table:table-cell>
          <table:table-cell table:formula="of:=[$test175.C41]" office:value-type="float" office:value="0.00178" calcext:value-type="float">
            <text:p>0.00178</text:p>
          </table:table-cell>
          <table:table-cell table:formula="of:=[$test175.D41]" office:value-type="float" office:value="0.002659" calcext:value-type="float">
            <text:p>0.002659</text:p>
          </table:table-cell>
          <table:table-cell table:formula="of:=[$test175.E41]" office:value-type="float" office:value="0" calcext:value-type="float">
            <text:p>0</text:p>
          </table:table-cell>
          <table:table-cell table:formula="of:=[$test175.F41]" office:value-type="float" office:value="57179" calcext:value-type="float">
            <text:p>57179</text:p>
          </table:table-cell>
          <table:table-cell table:formula="of:=[$test175.G41]" office:value-type="float" office:value="799" calcext:value-type="float">
            <text:p>799</text:p>
          </table:table-cell>
          <table:table-cell table:number-columns-repeated="5"/>
        </table:table-row>
        <table:table-row table:style-name="ro1">
          <table:table-cell table:formula="of:=[$test175.A42]" office:value-type="string" office:string-value="2017-09-29" calcext:value-type="string">
            <text:p>2017-09-29</text:p>
          </table:table-cell>
          <table:table-cell table:formula="of:=[$test175.B42]" office:value-type="string" office:string-value="16:25:16" calcext:value-type="string">
            <text:p>16:25:16</text:p>
          </table:table-cell>
          <table:table-cell table:formula="of:=[$test175.C42]" office:value-type="float" office:value="0.002458" calcext:value-type="float">
            <text:p>0.002458</text:p>
          </table:table-cell>
          <table:table-cell table:formula="of:=[$test175.D42]" office:value-type="float" office:value="0.0033" calcext:value-type="float">
            <text:p>0.0033</text:p>
          </table:table-cell>
          <table:table-cell table:formula="of:=[$test175.E42]" office:value-type="float" office:value="0" calcext:value-type="float">
            <text:p>0</text:p>
          </table:table-cell>
          <table:table-cell table:formula="of:=[$test175.F42]" office:value-type="float" office:value="71642" calcext:value-type="float">
            <text:p>71642</text:p>
          </table:table-cell>
          <table:table-cell table:formula="of:=[$test175.G42]" office:value-type="float" office:value="842" calcext:value-type="float">
            <text:p>842</text:p>
          </table:table-cell>
          <table:table-cell table:number-columns-repeated="5"/>
        </table:table-row>
        <table:table-row table:style-name="ro1">
          <table:table-cell table:formula="of:=[$test175.A43]" office:value-type="string" office:string-value="2017-09-29" calcext:value-type="string">
            <text:p>2017-09-29</text:p>
          </table:table-cell>
          <table:table-cell table:formula="of:=[$test175.B43]" office:value-type="string" office:string-value="16:25:17" calcext:value-type="string">
            <text:p>16:25:17</text:p>
          </table:table-cell>
          <table:table-cell table:formula="of:=[$test175.C43]" office:value-type="float" office:value="0.002096" calcext:value-type="float">
            <text:p>0.002096</text:p>
          </table:table-cell>
          <table:table-cell table:formula="of:=[$test175.D43]" office:value-type="float" office:value="0.002953" calcext:value-type="float">
            <text:p>0.002953</text:p>
          </table:table-cell>
          <table:table-cell table:formula="of:=[$test175.E43]" office:value-type="float" office:value="0" calcext:value-type="float">
            <text:p>0</text:p>
          </table:table-cell>
          <table:table-cell table:formula="of:=[$test175.F43]" office:value-type="float" office:value="62321" calcext:value-type="float">
            <text:p>62321</text:p>
          </table:table-cell>
          <table:table-cell table:formula="of:=[$test175.G43]" office:value-type="float" office:value="901" calcext:value-type="float">
            <text:p>901</text:p>
          </table:table-cell>
          <table:table-cell table:number-columns-repeated="5"/>
        </table:table-row>
        <table:table-row table:style-name="ro1">
          <table:table-cell table:formula="of:=[$test175.A44]" office:value-type="string" office:string-value="2017-09-29" calcext:value-type="string">
            <text:p>2017-09-29</text:p>
          </table:table-cell>
          <table:table-cell table:formula="of:=[$test175.B44]" office:value-type="string" office:string-value="16:25:18" calcext:value-type="string">
            <text:p>16:25:18</text:p>
          </table:table-cell>
          <table:table-cell table:formula="of:=[$test175.C44]" office:value-type="float" office:value="0.002799" calcext:value-type="float">
            <text:p>0.002799</text:p>
          </table:table-cell>
          <table:table-cell table:formula="of:=[$test175.D44]" office:value-type="float" office:value="0.003796" calcext:value-type="float">
            <text:p>0.003796</text:p>
          </table:table-cell>
          <table:table-cell table:formula="of:=[$test175.E44]" office:value-type="float" office:value="0" calcext:value-type="float">
            <text:p>0</text:p>
          </table:table-cell>
          <table:table-cell table:formula="of:=[$test175.F44]" office:value-type="float" office:value="64395" calcext:value-type="float">
            <text:p>64395</text:p>
          </table:table-cell>
          <table:table-cell table:formula="of:=[$test175.G44]" office:value-type="float" office:value="899" calcext:value-type="float">
            <text:p>899</text:p>
          </table:table-cell>
          <table:table-cell table:number-columns-repeated="5"/>
        </table:table-row>
        <table:table-row table:style-name="ro1">
          <table:table-cell table:formula="of:=[$test175.A45]" office:value-type="string" office:string-value="2017-09-29" calcext:value-type="string">
            <text:p>2017-09-29</text:p>
          </table:table-cell>
          <table:table-cell table:formula="of:=[$test175.B45]" office:value-type="string" office:string-value="16:25:19" calcext:value-type="string">
            <text:p>16:25:19</text:p>
          </table:table-cell>
          <table:table-cell table:formula="of:=[$test175.C45]" office:value-type="float" office:value="0.00374" calcext:value-type="float">
            <text:p>0.00374</text:p>
          </table:table-cell>
          <table:table-cell table:formula="of:=[$test175.D45]" office:value-type="float" office:value="0.004102" calcext:value-type="float">
            <text:p>0.004102</text:p>
          </table:table-cell>
          <table:table-cell table:formula="of:=[$test175.E45]" office:value-type="float" office:value="0" calcext:value-type="float">
            <text:p>0</text:p>
          </table:table-cell>
          <table:table-cell table:formula="of:=[$test175.F45]" office:value-type="float" office:value="75456" calcext:value-type="float">
            <text:p>75456</text:p>
          </table:table-cell>
          <table:table-cell table:formula="of:=[$test175.G45]" office:value-type="float" office:value="899" calcext:value-type="float">
            <text:p>899</text:p>
          </table:table-cell>
          <table:table-cell table:number-columns-repeated="5"/>
        </table:table-row>
        <table:table-row table:style-name="ro1">
          <table:table-cell table:formula="of:=[$test175.A46]" office:value-type="string" office:string-value="2017-09-29" calcext:value-type="string">
            <text:p>2017-09-29</text:p>
          </table:table-cell>
          <table:table-cell table:formula="of:=[$test175.B46]" office:value-type="string" office:string-value="16:25:20" calcext:value-type="string">
            <text:p>16:25:20</text:p>
          </table:table-cell>
          <table:table-cell table:formula="of:=[$test175.C46]" office:value-type="float" office:value="0.013707" calcext:value-type="float">
            <text:p>0.013707</text:p>
          </table:table-cell>
          <table:table-cell table:formula="of:=[$test175.D46]" office:value-type="float" office:value="0.021446" calcext:value-type="float">
            <text:p>0.021446</text:p>
          </table:table-cell>
          <table:table-cell table:formula="of:=[$test175.E46]" office:value-type="float" office:value="0" calcext:value-type="float">
            <text:p>0</text:p>
          </table:table-cell>
          <table:table-cell table:formula="of:=[$test175.F46]" office:value-type="float" office:value="86096" calcext:value-type="float">
            <text:p>86096</text:p>
          </table:table-cell>
          <table:table-cell table:formula="of:=[$test175.G46]" office:value-type="float" office:value="899" calcext:value-type="float">
            <text:p>899</text:p>
          </table:table-cell>
          <table:table-cell table:number-columns-repeated="5"/>
        </table:table-row>
        <table:table-row table:style-name="ro1">
          <table:table-cell table:formula="of:=[$test175.A47]" office:value-type="string" office:string-value="2017-09-29" calcext:value-type="string">
            <text:p>2017-09-29</text:p>
          </table:table-cell>
          <table:table-cell table:formula="of:=[$test175.B47]" office:value-type="string" office:string-value="16:25:21" calcext:value-type="string">
            <text:p>16:25:21</text:p>
          </table:table-cell>
          <table:table-cell table:formula="of:=[$test175.C47]" office:value-type="float" office:value="0.00306" calcext:value-type="float">
            <text:p>0.00306</text:p>
          </table:table-cell>
          <table:table-cell table:formula="of:=[$test175.D47]" office:value-type="float" office:value="0.003659" calcext:value-type="float">
            <text:p>0.003659</text:p>
          </table:table-cell>
          <table:table-cell table:formula="of:=[$test175.E47]" office:value-type="float" office:value="0" calcext:value-type="float">
            <text:p>0</text:p>
          </table:table-cell>
          <table:table-cell table:formula="of:=[$test175.F47]" office:value-type="float" office:value="76814" calcext:value-type="float">
            <text:p>76814</text:p>
          </table:table-cell>
          <table:table-cell table:formula="of:=[$test175.G47]" office:value-type="float" office:value="937" calcext:value-type="float">
            <text:p>937</text:p>
          </table:table-cell>
          <table:table-cell table:number-columns-repeated="5"/>
        </table:table-row>
        <table:table-row table:style-name="ro1">
          <table:table-cell table:formula="of:=[$test175.A48]" office:value-type="string" office:string-value="2017-09-29" calcext:value-type="string">
            <text:p>2017-09-29</text:p>
          </table:table-cell>
          <table:table-cell table:formula="of:=[$test175.B48]" office:value-type="string" office:string-value="16:25:22" calcext:value-type="string">
            <text:p>16:25:22</text:p>
          </table:table-cell>
          <table:table-cell table:formula="of:=[$test175.C48]" office:value-type="float" office:value="0.009595" calcext:value-type="float">
            <text:p>0.009595</text:p>
          </table:table-cell>
          <table:table-cell table:formula="of:=[$test175.D48]" office:value-type="float" office:value="0.009936" calcext:value-type="float">
            <text:p>0.009936</text:p>
          </table:table-cell>
          <table:table-cell table:formula="of:=[$test175.E48]" office:value-type="float" office:value="0" calcext:value-type="float">
            <text:p>0</text:p>
          </table:table-cell>
          <table:table-cell table:formula="of:=[$test175.F48]" office:value-type="float" office:value="85761" calcext:value-type="float">
            <text:p>85761</text:p>
          </table:table-cell>
          <table:table-cell table:formula="of:=[$test175.G48]"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table:formula="of:=[$test175.A49]" office:value-type="string" office:string-value="2017-09-29" calcext:value-type="string">
            <text:p>2017-09-29</text:p>
          </table:table-cell>
          <table:table-cell table:formula="of:=[$test175.B49]" office:value-type="string" office:string-value="16:25:23" calcext:value-type="string">
            <text:p>16:25:23</text:p>
          </table:table-cell>
          <table:table-cell table:formula="of:=[$test175.C49]" office:value-type="float" office:value="0.010343" calcext:value-type="float">
            <text:p>0.010343</text:p>
          </table:table-cell>
          <table:table-cell table:formula="of:=[$test175.D49]" office:value-type="float" office:value="0.006337" calcext:value-type="float">
            <text:p>0.006337</text:p>
          </table:table-cell>
          <table:table-cell table:formula="of:=[$test175.E49]" office:value-type="float" office:value="0" calcext:value-type="float">
            <text:p>0</text:p>
          </table:table-cell>
          <table:table-cell table:formula="of:=[$test175.F49]" office:value-type="float" office:value="78582" calcext:value-type="float">
            <text:p>78582</text:p>
          </table:table-cell>
          <table:table-cell table:formula="of:=[$test175.G49]"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table:formula="of:=[$test175.A50]" office:value-type="string" office:string-value="2017-09-29" calcext:value-type="string">
            <text:p>2017-09-29</text:p>
          </table:table-cell>
          <table:table-cell table:formula="of:=[$test175.B50]" office:value-type="string" office:string-value="16:25:24" calcext:value-type="string">
            <text:p>16:25:24</text:p>
          </table:table-cell>
          <table:table-cell table:formula="of:=[$test175.C50]" office:value-type="float" office:value="0.036428" calcext:value-type="float">
            <text:p>0.036428</text:p>
          </table:table-cell>
          <table:table-cell table:formula="of:=[$test175.D50]" office:value-type="float" office:value="0.066616" calcext:value-type="float">
            <text:p>0.066616</text:p>
          </table:table-cell>
          <table:table-cell table:formula="of:=[$test175.E50]" office:value-type="float" office:value="0" calcext:value-type="float">
            <text:p>0</text:p>
          </table:table-cell>
          <table:table-cell table:formula="of:=[$test175.F50]" office:value-type="float" office:value="115315" calcext:value-type="float">
            <text:p>115315</text:p>
          </table:table-cell>
          <table:table-cell table:formula="of:=[$test175.G50]"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table:formula="of:=[$test175.A51]" office:value-type="string" office:string-value="2017-09-29" calcext:value-type="string">
            <text:p>2017-09-29</text:p>
          </table:table-cell>
          <table:table-cell table:formula="of:=[$test175.B51]" office:value-type="string" office:string-value="16:25:25" calcext:value-type="string">
            <text:p>16:25:25</text:p>
          </table:table-cell>
          <table:table-cell table:formula="of:=[$test175.C51]" office:value-type="float" office:value="0.005432" calcext:value-type="float">
            <text:p>0.005432</text:p>
          </table:table-cell>
          <table:table-cell table:formula="of:=[$test175.D51]" office:value-type="float" office:value="0.005927" calcext:value-type="float">
            <text:p>0.005927</text:p>
          </table:table-cell>
          <table:table-cell table:formula="of:=[$test175.E51]" office:value-type="float" office:value="0" calcext:value-type="float">
            <text:p>0</text:p>
          </table:table-cell>
          <table:table-cell table:formula="of:=[$test175.F51]" office:value-type="float" office:value="63232" calcext:value-type="float">
            <text:p>63232</text:p>
          </table:table-cell>
          <table:table-cell table:formula="of:=[$test175.G51]"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table:formula="of:=[$test175.A52]" office:value-type="string" office:string-value="2017-09-29" calcext:value-type="string">
            <text:p>2017-09-29</text:p>
          </table:table-cell>
          <table:table-cell table:formula="of:=[$test175.B52]" office:value-type="string" office:string-value="16:25:26" calcext:value-type="string">
            <text:p>16:25:26</text:p>
          </table:table-cell>
          <table:table-cell table:formula="of:=[$test175.C52]" office:value-type="float" office:value="0.017076" calcext:value-type="float">
            <text:p>0.017076</text:p>
          </table:table-cell>
          <table:table-cell table:formula="of:=[$test175.D52]" office:value-type="float" office:value="0.074147" calcext:value-type="float">
            <text:p>0.074147</text:p>
          </table:table-cell>
          <table:table-cell table:formula="of:=[$test175.E52]" office:value-type="float" office:value="0" calcext:value-type="float">
            <text:p>0</text:p>
          </table:table-cell>
          <table:table-cell table:formula="of:=[$test175.F52]" office:value-type="float" office:value="108581" calcext:value-type="float">
            <text:p>108581</text:p>
          </table:table-cell>
          <table:table-cell table:formula="of:=[$test175.G52]"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table:formula="of:=[$test175.A53]" office:value-type="string" office:string-value="2017-09-29" calcext:value-type="string">
            <text:p>2017-09-29</text:p>
          </table:table-cell>
          <table:table-cell table:formula="of:=[$test175.B53]" office:value-type="string" office:string-value="16:25:27" calcext:value-type="string">
            <text:p>16:25:27</text:p>
          </table:table-cell>
          <table:table-cell table:formula="of:=[$test175.C53]" office:value-type="float" office:value="0.036751" calcext:value-type="float">
            <text:p>0.036751</text:p>
          </table:table-cell>
          <table:table-cell table:formula="of:=[$test175.D53]" office:value-type="float" office:value="0.073804" calcext:value-type="float">
            <text:p>0.073804</text:p>
          </table:table-cell>
          <table:table-cell table:formula="of:=[$test175.E53]" office:value-type="float" office:value="0" calcext:value-type="float">
            <text:p>0</text:p>
          </table:table-cell>
          <table:table-cell table:formula="of:=[$test175.F53]" office:value-type="float" office:value="82233" calcext:value-type="float">
            <text:p>82233</text:p>
          </table:table-cell>
          <table:table-cell table:formula="of:=[$test175.G53]"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table:formula="of:=[$test175.A54]" office:value-type="string" office:string-value="2017-09-29" calcext:value-type="string">
            <text:p>2017-09-29</text:p>
          </table:table-cell>
          <table:table-cell table:formula="of:=[$test175.B54]" office:value-type="string" office:string-value="16:25:28" calcext:value-type="string">
            <text:p>16:25:28</text:p>
          </table:table-cell>
          <table:table-cell table:formula="of:=[$test175.C54]" office:value-type="float" office:value="0.002452" calcext:value-type="float">
            <text:p>0.002452</text:p>
          </table:table-cell>
          <table:table-cell table:formula="of:=[$test175.D54]" office:value-type="float" office:value="0.002686" calcext:value-type="float">
            <text:p>0.002686</text:p>
          </table:table-cell>
          <table:table-cell table:formula="of:=[$test175.E54]" office:value-type="float" office:value="0" calcext:value-type="float">
            <text:p>0</text:p>
          </table:table-cell>
          <table:table-cell table:formula="of:=[$test175.F54]" office:value-type="float" office:value="47336" calcext:value-type="float">
            <text:p>47336</text:p>
          </table:table-cell>
          <table:table-cell table:formula="of:=[$test175.G54]"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table:formula="of:=[$test175.A55]" office:value-type="string" office:string-value="2017-09-29" calcext:value-type="string">
            <text:p>2017-09-29</text:p>
          </table:table-cell>
          <table:table-cell table:formula="of:=[$test175.B55]" office:value-type="string" office:string-value="16:25:29" calcext:value-type="string">
            <text:p>16:25:29</text:p>
          </table:table-cell>
          <table:table-cell table:formula="of:=[$test175.C55]" office:value-type="float" office:value="0.009753" calcext:value-type="float">
            <text:p>0.009753</text:p>
          </table:table-cell>
          <table:table-cell table:formula="of:=[$test175.D55]" office:value-type="float" office:value="0.017993" calcext:value-type="float">
            <text:p>0.017993</text:p>
          </table:table-cell>
          <table:table-cell table:formula="of:=[$test175.E55]" office:value-type="float" office:value="0" calcext:value-type="float">
            <text:p>0</text:p>
          </table:table-cell>
          <table:table-cell table:formula="of:=[$test175.F55]" office:value-type="float" office:value="86576" calcext:value-type="float">
            <text:p>86576</text:p>
          </table:table-cell>
          <table:table-cell table:formula="of:=[$test175.G55]"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table:formula="of:=[$test175.A56]" office:value-type="string" office:string-value="2017-09-29" calcext:value-type="string">
            <text:p>2017-09-29</text:p>
          </table:table-cell>
          <table:table-cell table:formula="of:=[$test175.B56]" office:value-type="string" office:string-value="16:25:30" calcext:value-type="string">
            <text:p>16:25:30</text:p>
          </table:table-cell>
          <table:table-cell table:formula="of:=[$test175.C56]" office:value-type="float" office:value="0.006392" calcext:value-type="float">
            <text:p>0.006392</text:p>
          </table:table-cell>
          <table:table-cell table:formula="of:=[$test175.D56]" office:value-type="float" office:value="0.008797" calcext:value-type="float">
            <text:p>0.008797</text:p>
          </table:table-cell>
          <table:table-cell table:formula="of:=[$test175.E56]" office:value-type="float" office:value="0" calcext:value-type="float">
            <text:p>0</text:p>
          </table:table-cell>
          <table:table-cell table:formula="of:=[$test175.F56]" office:value-type="float" office:value="62372" calcext:value-type="float">
            <text:p>62372</text:p>
          </table:table-cell>
          <table:table-cell table:formula="of:=[$test175.G56]"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table:formula="of:=[$test175.A57]" office:value-type="string" office:string-value="2017-09-29" calcext:value-type="string">
            <text:p>2017-09-29</text:p>
          </table:table-cell>
          <table:table-cell table:formula="of:=[$test175.B57]" office:value-type="string" office:string-value="16:25:31" calcext:value-type="string">
            <text:p>16:25:31</text:p>
          </table:table-cell>
          <table:table-cell table:formula="of:=[$test175.C57]" office:value-type="float" office:value="0.00743" calcext:value-type="float">
            <text:p>0.00743</text:p>
          </table:table-cell>
          <table:table-cell table:formula="of:=[$test175.D57]" office:value-type="float" office:value="0.008963" calcext:value-type="float">
            <text:p>0.008963</text:p>
          </table:table-cell>
          <table:table-cell table:formula="of:=[$test175.E57]" office:value-type="float" office:value="0" calcext:value-type="float">
            <text:p>0</text:p>
          </table:table-cell>
          <table:table-cell table:formula="of:=[$test175.F57]" office:value-type="float" office:value="87556" calcext:value-type="float">
            <text:p>87556</text:p>
          </table:table-cell>
          <table:table-cell table:formula="of:=[$test175.G57]"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table:formula="of:=[$test175.A58]" office:value-type="string" office:string-value="2017-09-29" calcext:value-type="string">
            <text:p>2017-09-29</text:p>
          </table:table-cell>
          <table:table-cell table:formula="of:=[$test175.B58]" office:value-type="string" office:string-value="16:25:32" calcext:value-type="string">
            <text:p>16:25:32</text:p>
          </table:table-cell>
          <table:table-cell table:formula="of:=[$test175.C58]" office:value-type="float" office:value="0.006267" calcext:value-type="float">
            <text:p>0.006267</text:p>
          </table:table-cell>
          <table:table-cell table:formula="of:=[$test175.D58]" office:value-type="float" office:value="0.007551" calcext:value-type="float">
            <text:p>0.007551</text:p>
          </table:table-cell>
          <table:table-cell table:formula="of:=[$test175.E58]" office:value-type="float" office:value="0" calcext:value-type="float">
            <text:p>0</text:p>
          </table:table-cell>
          <table:table-cell table:formula="of:=[$test175.F58]" office:value-type="float" office:value="85859" calcext:value-type="float">
            <text:p>85859</text:p>
          </table:table-cell>
          <table:table-cell table:formula="of:=[$test175.G58]"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table:formula="of:=[$test175.A59]" office:value-type="string" office:string-value="2017-09-29" calcext:value-type="string">
            <text:p>2017-09-29</text:p>
          </table:table-cell>
          <table:table-cell table:formula="of:=[$test175.B59]" office:value-type="string" office:string-value="16:25:33" calcext:value-type="string">
            <text:p>16:25:33</text:p>
          </table:table-cell>
          <table:table-cell table:formula="of:=[$test175.C59]" office:value-type="float" office:value="0.009365" calcext:value-type="float">
            <text:p>0.009365</text:p>
          </table:table-cell>
          <table:table-cell table:formula="of:=[$test175.D59]" office:value-type="float" office:value="0.00963" calcext:value-type="float">
            <text:p>0.00963</text:p>
          </table:table-cell>
          <table:table-cell table:formula="of:=[$test175.E59]" office:value-type="float" office:value="0" calcext:value-type="float">
            <text:p>0</text:p>
          </table:table-cell>
          <table:table-cell table:formula="of:=[$test175.F59]" office:value-type="float" office:value="92032" calcext:value-type="float">
            <text:p>92032</text:p>
          </table:table-cell>
          <table:table-cell table:formula="of:=[$test175.G59]"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table:formula="of:=[$test175.A60]" office:value-type="string" office:string-value="2017-09-29" calcext:value-type="string">
            <text:p>2017-09-29</text:p>
          </table:table-cell>
          <table:table-cell table:formula="of:=[$test175.B60]" office:value-type="string" office:string-value="16:25:34" calcext:value-type="string">
            <text:p>16:25:34</text:p>
          </table:table-cell>
          <table:table-cell table:formula="of:=[$test175.C60]" office:value-type="float" office:value="0.02039" calcext:value-type="float">
            <text:p>0.02039</text:p>
          </table:table-cell>
          <table:table-cell table:formula="of:=[$test175.D60]" office:value-type="float" office:value="0.03463" calcext:value-type="float">
            <text:p>0.03463</text:p>
          </table:table-cell>
          <table:table-cell table:formula="of:=[$test175.E60]" office:value-type="float" office:value="0" calcext:value-type="float">
            <text:p>0</text:p>
          </table:table-cell>
          <table:table-cell table:formula="of:=[$test175.F60]" office:value-type="float" office:value="95986" calcext:value-type="float">
            <text:p>95986</text:p>
          </table:table-cell>
          <table:table-cell table:formula="of:=[$test175.G60]" office:value-type="float" office:value="999" calcext:value-type="float">
            <text:p>999</text:p>
          </table:table-cell>
          <table:table-cell table:number-columns-repeated="5"/>
        </table:table-row>
        <table:table-row table:style-name="ro1" table:visibility="collapse">
          <table:table-cell table:formula="of:=[$test175.A61]" office:value-type="string" office:string-value="2017-09-29" calcext:value-type="string">
            <text:p>2017-09-29</text:p>
          </table:table-cell>
          <table:table-cell table:formula="of:=[$test175.B61]" office:value-type="string" office:string-value="16:25:35" calcext:value-type="string">
            <text:p>16:25:35</text:p>
          </table:table-cell>
          <table:table-cell table:formula="of:=[$test175.C61]" office:value-type="float" office:value="0.00576" calcext:value-type="float">
            <text:p>0.00576</text:p>
          </table:table-cell>
          <table:table-cell table:formula="of:=[$test175.D61]" office:value-type="float" office:value="0.008082" calcext:value-type="float">
            <text:p>0.008082</text:p>
          </table:table-cell>
          <table:table-cell table:formula="of:=[$test175.E61]" office:value-type="float" office:value="0" calcext:value-type="float">
            <text:p>0</text:p>
          </table:table-cell>
          <table:table-cell table:formula="of:=[$test175.F61]" office:value-type="float" office:value="90364" calcext:value-type="float">
            <text:p>90364</text:p>
          </table:table-cell>
          <table:table-cell table:formula="of:=[$test175.G61]" office:value-type="float" office:value="795" calcext:value-type="float">
            <text:p>795</text:p>
          </table:table-cell>
          <table:table-cell table:number-columns-repeated="5"/>
        </table:table-row>
        <table:table-row table:style-name="ro1" table:visibility="collapse">
          <table:table-cell table:formula="of:=[$test175.A62]" office:value-type="string" office:string-value="2017-09-29" calcext:value-type="string">
            <text:p>2017-09-29</text:p>
          </table:table-cell>
          <table:table-cell table:formula="of:=[$test175.B62]" office:value-type="string" office:string-value="16:25:36" calcext:value-type="string">
            <text:p>16:25:36</text:p>
          </table:table-cell>
          <table:table-cell table:formula="of:=[$test175.C62]" office:value-type="float" office:value="0.001301" calcext:value-type="float">
            <text:p>0.001301</text:p>
          </table:table-cell>
          <table:table-cell table:formula="of:=[$test175.D62]" office:value-type="float" office:value="0.002108" calcext:value-type="float">
            <text:p>0.002108</text:p>
          </table:table-cell>
          <table:table-cell table:formula="of:=[$test175.E62]" office:value-type="float" office:value="0" calcext:value-type="float">
            <text:p>0</text:p>
          </table:table-cell>
          <table:table-cell table:formula="of:=[$test175.F62]" office:value-type="float" office:value="45383" calcext:value-type="float">
            <text:p>45383</text:p>
          </table:table-cell>
          <table:table-cell table:formula="of:=[$test175.G62]" office:value-type="float" office:value="407" calcext:value-type="float">
            <text:p>407</text:p>
          </table:table-cell>
          <table:table-cell table:number-columns-repeated="5"/>
        </table:table-row>
        <table:table-row table:style-name="ro1" table:visibility="collapse">
          <table:table-cell table:formula="of:=[$test175.A63]" office:value-type="string" office:string-value="2017-09-29" calcext:value-type="string">
            <text:p>2017-09-29</text:p>
          </table:table-cell>
          <table:table-cell table:formula="of:=[$test175.B63]" office:value-type="string" office:string-value="16:25:37" calcext:value-type="string">
            <text:p>16:25:37</text:p>
          </table:table-cell>
          <table:table-cell table:formula="of:=[$test175.C63]" office:value-type="float" office:value="0.001506" calcext:value-type="float">
            <text:p>0.001506</text:p>
          </table:table-cell>
          <table:table-cell table:formula="of:=[$test175.D63]" office:value-type="float" office:value="0.004359" calcext:value-type="float">
            <text:p>0.004359</text:p>
          </table:table-cell>
          <table:table-cell table:formula="of:=[$test175.E63]" office:value-type="float" office:value="0" calcext:value-type="float">
            <text:p>0</text:p>
          </table:table-cell>
          <table:table-cell table:formula="of:=[$test175.F63]" office:value-type="float" office:value="116864" calcext:value-type="float">
            <text:p>116864</text:p>
          </table:table-cell>
          <table:table-cell table:formula="of:=[$test175.G63]" office:value-type="float" office:value="195" calcext:value-type="float">
            <text:p>195</text:p>
          </table:table-cell>
          <table:table-cell table:number-columns-repeated="5"/>
        </table:table-row>
        <table:table-row table:style-name="ro1" table:visibility="collapse">
          <table:table-cell table:formula="of:=[$test175.A64]" office:value-type="string" office:string-value="2017-09-29" calcext:value-type="string">
            <text:p>2017-09-29</text:p>
          </table:table-cell>
          <table:table-cell table:formula="of:=[$test175.B64]" office:value-type="string" office:string-value="16:25:38" calcext:value-type="string">
            <text:p>16:25:38</text:p>
          </table:table-cell>
          <table:table-cell table:formula="of:=[$test175.C64]" office:value-type="float" office:value="0.001378" calcext:value-type="float">
            <text:p>0.001378</text:p>
          </table:table-cell>
          <table:table-cell table:formula="of:=[$test175.D64]" office:value-type="float" office:value="0.004398" calcext:value-type="float">
            <text:p>0.004398</text:p>
          </table:table-cell>
          <table:table-cell table:formula="of:=[$test175.E64]" office:value-type="float" office:value="0" calcext:value-type="float">
            <text:p>0</text:p>
          </table:table-cell>
          <table:table-cell table:formula="of:=[$test175.F64]" office:value-type="float" office:value="126544" calcext:value-type="float">
            <text:p>126544</text:p>
          </table:table-cell>
          <table:table-cell table:formula="of:=[$test175.G64]" office:value-type="float" office:value="94" calcext:value-type="float">
            <text:p>94</text:p>
          </table:table-cell>
          <table:table-cell table:number-columns-repeated="5"/>
        </table:table-row>
        <table:table-row table:style-name="ro1" table:visibility="collapse">
          <table:table-cell table:formula="of:=[$test175.A65]" office:value-type="string" office:string-value="2017-09-29" calcext:value-type="string">
            <text:p>2017-09-29</text:p>
          </table:table-cell>
          <table:table-cell table:formula="of:=[$test175.B65]" office:value-type="string" office:string-value="16:25:39" calcext:value-type="string">
            <text:p>16:25:39</text:p>
          </table:table-cell>
          <table:table-cell table:formula="of:=[$test175.C65]" office:value-type="float" office:value="0.003655" calcext:value-type="float">
            <text:p>0.003655</text:p>
          </table:table-cell>
          <table:table-cell table:formula="of:=[$test175.D65]" office:value-type="float" office:value="0.004239" calcext:value-type="float">
            <text:p>0.004239</text:p>
          </table:table-cell>
          <table:table-cell table:formula="of:=[$test175.E65]" office:value-type="float" office:value="0" calcext:value-type="float">
            <text:p>0</text:p>
          </table:table-cell>
          <table:table-cell table:formula="of:=[$test175.F65]" office:value-type="float" office:value="113459" calcext:value-type="float">
            <text:p>113459</text:p>
          </table:table-cell>
          <table:table-cell table:formula="of:=[$test175.G65]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$test174.C1]" office:value-type="string" office:string-value="latency" calcext:value-type="string">
            <text:p>latency</text:p>
          </table:table-cell>
          <table:table-cell table:formula="of:=[$test174.D1]" office:value-type="string" office:string-value="xfertime" calcext:value-type="string">
            <text:p>xfertime</text:p>
          </table:table-cell>
          <table:table-cell table:formula="of:=[$test174.E1]" office:value-type="string" office:string-value="thinktime" calcext:value-type="string">
            <text:p>thinktime</text:p>
          </table:table-cell>
          <table:table-cell table:formula="of:=[$test174.F1]" office:value-type="string" office:string-value="bytes" calcext:value-type="string">
            <text:p>bytes</text:p>
          </table:table-cell>
          <table:table-cell table:formula="of:=[$test174.G1]" office:value-type="string" office:string-value="transactions" calcext:value-type="string">
            <text:p>transactions</text:p>
          </table:table-cell>
        </table:table-row>
        <table:table-row table:style-name="ro1">
          <table:table-cell table:number-columns-repeated="6"/>
          <table:table-cell table:formula="of:=[.L67]" office:value-type="float" office:value="3" calcext:value-type="float">
            <text:p>3</text:p>
          </table:table-cell>
          <table:table-cell table:formula="of:=[$test174.C2]" office:value-type="float" office:value="0.014983" calcext:value-type="float">
            <text:p>0.014983</text:p>
          </table:table-cell>
          <table:table-cell table:formula="of:=[$test174.D2]" office:value-type="float" office:value="0.000324" calcext:value-type="float">
            <text:p>0.000324</text:p>
          </table:table-cell>
          <table:table-cell table:formula="of:=[$test174.E2]" office:value-type="float" office:value="0" calcext:value-type="float">
            <text:p>0</text:p>
          </table:table-cell>
          <table:table-cell table:formula="of:=[$test174.F2]" office:value-type="float" office:value="4924" calcext:value-type="float">
            <text:p>4924</text:p>
          </table:table-cell>
          <table:table-cell table:formula="of:=[$test174.G2]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table:formula="of:=[.L68]" office:value-type="float" office:value="99" calcext:value-type="float">
            <text:p>99</text:p>
          </table:table-cell>
          <table:table-cell table:formula="of:=[$test174.C3]" office:value-type="float" office:value="0.015334" calcext:value-type="float">
            <text:p>0.015334</text:p>
          </table:table-cell>
          <table:table-cell table:formula="of:=[$test174.D3]" office:value-type="float" office:value="0.003406" calcext:value-type="float">
            <text:p>0.003406</text:p>
          </table:table-cell>
          <table:table-cell table:formula="of:=[$test174.E3]" office:value-type="float" office:value="0" calcext:value-type="float">
            <text:p>0</text:p>
          </table:table-cell>
          <table:table-cell table:formula="of:=[$test174.F3]" office:value-type="float" office:value="78083" calcext:value-type="float">
            <text:p>78083</text:p>
          </table:table-cell>
          <table:table-cell table:formula="of:=[$test174.G3]" office:value-type="float" office:value="99" calcext:value-type="float">
            <text:p>99</text:p>
          </table:table-cell>
        </table:table-row>
        <table:table-row table:style-name="ro1">
          <table:table-cell table:number-columns-repeated="6"/>
          <table:table-cell table:formula="of:=[.L69]" office:value-type="float" office:value="99" calcext:value-type="float">
            <text:p>99</text:p>
          </table:table-cell>
          <table:table-cell table:formula="of:=[$test174.C4]" office:value-type="float" office:value="0.01327" calcext:value-type="float">
            <text:p>0.01327</text:p>
          </table:table-cell>
          <table:table-cell table:formula="of:=[$test174.D4]" office:value-type="float" office:value="0.001295" calcext:value-type="float">
            <text:p>0.001295</text:p>
          </table:table-cell>
          <table:table-cell table:formula="of:=[$test174.E4]" office:value-type="float" office:value="0" calcext:value-type="float">
            <text:p>0</text:p>
          </table:table-cell>
          <table:table-cell table:formula="of:=[$test174.F4]" office:value-type="float" office:value="30646" calcext:value-type="float">
            <text:p>30646</text:p>
          </table:table-cell>
          <table:table-cell table:formula="of:=[$test174.G4]" office:value-type="float" office:value="99" calcext:value-type="float">
            <text:p>99</text:p>
          </table:table-cell>
        </table:table-row>
        <table:table-row table:style-name="ro1">
          <table:table-cell table:number-columns-repeated="6"/>
          <table:table-cell table:formula="of:=[.L70]" office:value-type="float" office:value="99" calcext:value-type="float">
            <text:p>99</text:p>
          </table:table-cell>
          <table:table-cell table:formula="of:=[$test174.C5]" office:value-type="float" office:value="0.013192" calcext:value-type="float">
            <text:p>0.013192</text:p>
          </table:table-cell>
          <table:table-cell table:formula="of:=[$test174.D5]" office:value-type="float" office:value="0.001215" calcext:value-type="float">
            <text:p>0.001215</text:p>
          </table:table-cell>
          <table:table-cell table:formula="of:=[$test174.E5]" office:value-type="float" office:value="0" calcext:value-type="float">
            <text:p>0</text:p>
          </table:table-cell>
          <table:table-cell table:formula="of:=[$test174.F5]" office:value-type="float" office:value="32699" calcext:value-type="float">
            <text:p>32699</text:p>
          </table:table-cell>
          <table:table-cell table:formula="of:=[$test174.G5]" office:value-type="float" office:value="99" calcext:value-type="float">
            <text:p>99</text:p>
          </table:table-cell>
        </table:table-row>
        <table:table-row table:style-name="ro1">
          <table:table-cell table:number-columns-repeated="6"/>
          <table:table-cell table:formula="of:=[.L71]" office:value-type="float" office:value="99" calcext:value-type="float">
            <text:p>99</text:p>
          </table:table-cell>
          <table:table-cell table:formula="of:=[$test174.C6]" office:value-type="float" office:value="0.013469" calcext:value-type="float">
            <text:p>0.013469</text:p>
          </table:table-cell>
          <table:table-cell table:formula="of:=[$test174.D6]" office:value-type="float" office:value="0.001473" calcext:value-type="float">
            <text:p>0.001473</text:p>
          </table:table-cell>
          <table:table-cell table:formula="of:=[$test174.E6]" office:value-type="float" office:value="0" calcext:value-type="float">
            <text:p>0</text:p>
          </table:table-cell>
          <table:table-cell table:formula="of:=[$test174.F6]" office:value-type="float" office:value="37648" calcext:value-type="float">
            <text:p>37648</text:p>
          </table:table-cell>
          <table:table-cell table:formula="of:=[$test174.G6]" office:value-type="float" office:value="99" calcext:value-type="float">
            <text:p>99</text:p>
          </table:table-cell>
        </table:table-row>
        <table:table-row table:style-name="ro1">
          <table:table-cell table:number-columns-repeated="6"/>
          <table:table-cell table:formula="of:=[.L72]" office:value-type="float" office:value="107" calcext:value-type="float">
            <text:p>107</text:p>
          </table:table-cell>
          <table:table-cell table:formula="of:=[$test174.C7]" office:value-type="float" office:value="0.014442" calcext:value-type="float">
            <text:p>0.014442</text:p>
          </table:table-cell>
          <table:table-cell table:formula="of:=[$test174.D7]" office:value-type="float" office:value="0.001428" calcext:value-type="float">
            <text:p>0.001428</text:p>
          </table:table-cell>
          <table:table-cell table:formula="of:=[$test174.E7]" office:value-type="float" office:value="0" calcext:value-type="float">
            <text:p>0</text:p>
          </table:table-cell>
          <table:table-cell table:formula="of:=[$test174.F7]" office:value-type="float" office:value="39109" calcext:value-type="float">
            <text:p>39109</text:p>
          </table:table-cell>
          <table:table-cell table:formula="of:=[$test174.G7]" office:value-type="float" office:value="107" calcext:value-type="float">
            <text:p>107</text:p>
          </table:table-cell>
        </table:table-row>
        <table:table-row table:style-name="ro1">
          <table:table-cell table:number-columns-repeated="6"/>
          <table:table-cell table:formula="of:=[.L73]" office:value-type="float" office:value="199" calcext:value-type="float">
            <text:p>199</text:p>
          </table:table-cell>
          <table:table-cell table:formula="of:=[$test174.C8]" office:value-type="float" office:value="0.013664" calcext:value-type="float">
            <text:p>0.013664</text:p>
          </table:table-cell>
          <table:table-cell table:formula="of:=[$test174.D8]" office:value-type="float" office:value="0.001008" calcext:value-type="float">
            <text:p>0.001008</text:p>
          </table:table-cell>
          <table:table-cell table:formula="of:=[$test174.E8]" office:value-type="float" office:value="0" calcext:value-type="float">
            <text:p>0</text:p>
          </table:table-cell>
          <table:table-cell table:formula="of:=[$test174.F8]" office:value-type="float" office:value="29820" calcext:value-type="float">
            <text:p>29820</text:p>
          </table:table-cell>
          <table:table-cell table:formula="of:=[$test174.G8]" office:value-type="float" office:value="199" calcext:value-type="float">
            <text:p>199</text:p>
          </table:table-cell>
        </table:table-row>
        <table:table-row table:style-name="ro1">
          <table:table-cell table:number-columns-repeated="6"/>
          <table:table-cell table:formula="of:=[.L74]" office:value-type="float" office:value="199" calcext:value-type="float">
            <text:p>199</text:p>
          </table:table-cell>
          <table:table-cell table:formula="of:=[$test174.C9]" office:value-type="float" office:value="0.014549" calcext:value-type="float">
            <text:p>0.014549</text:p>
          </table:table-cell>
          <table:table-cell table:formula="of:=[$test174.D9]" office:value-type="float" office:value="0.00204" calcext:value-type="float">
            <text:p>0.00204</text:p>
          </table:table-cell>
          <table:table-cell table:formula="of:=[$test174.E9]" office:value-type="float" office:value="0" calcext:value-type="float">
            <text:p>0</text:p>
          </table:table-cell>
          <table:table-cell table:formula="of:=[$test174.F9]" office:value-type="float" office:value="50658" calcext:value-type="float">
            <text:p>50658</text:p>
          </table:table-cell>
          <table:table-cell table:formula="of:=[$test174.G9]" office:value-type="float" office:value="199" calcext:value-type="float">
            <text:p>199</text:p>
          </table:table-cell>
        </table:table-row>
        <table:table-row table:style-name="ro1">
          <table:table-cell table:number-columns-repeated="6"/>
          <table:table-cell table:formula="of:=[.L75]" office:value-type="float" office:value="199" calcext:value-type="float">
            <text:p>199</text:p>
          </table:table-cell>
          <table:table-cell table:formula="of:=[$test174.C10]" office:value-type="float" office:value="0.01406" calcext:value-type="float">
            <text:p>0.01406</text:p>
          </table:table-cell>
          <table:table-cell table:formula="of:=[$test174.D10]" office:value-type="float" office:value="0.002701" calcext:value-type="float">
            <text:p>0.002701</text:p>
          </table:table-cell>
          <table:table-cell table:formula="of:=[$test174.E10]" office:value-type="float" office:value="0" calcext:value-type="float">
            <text:p>0</text:p>
          </table:table-cell>
          <table:table-cell table:formula="of:=[$test174.F10]" office:value-type="float" office:value="64099" calcext:value-type="float">
            <text:p>64099</text:p>
          </table:table-cell>
          <table:table-cell table:formula="of:=[$test174.G10]" office:value-type="float" office:value="199" calcext:value-type="float">
            <text:p>199</text:p>
          </table:table-cell>
        </table:table-row>
        <table:table-row table:style-name="ro1">
          <table:table-cell table:number-columns-repeated="6"/>
          <table:table-cell table:formula="of:=[.L76]" office:value-type="float" office:value="199" calcext:value-type="float">
            <text:p>199</text:p>
          </table:table-cell>
          <table:table-cell table:formula="of:=[$test174.C11]" office:value-type="float" office:value="0.015766" calcext:value-type="float">
            <text:p>0.015766</text:p>
          </table:table-cell>
          <table:table-cell table:formula="of:=[$test174.D11]" office:value-type="float" office:value="0.004001" calcext:value-type="float">
            <text:p>0.004001</text:p>
          </table:table-cell>
          <table:table-cell table:formula="of:=[$test174.E11]" office:value-type="float" office:value="0" calcext:value-type="float">
            <text:p>0</text:p>
          </table:table-cell>
          <table:table-cell table:formula="of:=[$test174.F11]" office:value-type="float" office:value="96074" calcext:value-type="float">
            <text:p>96074</text:p>
          </table:table-cell>
          <table:table-cell table:formula="of:=[$test174.G11]" office:value-type="float" office:value="199" calcext:value-type="float">
            <text:p>199</text:p>
          </table:table-cell>
        </table:table-row>
        <table:table-row table:style-name="ro1">
          <table:table-cell table:number-columns-repeated="6"/>
          <table:table-cell table:formula="of:=[.L77]" office:value-type="float" office:value="203" calcext:value-type="float">
            <text:p>203</text:p>
          </table:table-cell>
          <table:table-cell table:formula="of:=[$test174.C12]" office:value-type="float" office:value="0.014398" calcext:value-type="float">
            <text:p>0.014398</text:p>
          </table:table-cell>
          <table:table-cell table:formula="of:=[$test174.D12]" office:value-type="float" office:value="0.0026" calcext:value-type="float">
            <text:p>0.0026</text:p>
          </table:table-cell>
          <table:table-cell table:formula="of:=[$test174.E12]" office:value-type="float" office:value="0" calcext:value-type="float">
            <text:p>0</text:p>
          </table:table-cell>
          <table:table-cell table:formula="of:=[$test174.F12]" office:value-type="float" office:value="65648" calcext:value-type="float">
            <text:p>65648</text:p>
          </table:table-cell>
          <table:table-cell table:formula="of:=[$test174.G12]" office:value-type="float" office:value="203" calcext:value-type="float">
            <text:p>203</text:p>
          </table:table-cell>
        </table:table-row>
        <table:table-row table:style-name="ro1">
          <table:table-cell table:number-columns-repeated="6"/>
          <table:table-cell table:formula="of:=[.L78]" office:value-type="float" office:value="299" calcext:value-type="float">
            <text:p>299</text:p>
          </table:table-cell>
          <table:table-cell table:formula="of:=[$test174.C13]" office:value-type="float" office:value="0.014539" calcext:value-type="float">
            <text:p>0.014539</text:p>
          </table:table-cell>
          <table:table-cell table:formula="of:=[$test174.D13]" office:value-type="float" office:value="0.002305" calcext:value-type="float">
            <text:p>0.002305</text:p>
          </table:table-cell>
          <table:table-cell table:formula="of:=[$test174.E13]" office:value-type="float" office:value="0" calcext:value-type="float">
            <text:p>0</text:p>
          </table:table-cell>
          <table:table-cell table:formula="of:=[$test174.F13]" office:value-type="float" office:value="59489" calcext:value-type="float">
            <text:p>59489</text:p>
          </table:table-cell>
          <table:table-cell table:formula="of:=[$test174.G13]" office:value-type="float" office:value="299" calcext:value-type="float">
            <text:p>299</text:p>
          </table:table-cell>
        </table:table-row>
        <table:table-row table:style-name="ro1">
          <table:table-cell table:number-columns-repeated="6"/>
          <table:table-cell table:formula="of:=[.L79]" office:value-type="float" office:value="299" calcext:value-type="float">
            <text:p>299</text:p>
          </table:table-cell>
          <table:table-cell table:formula="of:=[$test174.C14]" office:value-type="float" office:value="0.016955" calcext:value-type="float">
            <text:p>0.016955</text:p>
          </table:table-cell>
          <table:table-cell table:formula="of:=[$test174.D14]" office:value-type="float" office:value="0.003127" calcext:value-type="float">
            <text:p>0.003127</text:p>
          </table:table-cell>
          <table:table-cell table:formula="of:=[$test174.E14]" office:value-type="float" office:value="0" calcext:value-type="float">
            <text:p>0</text:p>
          </table:table-cell>
          <table:table-cell table:formula="of:=[$test174.F14]" office:value-type="float" office:value="78503" calcext:value-type="float">
            <text:p>78503</text:p>
          </table:table-cell>
          <table:table-cell table:formula="of:=[$test174.G14]" office:value-type="float" office:value="299" calcext:value-type="float">
            <text:p>299</text:p>
          </table:table-cell>
        </table:table-row>
        <table:table-row table:style-name="ro1">
          <table:table-cell table:number-columns-repeated="6"/>
          <table:table-cell table:formula="of:=[.L80]" office:value-type="float" office:value="299" calcext:value-type="float">
            <text:p>299</text:p>
          </table:table-cell>
          <table:table-cell table:formula="of:=[$test174.C15]" office:value-type="float" office:value="0.017621" calcext:value-type="float">
            <text:p>0.017621</text:p>
          </table:table-cell>
          <table:table-cell table:formula="of:=[$test174.D15]" office:value-type="float" office:value="0.00609" calcext:value-type="float">
            <text:p>0.00609</text:p>
          </table:table-cell>
          <table:table-cell table:formula="of:=[$test174.E15]" office:value-type="float" office:value="0" calcext:value-type="float">
            <text:p>0</text:p>
          </table:table-cell>
          <table:table-cell table:formula="of:=[$test174.F15]" office:value-type="float" office:value="105566" calcext:value-type="float">
            <text:p>105566</text:p>
          </table:table-cell>
          <table:table-cell table:formula="of:=[$test174.G15]" office:value-type="float" office:value="299" calcext:value-type="float">
            <text:p>299</text:p>
          </table:table-cell>
        </table:table-row>
        <table:table-row table:style-name="ro1">
          <table:table-cell table:number-columns-repeated="6"/>
          <table:table-cell table:formula="of:=[.L81]" office:value-type="float" office:value="299" calcext:value-type="float">
            <text:p>299</text:p>
          </table:table-cell>
          <table:table-cell table:formula="of:=[$test174.C16]" office:value-type="float" office:value="0.01878" calcext:value-type="float">
            <text:p>0.01878</text:p>
          </table:table-cell>
          <table:table-cell table:formula="of:=[$test174.D16]" office:value-type="float" office:value="0.005232" calcext:value-type="float">
            <text:p>0.005232</text:p>
          </table:table-cell>
          <table:table-cell table:formula="of:=[$test174.E16]" office:value-type="float" office:value="0" calcext:value-type="float">
            <text:p>0</text:p>
          </table:table-cell>
          <table:table-cell table:formula="of:=[$test174.F16]" office:value-type="float" office:value="88433" calcext:value-type="float">
            <text:p>88433</text:p>
          </table:table-cell>
          <table:table-cell table:formula="of:=[$test174.G16]" office:value-type="float" office:value="299" calcext:value-type="float">
            <text:p>299</text:p>
          </table:table-cell>
        </table:table-row>
        <table:table-row table:style-name="ro1">
          <table:table-cell table:number-columns-repeated="6"/>
          <table:table-cell table:formula="of:=[.L82]" office:value-type="float" office:value="304" calcext:value-type="float">
            <text:p>304</text:p>
          </table:table-cell>
          <table:table-cell table:formula="of:=[$test174.C17]" office:value-type="float" office:value="0.016551" calcext:value-type="float">
            <text:p>0.016551</text:p>
          </table:table-cell>
          <table:table-cell table:formula="of:=[$test174.D17]" office:value-type="float" office:value="0.003687" calcext:value-type="float">
            <text:p>0.003687</text:p>
          </table:table-cell>
          <table:table-cell table:formula="of:=[$test174.E17]" office:value-type="float" office:value="0" calcext:value-type="float">
            <text:p>0</text:p>
          </table:table-cell>
          <table:table-cell table:formula="of:=[$test174.F17]" office:value-type="float" office:value="73274" calcext:value-type="float">
            <text:p>73274</text:p>
          </table:table-cell>
          <table:table-cell table:formula="of:=[$test174.G17]" office:value-type="float" office:value="304" calcext:value-type="float">
            <text:p>304</text:p>
          </table:table-cell>
        </table:table-row>
        <table:table-row table:style-name="ro1">
          <table:table-cell table:number-columns-repeated="6"/>
          <table:table-cell table:formula="of:=[.L83]" office:value-type="float" office:value="399" calcext:value-type="float">
            <text:p>399</text:p>
          </table:table-cell>
          <table:table-cell table:formula="of:=[$test174.C18]" office:value-type="float" office:value="0.015732" calcext:value-type="float">
            <text:p>0.015732</text:p>
          </table:table-cell>
          <table:table-cell table:formula="of:=[$test174.D18]" office:value-type="float" office:value="0.004382" calcext:value-type="float">
            <text:p>0.004382</text:p>
          </table:table-cell>
          <table:table-cell table:formula="of:=[$test174.E18]" office:value-type="float" office:value="0" calcext:value-type="float">
            <text:p>0</text:p>
          </table:table-cell>
          <table:table-cell table:formula="of:=[$test174.F18]" office:value-type="float" office:value="68724" calcext:value-type="float">
            <text:p>68724</text:p>
          </table:table-cell>
          <table:table-cell table:formula="of:=[$test174.G18]" office:value-type="float" office:value="399" calcext:value-type="float">
            <text:p>399</text:p>
          </table:table-cell>
        </table:table-row>
        <table:table-row table:style-name="ro1">
          <table:table-cell table:number-columns-repeated="6"/>
          <table:table-cell table:formula="of:=[.L84]" office:value-type="float" office:value="399" calcext:value-type="float">
            <text:p>399</text:p>
          </table:table-cell>
          <table:table-cell table:formula="of:=[$test174.C19]" office:value-type="float" office:value="0.013999" calcext:value-type="float">
            <text:p>0.013999</text:p>
          </table:table-cell>
          <table:table-cell table:formula="of:=[$test174.D19]" office:value-type="float" office:value="0.001731" calcext:value-type="float">
            <text:p>0.001731</text:p>
          </table:table-cell>
          <table:table-cell table:formula="of:=[$test174.E19]" office:value-type="float" office:value="0" calcext:value-type="float">
            <text:p>0</text:p>
          </table:table-cell>
          <table:table-cell table:formula="of:=[$test174.F19]" office:value-type="float" office:value="42049" calcext:value-type="float">
            <text:p>42049</text:p>
          </table:table-cell>
          <table:table-cell table:formula="of:=[$test174.G19]" office:value-type="float" office:value="399" calcext:value-type="float">
            <text:p>399</text:p>
          </table:table-cell>
        </table:table-row>
        <table:table-row table:style-name="ro1">
          <table:table-cell table:number-columns-repeated="6"/>
          <table:table-cell table:formula="of:=[.L85]" office:value-type="float" office:value="399" calcext:value-type="float">
            <text:p>399</text:p>
          </table:table-cell>
          <table:table-cell table:formula="of:=[$test174.C20]" office:value-type="float" office:value="0.013176" calcext:value-type="float">
            <text:p>0.013176</text:p>
          </table:table-cell>
          <table:table-cell table:formula="of:=[$test174.D20]" office:value-type="float" office:value="0.001706" calcext:value-type="float">
            <text:p>0.001706</text:p>
          </table:table-cell>
          <table:table-cell table:formula="of:=[$test174.E20]" office:value-type="float" office:value="0" calcext:value-type="float">
            <text:p>0</text:p>
          </table:table-cell>
          <table:table-cell table:formula="of:=[$test174.F20]" office:value-type="float" office:value="41297" calcext:value-type="float">
            <text:p>41297</text:p>
          </table:table-cell>
          <table:table-cell table:formula="of:=[$test174.G20]" office:value-type="float" office:value="399" calcext:value-type="float">
            <text:p>399</text:p>
          </table:table-cell>
        </table:table-row>
        <table:table-row table:style-name="ro1">
          <table:table-cell table:number-columns-repeated="6"/>
          <table:table-cell table:formula="of:=[.L86]" office:value-type="float" office:value="399" calcext:value-type="float">
            <text:p>399</text:p>
          </table:table-cell>
          <table:table-cell table:formula="of:=[$test174.C21]" office:value-type="float" office:value="0.013062" calcext:value-type="float">
            <text:p>0.013062</text:p>
          </table:table-cell>
          <table:table-cell table:formula="of:=[$test174.D21]" office:value-type="float" office:value="0.001852" calcext:value-type="float">
            <text:p>0.001852</text:p>
          </table:table-cell>
          <table:table-cell table:formula="of:=[$test174.E21]" office:value-type="float" office:value="0" calcext:value-type="float">
            <text:p>0</text:p>
          </table:table-cell>
          <table:table-cell table:formula="of:=[$test174.F21]" office:value-type="float" office:value="43759" calcext:value-type="float">
            <text:p>43759</text:p>
          </table:table-cell>
          <table:table-cell table:formula="of:=[$test174.G21]" office:value-type="float" office:value="399" calcext:value-type="float">
            <text:p>399</text:p>
          </table:table-cell>
        </table:table-row>
        <table:table-row table:style-name="ro1">
          <table:table-cell table:number-columns-repeated="6"/>
          <table:table-cell table:formula="of:=[.L87]" office:value-type="float" office:value="403" calcext:value-type="float">
            <text:p>403</text:p>
          </table:table-cell>
          <table:table-cell table:formula="of:=[$test174.C22]" office:value-type="float" office:value="0.015744" calcext:value-type="float">
            <text:p>0.015744</text:p>
          </table:table-cell>
          <table:table-cell table:formula="of:=[$test174.D22]" office:value-type="float" office:value="0.002958" calcext:value-type="float">
            <text:p>0.002958</text:p>
          </table:table-cell>
          <table:table-cell table:formula="of:=[$test174.E22]" office:value-type="float" office:value="0" calcext:value-type="float">
            <text:p>0</text:p>
          </table:table-cell>
          <table:table-cell table:formula="of:=[$test174.F22]" office:value-type="float" office:value="59928" calcext:value-type="float">
            <text:p>59928</text:p>
          </table:table-cell>
          <table:table-cell table:formula="of:=[$test174.G22]" office:value-type="float" office:value="403" calcext:value-type="float">
            <text:p>403</text:p>
          </table:table-cell>
        </table:table-row>
        <table:table-row table:style-name="ro1">
          <table:table-cell table:number-columns-repeated="6"/>
          <table:table-cell table:formula="of:=[.L88]" office:value-type="float" office:value="499" calcext:value-type="float">
            <text:p>499</text:p>
          </table:table-cell>
          <table:table-cell table:formula="of:=[$test174.C23]" office:value-type="float" office:value="0.016185" calcext:value-type="float">
            <text:p>0.016185</text:p>
          </table:table-cell>
          <table:table-cell table:formula="of:=[$test174.D23]" office:value-type="float" office:value="0.002079" calcext:value-type="float">
            <text:p>0.002079</text:p>
          </table:table-cell>
          <table:table-cell table:formula="of:=[$test174.E23]" office:value-type="float" office:value="0" calcext:value-type="float">
            <text:p>0</text:p>
          </table:table-cell>
          <table:table-cell table:formula="of:=[$test174.F23]" office:value-type="float" office:value="41424" calcext:value-type="float">
            <text:p>41424</text:p>
          </table:table-cell>
          <table:table-cell table:formula="of:=[$test174.G23]" office:value-type="float" office:value="499" calcext:value-type="float">
            <text:p>499</text:p>
          </table:table-cell>
        </table:table-row>
        <table:table-row table:style-name="ro1">
          <table:table-cell table:number-columns-repeated="6"/>
          <table:table-cell table:formula="of:=[.L89]" office:value-type="float" office:value="499" calcext:value-type="float">
            <text:p>499</text:p>
          </table:table-cell>
          <table:table-cell table:formula="of:=[$test174.C24]" office:value-type="float" office:value="0.018917" calcext:value-type="float">
            <text:p>0.018917</text:p>
          </table:table-cell>
          <table:table-cell table:formula="of:=[$test174.D24]" office:value-type="float" office:value="0.004949" calcext:value-type="float">
            <text:p>0.004949</text:p>
          </table:table-cell>
          <table:table-cell table:formula="of:=[$test174.E24]" office:value-type="float" office:value="0" calcext:value-type="float">
            <text:p>0</text:p>
          </table:table-cell>
          <table:table-cell table:formula="of:=[$test174.F24]" office:value-type="float" office:value="62530" calcext:value-type="float">
            <text:p>62530</text:p>
          </table:table-cell>
          <table:table-cell table:formula="of:=[$test174.G24]" office:value-type="float" office:value="499" calcext:value-type="float">
            <text:p>499</text:p>
          </table:table-cell>
        </table:table-row>
        <table:table-row table:style-name="ro1">
          <table:table-cell table:number-columns-repeated="6"/>
          <table:table-cell table:formula="of:=[.L90]" office:value-type="float" office:value="499" calcext:value-type="float">
            <text:p>499</text:p>
          </table:table-cell>
          <table:table-cell table:formula="of:=[$test174.C25]" office:value-type="float" office:value="0.013704" calcext:value-type="float">
            <text:p>0.013704</text:p>
          </table:table-cell>
          <table:table-cell table:formula="of:=[$test174.D25]" office:value-type="float" office:value="0.001585" calcext:value-type="float">
            <text:p>0.001585</text:p>
          </table:table-cell>
          <table:table-cell table:formula="of:=[$test174.E25]" office:value-type="float" office:value="0" calcext:value-type="float">
            <text:p>0</text:p>
          </table:table-cell>
          <table:table-cell table:formula="of:=[$test174.F25]" office:value-type="float" office:value="37079" calcext:value-type="float">
            <text:p>37079</text:p>
          </table:table-cell>
          <table:table-cell table:formula="of:=[$test174.G25]" office:value-type="float" office:value="499" calcext:value-type="float">
            <text:p>499</text:p>
          </table:table-cell>
        </table:table-row>
        <table:table-row table:style-name="ro1">
          <table:table-cell table:number-columns-repeated="6"/>
          <table:table-cell table:formula="of:=[.L91]" office:value-type="float" office:value="499" calcext:value-type="float">
            <text:p>499</text:p>
          </table:table-cell>
          <table:table-cell table:formula="of:=[$test174.C26]" office:value-type="float" office:value="0.018561" calcext:value-type="float">
            <text:p>0.018561</text:p>
          </table:table-cell>
          <table:table-cell table:formula="of:=[$test174.D26]" office:value-type="float" office:value="0.003089" calcext:value-type="float">
            <text:p>0.003089</text:p>
          </table:table-cell>
          <table:table-cell table:formula="of:=[$test174.E26]" office:value-type="float" office:value="0" calcext:value-type="float">
            <text:p>0</text:p>
          </table:table-cell>
          <table:table-cell table:formula="of:=[$test174.F26]" office:value-type="float" office:value="58448" calcext:value-type="float">
            <text:p>58448</text:p>
          </table:table-cell>
          <table:table-cell table:formula="of:=[$test174.G26]" office:value-type="float" office:value="499" calcext:value-type="float">
            <text:p>499</text:p>
          </table:table-cell>
        </table:table-row>
        <table:table-row table:style-name="ro1">
          <table:table-cell table:number-columns-repeated="6"/>
          <table:table-cell table:formula="of:=[.L92]" office:value-type="float" office:value="501" calcext:value-type="float">
            <text:p>501</text:p>
          </table:table-cell>
          <table:table-cell table:formula="of:=[$test174.C27]" office:value-type="float" office:value="0.02083" calcext:value-type="float">
            <text:p>0.02083</text:p>
          </table:table-cell>
          <table:table-cell table:formula="of:=[$test174.D27]" office:value-type="float" office:value="0.00592" calcext:value-type="float">
            <text:p>0.00592</text:p>
          </table:table-cell>
          <table:table-cell table:formula="of:=[$test174.E27]" office:value-type="float" office:value="0" calcext:value-type="float">
            <text:p>0</text:p>
          </table:table-cell>
          <table:table-cell table:formula="of:=[$test174.F27]" office:value-type="float" office:value="95292" calcext:value-type="float">
            <text:p>95292</text:p>
          </table:table-cell>
          <table:table-cell table:formula="of:=[$test174.G27]" office:value-type="float" office:value="501" calcext:value-type="float">
            <text:p>501</text:p>
          </table:table-cell>
        </table:table-row>
        <table:table-row table:style-name="ro1">
          <table:table-cell table:number-columns-repeated="6"/>
          <table:table-cell table:formula="of:=[.L93]" office:value-type="float" office:value="599" calcext:value-type="float">
            <text:p>599</text:p>
          </table:table-cell>
          <table:table-cell table:formula="of:=[$test174.C28]" office:value-type="float" office:value="0.021308" calcext:value-type="float">
            <text:p>0.021308</text:p>
          </table:table-cell>
          <table:table-cell table:formula="of:=[$test174.D28]" office:value-type="float" office:value="0.004449" calcext:value-type="float">
            <text:p>0.004449</text:p>
          </table:table-cell>
          <table:table-cell table:formula="of:=[$test174.E28]" office:value-type="float" office:value="0" calcext:value-type="float">
            <text:p>0</text:p>
          </table:table-cell>
          <table:table-cell table:formula="of:=[$test174.F28]" office:value-type="float" office:value="63525" calcext:value-type="float">
            <text:p>63525</text:p>
          </table:table-cell>
          <table:table-cell table:formula="of:=[$test174.G28]" office:value-type="float" office:value="599" calcext:value-type="float">
            <text:p>599</text:p>
          </table:table-cell>
        </table:table-row>
        <table:table-row table:style-name="ro1">
          <table:table-cell table:number-columns-repeated="6"/>
          <table:table-cell table:formula="of:=[.L94]" office:value-type="float" office:value="599" calcext:value-type="float">
            <text:p>599</text:p>
          </table:table-cell>
          <table:table-cell table:formula="of:=[$test174.C29]" office:value-type="float" office:value="0.017328" calcext:value-type="float">
            <text:p>0.017328</text:p>
          </table:table-cell>
          <table:table-cell table:formula="of:=[$test174.D29]" office:value-type="float" office:value="0.002925" calcext:value-type="float">
            <text:p>0.002925</text:p>
          </table:table-cell>
          <table:table-cell table:formula="of:=[$test174.E29]" office:value-type="float" office:value="0" calcext:value-type="float">
            <text:p>0</text:p>
          </table:table-cell>
          <table:table-cell table:formula="of:=[$test174.F29]" office:value-type="float" office:value="62624" calcext:value-type="float">
            <text:p>62624</text:p>
          </table:table-cell>
          <table:table-cell table:formula="of:=[$test174.G29]" office:value-type="float" office:value="599" calcext:value-type="float">
            <text:p>599</text:p>
          </table:table-cell>
        </table:table-row>
        <table:table-row table:style-name="ro1">
          <table:table-cell table:number-columns-repeated="6"/>
          <table:table-cell table:formula="of:=[.L95]" office:value-type="float" office:value="599" calcext:value-type="float">
            <text:p>599</text:p>
          </table:table-cell>
          <table:table-cell table:formula="of:=[$test174.C30]" office:value-type="float" office:value="0.064685" calcext:value-type="float">
            <text:p>0.064685</text:p>
          </table:table-cell>
          <table:table-cell table:formula="of:=[$test174.D30]" office:value-type="float" office:value="0.012952" calcext:value-type="float">
            <text:p>0.012952</text:p>
          </table:table-cell>
          <table:table-cell table:formula="of:=[$test174.E30]" office:value-type="float" office:value="0" calcext:value-type="float">
            <text:p>0</text:p>
          </table:table-cell>
          <table:table-cell table:formula="of:=[$test174.F30]" office:value-type="float" office:value="101809" calcext:value-type="float">
            <text:p>101809</text:p>
          </table:table-cell>
          <table:table-cell table:formula="of:=[$test174.G30]" office:value-type="float" office:value="599" calcext:value-type="float">
            <text:p>599</text:p>
          </table:table-cell>
        </table:table-row>
        <table:table-row table:style-name="ro1">
          <table:table-cell table:number-columns-repeated="6"/>
          <table:table-cell table:formula="of:=[.L96]" office:value-type="float" office:value="599" calcext:value-type="float">
            <text:p>599</text:p>
          </table:table-cell>
          <table:table-cell table:formula="of:=[$test174.C31]" office:value-type="float" office:value="0.027775" calcext:value-type="float">
            <text:p>0.027775</text:p>
          </table:table-cell>
          <table:table-cell table:formula="of:=[$test174.D31]" office:value-type="float" office:value="0.003563" calcext:value-type="float">
            <text:p>0.003563</text:p>
          </table:table-cell>
          <table:table-cell table:formula="of:=[$test174.E31]" office:value-type="float" office:value="0" calcext:value-type="float">
            <text:p>0</text:p>
          </table:table-cell>
          <table:table-cell table:formula="of:=[$test174.F31]" office:value-type="float" office:value="60212" calcext:value-type="float">
            <text:p>60212</text:p>
          </table:table-cell>
          <table:table-cell table:formula="of:=[$test174.G31]" office:value-type="float" office:value="599" calcext:value-type="float">
            <text:p>599</text:p>
          </table:table-cell>
        </table:table-row>
        <table:table-row table:style-name="ro1">
          <table:table-cell table:number-columns-repeated="6"/>
          <table:table-cell table:formula="of:=[.L97]" office:value-type="float" office:value="600" calcext:value-type="float">
            <text:p>600</text:p>
          </table:table-cell>
          <table:table-cell table:formula="of:=[$test174.C32]" office:value-type="float" office:value="0.014689" calcext:value-type="float">
            <text:p>0.014689</text:p>
          </table:table-cell>
          <table:table-cell table:formula="of:=[$test174.D32]" office:value-type="float" office:value="0.003301" calcext:value-type="float">
            <text:p>0.003301</text:p>
          </table:table-cell>
          <table:table-cell table:formula="of:=[$test174.E32]" office:value-type="float" office:value="0" calcext:value-type="float">
            <text:p>0</text:p>
          </table:table-cell>
          <table:table-cell table:formula="of:=[$test174.F32]" office:value-type="float" office:value="58331" calcext:value-type="float">
            <text:p>58331</text:p>
          </table:table-cell>
          <table:table-cell table:formula="of:=[$test174.G32]" office:value-type="float" office:value="600" calcext:value-type="float">
            <text:p>600</text:p>
          </table:table-cell>
        </table:table-row>
        <table:table-row table:style-name="ro1">
          <table:table-cell table:number-columns-repeated="6"/>
          <table:table-cell table:formula="of:=[.L98]" office:value-type="float" office:value="699" calcext:value-type="float">
            <text:p>699</text:p>
          </table:table-cell>
          <table:table-cell table:formula="of:=[$test174.C33]" office:value-type="float" office:value="0.056514" calcext:value-type="float">
            <text:p>0.056514</text:p>
          </table:table-cell>
          <table:table-cell table:formula="of:=[$test174.D33]" office:value-type="float" office:value="0.01634" calcext:value-type="float">
            <text:p>0.01634</text:p>
          </table:table-cell>
          <table:table-cell table:formula="of:=[$test174.E33]" office:value-type="float" office:value="0" calcext:value-type="float">
            <text:p>0</text:p>
          </table:table-cell>
          <table:table-cell table:formula="of:=[$test174.F33]" office:value-type="float" office:value="97233" calcext:value-type="float">
            <text:p>97233</text:p>
          </table:table-cell>
          <table:table-cell table:formula="of:=[$test174.G33]" office:value-type="float" office:value="699" calcext:value-type="float">
            <text:p>699</text:p>
          </table:table-cell>
        </table:table-row>
        <table:table-row table:style-name="ro1">
          <table:table-cell table:number-columns-repeated="6"/>
          <table:table-cell table:formula="of:=[.L99]" office:value-type="float" office:value="699" calcext:value-type="float">
            <text:p>699</text:p>
          </table:table-cell>
          <table:table-cell table:formula="of:=[$test174.C34]" office:value-type="float" office:value="0.017532" calcext:value-type="float">
            <text:p>0.017532</text:p>
          </table:table-cell>
          <table:table-cell table:formula="of:=[$test174.D34]" office:value-type="float" office:value="0.003876" calcext:value-type="float">
            <text:p>0.003876</text:p>
          </table:table-cell>
          <table:table-cell table:formula="of:=[$test174.E34]" office:value-type="float" office:value="0" calcext:value-type="float">
            <text:p>0</text:p>
          </table:table-cell>
          <table:table-cell table:formula="of:=[$test174.F34]" office:value-type="float" office:value="60257" calcext:value-type="float">
            <text:p>60257</text:p>
          </table:table-cell>
          <table:table-cell table:formula="of:=[$test174.G34]" office:value-type="float" office:value="699" calcext:value-type="float">
            <text:p>699</text:p>
          </table:table-cell>
        </table:table-row>
        <table:table-row table:style-name="ro1">
          <table:table-cell table:number-columns-repeated="6"/>
          <table:table-cell table:formula="of:=[.L100]" office:value-type="float" office:value="699" calcext:value-type="float">
            <text:p>699</text:p>
          </table:table-cell>
          <table:table-cell table:formula="of:=[$test174.C35]" office:value-type="float" office:value="0.0352" calcext:value-type="float">
            <text:p>0.0352</text:p>
          </table:table-cell>
          <table:table-cell table:formula="of:=[$test174.D35]" office:value-type="float" office:value="0.006913" calcext:value-type="float">
            <text:p>0.006913</text:p>
          </table:table-cell>
          <table:table-cell table:formula="of:=[$test174.E35]" office:value-type="float" office:value="0" calcext:value-type="float">
            <text:p>0</text:p>
          </table:table-cell>
          <table:table-cell table:formula="of:=[$test174.F35]" office:value-type="float" office:value="81620" calcext:value-type="float">
            <text:p>81620</text:p>
          </table:table-cell>
          <table:table-cell table:formula="of:=[$test174.G35]" office:value-type="float" office:value="699" calcext:value-type="float">
            <text:p>699</text:p>
          </table:table-cell>
        </table:table-row>
        <table:table-row table:style-name="ro1">
          <table:table-cell table:number-columns-repeated="6"/>
          <table:table-cell table:formula="of:=[.L101]" office:value-type="float" office:value="699" calcext:value-type="float">
            <text:p>699</text:p>
          </table:table-cell>
          <table:table-cell table:formula="of:=[$test174.C36]" office:value-type="float" office:value="0.036746" calcext:value-type="float">
            <text:p>0.036746</text:p>
          </table:table-cell>
          <table:table-cell table:formula="of:=[$test174.D36]" office:value-type="float" office:value="0.00602" calcext:value-type="float">
            <text:p>0.00602</text:p>
          </table:table-cell>
          <table:table-cell table:formula="of:=[$test174.E36]" office:value-type="float" office:value="0" calcext:value-type="float">
            <text:p>0</text:p>
          </table:table-cell>
          <table:table-cell table:formula="of:=[$test174.F36]" office:value-type="float" office:value="75170" calcext:value-type="float">
            <text:p>75170</text:p>
          </table:table-cell>
          <table:table-cell table:formula="of:=[$test174.G36]" office:value-type="float" office:value="699" calcext:value-type="float">
            <text:p>699</text:p>
          </table:table-cell>
        </table:table-row>
        <table:table-row table:style-name="ro1">
          <table:table-cell table:number-columns-repeated="6"/>
          <table:table-cell table:formula="of:=[.L102]" office:value-type="float" office:value="707" calcext:value-type="float">
            <text:p>707</text:p>
          </table:table-cell>
          <table:table-cell table:formula="of:=[$test174.C37]" office:value-type="float" office:value="0.156485" calcext:value-type="float">
            <text:p>0.156485</text:p>
          </table:table-cell>
          <table:table-cell table:formula="of:=[$test174.D37]" office:value-type="float" office:value="0.054994" calcext:value-type="float">
            <text:p>0.054994</text:p>
          </table:table-cell>
          <table:table-cell table:formula="of:=[$test174.E37]" office:value-type="float" office:value="0" calcext:value-type="float">
            <text:p>0</text:p>
          </table:table-cell>
          <table:table-cell table:formula="of:=[$test174.F37]" office:value-type="float" office:value="138083" calcext:value-type="float">
            <text:p>138083</text:p>
          </table:table-cell>
          <table:table-cell table:formula="of:=[$test174.G37]" office:value-type="float" office:value="707" calcext:value-type="float">
            <text:p>707</text:p>
          </table:table-cell>
        </table:table-row>
        <table:table-row table:style-name="ro1">
          <table:table-cell table:number-columns-repeated="6"/>
          <table:table-cell table:formula="of:=[.L103]" office:value-type="float" office:value="799" calcext:value-type="float">
            <text:p>799</text:p>
          </table:table-cell>
          <table:table-cell table:formula="of:=[$test174.C38]" office:value-type="float" office:value="0.027441" calcext:value-type="float">
            <text:p>0.027441</text:p>
          </table:table-cell>
          <table:table-cell table:formula="of:=[$test174.D38]" office:value-type="float" office:value="0.005115" calcext:value-type="float">
            <text:p>0.005115</text:p>
          </table:table-cell>
          <table:table-cell table:formula="of:=[$test174.E38]" office:value-type="float" office:value="0" calcext:value-type="float">
            <text:p>0</text:p>
          </table:table-cell>
          <table:table-cell table:formula="of:=[$test174.F38]" office:value-type="float" office:value="54768" calcext:value-type="float">
            <text:p>54768</text:p>
          </table:table-cell>
          <table:table-cell table:formula="of:=[$test174.G38]" office:value-type="float" office:value="799" calcext:value-type="float">
            <text:p>799</text:p>
          </table:table-cell>
        </table:table-row>
        <table:table-row table:style-name="ro1">
          <table:table-cell table:number-columns-repeated="6"/>
          <table:table-cell table:formula="of:=[.L104]" office:value-type="float" office:value="799" calcext:value-type="float">
            <text:p>799</text:p>
          </table:table-cell>
          <table:table-cell table:formula="of:=[$test174.C39]" office:value-type="float" office:value="0.027023" calcext:value-type="float">
            <text:p>0.027023</text:p>
          </table:table-cell>
          <table:table-cell table:formula="of:=[$test174.D39]" office:value-type="float" office:value="0.005358" calcext:value-type="float">
            <text:p>0.005358</text:p>
          </table:table-cell>
          <table:table-cell table:formula="of:=[$test174.E39]" office:value-type="float" office:value="0" calcext:value-type="float">
            <text:p>0</text:p>
          </table:table-cell>
          <table:table-cell table:formula="of:=[$test174.F39]" office:value-type="float" office:value="66989" calcext:value-type="float">
            <text:p>66989</text:p>
          </table:table-cell>
          <table:table-cell table:formula="of:=[$test174.G39]" office:value-type="float" office:value="799" calcext:value-type="float">
            <text:p>799</text:p>
          </table:table-cell>
        </table:table-row>
        <table:table-row table:style-name="ro1">
          <table:table-cell table:number-columns-repeated="6"/>
          <table:table-cell table:formula="of:=[.L105]" office:value-type="float" office:value="799" calcext:value-type="float">
            <text:p>799</text:p>
          </table:table-cell>
          <table:table-cell table:formula="of:=[$test174.C40]" office:value-type="float" office:value="0.014557" calcext:value-type="float">
            <text:p>0.014557</text:p>
          </table:table-cell>
          <table:table-cell table:formula="of:=[$test174.D40]" office:value-type="float" office:value="0.001547" calcext:value-type="float">
            <text:p>0.001547</text:p>
          </table:table-cell>
          <table:table-cell table:formula="of:=[$test174.E40]" office:value-type="float" office:value="0" calcext:value-type="float">
            <text:p>0</text:p>
          </table:table-cell>
          <table:table-cell table:formula="of:=[$test174.F40]" office:value-type="float" office:value="31810" calcext:value-type="float">
            <text:p>31810</text:p>
          </table:table-cell>
          <table:table-cell table:formula="of:=[$test174.G40]" office:value-type="float" office:value="799" calcext:value-type="float">
            <text:p>799</text:p>
          </table:table-cell>
        </table:table-row>
        <table:table-row table:style-name="ro1">
          <table:table-cell table:number-columns-repeated="6"/>
          <table:table-cell table:formula="of:=[.L106]" office:value-type="float" office:value="799" calcext:value-type="float">
            <text:p>799</text:p>
          </table:table-cell>
          <table:table-cell table:formula="of:=[$test174.C41]" office:value-type="float" office:value="0.021736" calcext:value-type="float">
            <text:p>0.021736</text:p>
          </table:table-cell>
          <table:table-cell table:formula="of:=[$test174.D41]" office:value-type="float" office:value="0.003818" calcext:value-type="float">
            <text:p>0.003818</text:p>
          </table:table-cell>
          <table:table-cell table:formula="of:=[$test174.E41]" office:value-type="float" office:value="0" calcext:value-type="float">
            <text:p>0</text:p>
          </table:table-cell>
          <table:table-cell table:formula="of:=[$test174.F41]" office:value-type="float" office:value="60368" calcext:value-type="float">
            <text:p>60368</text:p>
          </table:table-cell>
          <table:table-cell table:formula="of:=[$test174.G41]" office:value-type="float" office:value="799" calcext:value-type="float">
            <text:p>799</text:p>
          </table:table-cell>
        </table:table-row>
        <table:table-row table:style-name="ro1">
          <table:table-cell table:number-columns-repeated="6"/>
          <table:table-cell table:formula="of:=[.L107]" office:value-type="float" office:value="807" calcext:value-type="float">
            <text:p>807</text:p>
          </table:table-cell>
          <table:table-cell table:formula="of:=[$test174.C42]" office:value-type="float" office:value="0.033896" calcext:value-type="float">
            <text:p>0.033896</text:p>
          </table:table-cell>
          <table:table-cell table:formula="of:=[$test174.D42]" office:value-type="float" office:value="0.007085" calcext:value-type="float">
            <text:p>0.007085</text:p>
          </table:table-cell>
          <table:table-cell table:formula="of:=[$test174.E42]" office:value-type="float" office:value="0" calcext:value-type="float">
            <text:p>0</text:p>
          </table:table-cell>
          <table:table-cell table:formula="of:=[$test174.F42]" office:value-type="float" office:value="64134" calcext:value-type="float">
            <text:p>64134</text:p>
          </table:table-cell>
          <table:table-cell table:formula="of:=[$test174.G42]" office:value-type="float" office:value="807" calcext:value-type="float">
            <text:p>807</text:p>
          </table:table-cell>
        </table:table-row>
        <table:table-row table:style-name="ro1">
          <table:table-cell table:number-columns-repeated="6"/>
          <table:table-cell table:formula="of:=[.L108]" office:value-type="float" office:value="899" calcext:value-type="float">
            <text:p>899</text:p>
          </table:table-cell>
          <table:table-cell table:formula="of:=[$test174.C43]" office:value-type="float" office:value="0.037973" calcext:value-type="float">
            <text:p>0.037973</text:p>
          </table:table-cell>
          <table:table-cell table:formula="of:=[$test174.D43]" office:value-type="float" office:value="0.004561" calcext:value-type="float">
            <text:p>0.004561</text:p>
          </table:table-cell>
          <table:table-cell table:formula="of:=[$test174.E43]" office:value-type="float" office:value="0" calcext:value-type="float">
            <text:p>0</text:p>
          </table:table-cell>
          <table:table-cell table:formula="of:=[$test174.F43]" office:value-type="float" office:value="69650" calcext:value-type="float">
            <text:p>69650</text:p>
          </table:table-cell>
          <table:table-cell table:formula="of:=[$test174.G43]" office:value-type="float" office:value="899" calcext:value-type="float">
            <text:p>899</text:p>
          </table:table-cell>
        </table:table-row>
        <table:table-row table:style-name="ro1">
          <table:table-cell table:number-columns-repeated="6"/>
          <table:table-cell table:formula="of:=[.L109]" office:value-type="float" office:value="899" calcext:value-type="float">
            <text:p>899</text:p>
          </table:table-cell>
          <table:table-cell table:formula="of:=[$test174.C44]" office:value-type="float" office:value="0.022237" calcext:value-type="float">
            <text:p>0.022237</text:p>
          </table:table-cell>
          <table:table-cell table:formula="of:=[$test174.D44]" office:value-type="float" office:value="0.004356" calcext:value-type="float">
            <text:p>0.004356</text:p>
          </table:table-cell>
          <table:table-cell table:formula="of:=[$test174.E44]" office:value-type="float" office:value="0" calcext:value-type="float">
            <text:p>0</text:p>
          </table:table-cell>
          <table:table-cell table:formula="of:=[$test174.F44]" office:value-type="float" office:value="58189" calcext:value-type="float">
            <text:p>58189</text:p>
          </table:table-cell>
          <table:table-cell table:formula="of:=[$test174.G44]" office:value-type="float" office:value="899" calcext:value-type="float">
            <text:p>899</text:p>
          </table:table-cell>
        </table:table-row>
        <table:table-row table:style-name="ro1">
          <table:table-cell table:number-columns-repeated="6"/>
          <table:table-cell table:formula="of:=[.L110]" office:value-type="float" office:value="899" calcext:value-type="float">
            <text:p>899</text:p>
          </table:table-cell>
          <table:table-cell table:formula="of:=[$test174.C45]" office:value-type="float" office:value="0.071714" calcext:value-type="float">
            <text:p>0.071714</text:p>
          </table:table-cell>
          <table:table-cell table:formula="of:=[$test174.D45]" office:value-type="float" office:value="0.010475" calcext:value-type="float">
            <text:p>0.010475</text:p>
          </table:table-cell>
          <table:table-cell table:formula="of:=[$test174.E45]" office:value-type="float" office:value="0" calcext:value-type="float">
            <text:p>0</text:p>
          </table:table-cell>
          <table:table-cell table:formula="of:=[$test174.F45]" office:value-type="float" office:value="76718" calcext:value-type="float">
            <text:p>76718</text:p>
          </table:table-cell>
          <table:table-cell table:formula="of:=[$test174.G45]" office:value-type="float" office:value="899" calcext:value-type="float">
            <text:p>899</text:p>
          </table:table-cell>
        </table:table-row>
        <table:table-row table:style-name="ro1">
          <table:table-cell table:number-columns-repeated="6"/>
          <table:table-cell table:formula="of:=[.L111]" office:value-type="float" office:value="899" calcext:value-type="float">
            <text:p>899</text:p>
          </table:table-cell>
          <table:table-cell table:formula="of:=[$test174.C46]" office:value-type="float" office:value="0.056882" calcext:value-type="float">
            <text:p>0.056882</text:p>
          </table:table-cell>
          <table:table-cell table:formula="of:=[$test174.D46]" office:value-type="float" office:value="0.018662" calcext:value-type="float">
            <text:p>0.018662</text:p>
          </table:table-cell>
          <table:table-cell table:formula="of:=[$test174.E46]" office:value-type="float" office:value="0" calcext:value-type="float">
            <text:p>0</text:p>
          </table:table-cell>
          <table:table-cell table:formula="of:=[$test174.F46]" office:value-type="float" office:value="80272" calcext:value-type="float">
            <text:p>80272</text:p>
          </table:table-cell>
          <table:table-cell table:formula="of:=[$test174.G46]" office:value-type="float" office:value="899" calcext:value-type="float">
            <text:p>899</text:p>
          </table:table-cell>
        </table:table-row>
        <table:table-row table:style-name="ro1">
          <table:table-cell table:number-columns-repeated="6"/>
          <table:table-cell table:formula="of:=[.L112]" office:value-type="float" office:value="909" calcext:value-type="float">
            <text:p>909</text:p>
          </table:table-cell>
          <table:table-cell table:formula="of:=[$test174.C47]" office:value-type="float" office:value="0.103556" calcext:value-type="float">
            <text:p>0.103556</text:p>
          </table:table-cell>
          <table:table-cell table:formula="of:=[$test174.D47]" office:value-type="float" office:value="0.027425" calcext:value-type="float">
            <text:p>0.027425</text:p>
          </table:table-cell>
          <table:table-cell table:formula="of:=[$test174.E47]" office:value-type="float" office:value="0" calcext:value-type="float">
            <text:p>0</text:p>
          </table:table-cell>
          <table:table-cell table:formula="of:=[$test174.F47]" office:value-type="float" office:value="86740" calcext:value-type="float">
            <text:p>86740</text:p>
          </table:table-cell>
          <table:table-cell table:formula="of:=[$test174.G47]" office:value-type="float" office:value="909" calcext:value-type="float">
            <text:p>909</text:p>
          </table:table-cell>
        </table:table-row>
        <table:table-row table:style-name="ro1">
          <table:table-cell table:number-columns-repeated="6"/>
          <table:table-cell table:formula="of:=[.L113]" office:value-type="float" office:value="1000" calcext:value-type="float">
            <text:p>1000</text:p>
          </table:table-cell>
          <table:table-cell table:formula="of:=[$test174.C48]" office:value-type="float" office:value="0.05484" calcext:value-type="float">
            <text:p>0.05484</text:p>
          </table:table-cell>
          <table:table-cell table:formula="of:=[$test174.D48]" office:value-type="float" office:value="0.01168" calcext:value-type="float">
            <text:p>0.01168</text:p>
          </table:table-cell>
          <table:table-cell table:formula="of:=[$test174.E48]" office:value-type="float" office:value="0" calcext:value-type="float">
            <text:p>0</text:p>
          </table:table-cell>
          <table:table-cell table:formula="of:=[$test174.F48]" office:value-type="float" office:value="68825" calcext:value-type="float">
            <text:p>68825</text:p>
          </table:table-cell>
          <table:table-cell table:formula="of:=[$test174.G48]" office:value-type="float" office:value="1000" calcext:value-type="float">
            <text:p>1000</text:p>
          </table:table-cell>
        </table:table-row>
        <table:table-row table:style-name="ro1">
          <table:table-cell table:number-columns-repeated="6"/>
          <table:table-cell table:formula="of:=[.L114]" office:value-type="float" office:value="999" calcext:value-type="float">
            <text:p>999</text:p>
          </table:table-cell>
          <table:table-cell table:formula="of:=[$test174.C49]" office:value-type="float" office:value="0.104242" calcext:value-type="float">
            <text:p>0.104242</text:p>
          </table:table-cell>
          <table:table-cell table:formula="of:=[$test174.D49]" office:value-type="float" office:value="0.037351" calcext:value-type="float">
            <text:p>0.037351</text:p>
          </table:table-cell>
          <table:table-cell table:formula="of:=[$test174.E49]" office:value-type="float" office:value="0" calcext:value-type="float">
            <text:p>0</text:p>
          </table:table-cell>
          <table:table-cell table:formula="of:=[$test174.F49]" office:value-type="float" office:value="97821" calcext:value-type="float">
            <text:p>97821</text:p>
          </table:table-cell>
          <table:table-cell table:formula="of:=[$test174.G49]" office:value-type="float" office:value="999" calcext:value-type="float">
            <text:p>999</text:p>
          </table:table-cell>
        </table:table-row>
        <table:table-row table:style-name="ro1">
          <table:table-cell table:number-columns-repeated="6"/>
          <table:table-cell table:formula="of:=[.L115]" office:value-type="float" office:value="999" calcext:value-type="float">
            <text:p>999</text:p>
          </table:table-cell>
          <table:table-cell table:formula="of:=[$test174.C50]" office:value-type="float" office:value="0.13379" calcext:value-type="float">
            <text:p>0.13379</text:p>
          </table:table-cell>
          <table:table-cell table:formula="of:=[$test174.D50]" office:value-type="float" office:value="0.048215" calcext:value-type="float">
            <text:p>0.048215</text:p>
          </table:table-cell>
          <table:table-cell table:formula="of:=[$test174.E50]" office:value-type="float" office:value="0" calcext:value-type="float">
            <text:p>0</text:p>
          </table:table-cell>
          <table:table-cell table:formula="of:=[$test174.F50]" office:value-type="float" office:value="112799" calcext:value-type="float">
            <text:p>112799</text:p>
          </table:table-cell>
          <table:table-cell table:formula="of:=[$test174.G50]" office:value-type="float" office:value="999" calcext:value-type="float">
            <text:p>999</text:p>
          </table:table-cell>
        </table:table-row>
        <table:table-row table:style-name="ro1">
          <table:table-cell table:number-columns-repeated="6"/>
          <table:table-cell table:formula="of:=[.L116]" office:value-type="float" office:value="999" calcext:value-type="float">
            <text:p>999</text:p>
          </table:table-cell>
          <table:table-cell table:formula="of:=[$test174.C51]" office:value-type="float" office:value="0.124844" calcext:value-type="float">
            <text:p>0.124844</text:p>
          </table:table-cell>
          <table:table-cell table:formula="of:=[$test174.D51]" office:value-type="float" office:value="0.034011" calcext:value-type="float">
            <text:p>0.034011</text:p>
          </table:table-cell>
          <table:table-cell table:formula="of:=[$test174.E51]" office:value-type="float" office:value="0" calcext:value-type="float">
            <text:p>0</text:p>
          </table:table-cell>
          <table:table-cell table:formula="of:=[$test174.F51]" office:value-type="float" office:value="61625" calcext:value-type="float">
            <text:p>61625</text:p>
          </table:table-cell>
          <table:table-cell table:formula="of:=[$test174.G51]" office:value-type="float" office:value="999" calcext:value-type="float">
            <text:p>999</text:p>
          </table:table-cell>
        </table:table-row>
        <table:table-row table:style-name="ro1">
          <table:table-cell table:number-columns-repeated="6"/>
          <table:table-cell table:formula="of:=[.L117]" office:value-type="float" office:value="999" calcext:value-type="float">
            <text:p>999</text:p>
          </table:table-cell>
          <table:table-cell table:formula="of:=[$test174.C52]" office:value-type="float" office:value="0.053217" calcext:value-type="float">
            <text:p>0.053217</text:p>
          </table:table-cell>
          <table:table-cell table:formula="of:=[$test174.D52]" office:value-type="float" office:value="0.009829" calcext:value-type="float">
            <text:p>0.009829</text:p>
          </table:table-cell>
          <table:table-cell table:formula="of:=[$test174.E52]" office:value-type="float" office:value="0" calcext:value-type="float">
            <text:p>0</text:p>
          </table:table-cell>
          <table:table-cell table:formula="of:=[$test174.F52]" office:value-type="float" office:value="55592" calcext:value-type="float">
            <text:p>55592</text:p>
          </table:table-cell>
          <table:table-cell table:formula="of:=[$test174.G52]" office:value-type="float" office:value="999" calcext:value-type="float">
            <text:p>999</text:p>
          </table:table-cell>
        </table:table-row>
        <table:table-row table:style-name="ro1">
          <table:table-cell table:number-columns-repeated="6"/>
          <table:table-cell table:formula="of:=[.L118]" office:value-type="float" office:value="999" calcext:value-type="float">
            <text:p>999</text:p>
          </table:table-cell>
          <table:table-cell table:formula="of:=[$test174.C53]" office:value-type="float" office:value="0.204431" calcext:value-type="float">
            <text:p>0.204431</text:p>
          </table:table-cell>
          <table:table-cell table:formula="of:=[$test174.D53]" office:value-type="float" office:value="0.108764" calcext:value-type="float">
            <text:p>0.108764</text:p>
          </table:table-cell>
          <table:table-cell table:formula="of:=[$test174.E53]" office:value-type="float" office:value="0" calcext:value-type="float">
            <text:p>0</text:p>
          </table:table-cell>
          <table:table-cell table:formula="of:=[$test174.F53]" office:value-type="float" office:value="126934" calcext:value-type="float">
            <text:p>126934</text:p>
          </table:table-cell>
          <table:table-cell table:formula="of:=[$test174.G53]" office:value-type="float" office:value="999" calcext:value-type="float">
            <text:p>999</text:p>
          </table:table-cell>
        </table:table-row>
        <table:table-row table:style-name="ro1">
          <table:table-cell table:number-columns-repeated="6"/>
          <table:table-cell table:formula="of:=[.L119]" office:value-type="float" office:value="999" calcext:value-type="float">
            <text:p>999</text:p>
          </table:table-cell>
          <table:table-cell table:formula="of:=[$test174.C54]" office:value-type="float" office:value="0.141573" calcext:value-type="float">
            <text:p>0.141573</text:p>
          </table:table-cell>
          <table:table-cell table:formula="of:=[$test174.D54]" office:value-type="float" office:value="0.035398" calcext:value-type="float">
            <text:p>0.035398</text:p>
          </table:table-cell>
          <table:table-cell table:formula="of:=[$test174.E54]" office:value-type="float" office:value="0" calcext:value-type="float">
            <text:p>0</text:p>
          </table:table-cell>
          <table:table-cell table:formula="of:=[$test174.F54]" office:value-type="float" office:value="51844" calcext:value-type="float">
            <text:p>51844</text:p>
          </table:table-cell>
          <table:table-cell table:formula="of:=[$test174.G54]" office:value-type="float" office:value="999" calcext:value-type="float">
            <text:p>999</text:p>
          </table:table-cell>
        </table:table-row>
        <table:table-row table:style-name="ro1">
          <table:table-cell table:number-columns-repeated="6"/>
          <table:table-cell table:formula="of:=[.L120]" office:value-type="float" office:value="999" calcext:value-type="float">
            <text:p>999</text:p>
          </table:table-cell>
          <table:table-cell table:formula="of:=[$test174.C55]" office:value-type="float" office:value="0.084248" calcext:value-type="float">
            <text:p>0.084248</text:p>
          </table:table-cell>
          <table:table-cell table:formula="of:=[$test174.D55]" office:value-type="float" office:value="0.020816" calcext:value-type="float">
            <text:p>0.020816</text:p>
          </table:table-cell>
          <table:table-cell table:formula="of:=[$test174.E55]" office:value-type="float" office:value="0" calcext:value-type="float">
            <text:p>0</text:p>
          </table:table-cell>
          <table:table-cell table:formula="of:=[$test174.F55]" office:value-type="float" office:value="87687" calcext:value-type="float">
            <text:p>87687</text:p>
          </table:table-cell>
          <table:table-cell table:formula="of:=[$test174.G55]" office:value-type="float" office:value="999" calcext:value-type="float">
            <text:p>999</text:p>
          </table:table-cell>
        </table:table-row>
        <table:table-row table:style-name="ro1">
          <table:table-cell table:number-columns-repeated="6"/>
          <table:table-cell table:formula="of:=[.L121]" office:value-type="float" office:value="999" calcext:value-type="float">
            <text:p>999</text:p>
          </table:table-cell>
          <table:table-cell table:formula="of:=[$test174.C56]" office:value-type="float" office:value="0.047954" calcext:value-type="float">
            <text:p>0.047954</text:p>
          </table:table-cell>
          <table:table-cell table:formula="of:=[$test174.D56]" office:value-type="float" office:value="0.012996" calcext:value-type="float">
            <text:p>0.012996</text:p>
          </table:table-cell>
          <table:table-cell table:formula="of:=[$test174.E56]" office:value-type="float" office:value="0" calcext:value-type="float">
            <text:p>0</text:p>
          </table:table-cell>
          <table:table-cell table:formula="of:=[$test174.F56]" office:value-type="float" office:value="57839" calcext:value-type="float">
            <text:p>57839</text:p>
          </table:table-cell>
          <table:table-cell table:formula="of:=[$test174.G56]" office:value-type="float" office:value="999" calcext:value-type="float">
            <text:p>999</text:p>
          </table:table-cell>
        </table:table-row>
        <table:table-row table:style-name="ro1">
          <table:table-cell table:number-columns-repeated="6"/>
          <table:table-cell table:formula="of:=[.L122]" office:value-type="float" office:value="999" calcext:value-type="float">
            <text:p>999</text:p>
          </table:table-cell>
          <table:table-cell table:formula="of:=[$test174.C57]" office:value-type="float" office:value="0.082722" calcext:value-type="float">
            <text:p>0.082722</text:p>
          </table:table-cell>
          <table:table-cell table:formula="of:=[$test174.D57]" office:value-type="float" office:value="0.026232" calcext:value-type="float">
            <text:p>0.026232</text:p>
          </table:table-cell>
          <table:table-cell table:formula="of:=[$test174.E57]" office:value-type="float" office:value="0" calcext:value-type="float">
            <text:p>0</text:p>
          </table:table-cell>
          <table:table-cell table:formula="of:=[$test174.F57]" office:value-type="float" office:value="90222" calcext:value-type="float">
            <text:p>90222</text:p>
          </table:table-cell>
          <table:table-cell table:formula="of:=[$test174.G57]" office:value-type="float" office:value="999" calcext:value-type="float">
            <text:p>999</text:p>
          </table:table-cell>
        </table:table-row>
        <table:table-row table:style-name="ro1">
          <table:table-cell table:number-columns-repeated="6"/>
          <table:table-cell table:formula="of:=[.L123]" office:value-type="float" office:value="999" calcext:value-type="float">
            <text:p>999</text:p>
          </table:table-cell>
          <table:table-cell table:formula="of:=[$test174.C58]" office:value-type="float" office:value="0.128247" calcext:value-type="float">
            <text:p>0.128247</text:p>
          </table:table-cell>
          <table:table-cell table:formula="of:=[$test174.D58]" office:value-type="float" office:value="0.016515" calcext:value-type="float">
            <text:p>0.016515</text:p>
          </table:table-cell>
          <table:table-cell table:formula="of:=[$test174.E58]" office:value-type="float" office:value="0" calcext:value-type="float">
            <text:p>0</text:p>
          </table:table-cell>
          <table:table-cell table:formula="of:=[$test174.F58]" office:value-type="float" office:value="83676" calcext:value-type="float">
            <text:p>83676</text:p>
          </table:table-cell>
          <table:table-cell table:formula="of:=[$test174.G58]" office:value-type="float" office:value="999" calcext:value-type="float">
            <text:p>999</text:p>
          </table:table-cell>
        </table:table-row>
        <table:table-row table:style-name="ro1">
          <table:table-cell table:number-columns-repeated="6"/>
          <table:table-cell table:formula="of:=[.L124]" office:value-type="float" office:value="999" calcext:value-type="float">
            <text:p>999</text:p>
          </table:table-cell>
          <table:table-cell table:formula="of:=[$test174.C59]" office:value-type="float" office:value="0.09266" calcext:value-type="float">
            <text:p>0.09266</text:p>
          </table:table-cell>
          <table:table-cell table:formula="of:=[$test174.D59]" office:value-type="float" office:value="0.027702" calcext:value-type="float">
            <text:p>0.027702</text:p>
          </table:table-cell>
          <table:table-cell table:formula="of:=[$test174.E59]" office:value-type="float" office:value="0" calcext:value-type="float">
            <text:p>0</text:p>
          </table:table-cell>
          <table:table-cell table:formula="of:=[$test174.F59]" office:value-type="float" office:value="88971" calcext:value-type="float">
            <text:p>88971</text:p>
          </table:table-cell>
          <table:table-cell table:formula="of:=[$test174.G59]" office:value-type="float" office:value="999" calcext:value-type="float">
            <text:p>999</text:p>
          </table:table-cell>
        </table:table-row>
        <table:table-row table:style-name="ro1" table:visibility="collapse">
          <table:table-cell table:number-columns-repeated="7"/>
          <table:table-cell table:formula="of:=[$test174.A60]" office:value-type="string" office:string-value="2017-09-29" calcext:value-type="string">
            <text:p>2017-09-29</text:p>
          </table:table-cell>
          <table:table-cell table:formula="of:=[$test174.B60]" office:value-type="string" office:string-value="16:19:53" calcext:value-type="string">
            <text:p>16:19:53</text:p>
          </table:table-cell>
          <table:table-cell table:formula="of:=[$test174.C60]" office:value-type="float" office:value="0.175258" calcext:value-type="float">
            <text:p>0.175258</text:p>
          </table:table-cell>
          <table:table-cell table:formula="of:=[$test174.D60]" office:value-type="float" office:value="0.06733" calcext:value-type="float">
            <text:p>0.06733</text:p>
          </table:table-cell>
          <table:table-cell table:formula="of:=[$test174.E60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table:formula="of:=[$test174.A61]" office:value-type="string" office:string-value="2017-09-29" calcext:value-type="string">
            <text:p>2017-09-29</text:p>
          </table:table-cell>
          <table:table-cell table:formula="of:=[$test174.B61]" office:value-type="string" office:string-value="16:19:54" calcext:value-type="string">
            <text:p>16:19:54</text:p>
          </table:table-cell>
          <table:table-cell table:formula="of:=[$test174.C61]" office:value-type="float" office:value="0.140067" calcext:value-type="float">
            <text:p>0.140067</text:p>
          </table:table-cell>
          <table:table-cell table:formula="of:=[$test174.D61]" office:value-type="float" office:value="0.045256" calcext:value-type="float">
            <text:p>0.045256</text:p>
          </table:table-cell>
          <table:table-cell table:formula="of:=[$test174.E61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table:formula="of:=[$test174.A62]" office:value-type="string" office:string-value="2017-09-29" calcext:value-type="string">
            <text:p>2017-09-29</text:p>
          </table:table-cell>
          <table:table-cell table:formula="of:=[$test174.B62]" office:value-type="string" office:string-value="16:19:55" calcext:value-type="string">
            <text:p>16:19:55</text:p>
          </table:table-cell>
          <table:table-cell table:formula="of:=[$test174.C62]" office:value-type="float" office:value="0.040345" calcext:value-type="float">
            <text:p>0.040345</text:p>
          </table:table-cell>
          <table:table-cell table:formula="of:=[$test174.D62]" office:value-type="float" office:value="0.00973" calcext:value-type="float">
            <text:p>0.00973</text:p>
          </table:table-cell>
          <table:table-cell table:formula="of:=[$test174.E62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table:formula="of:=[$test174.A63]" office:value-type="string" office:string-value="2017-09-29" calcext:value-type="string">
            <text:p>2017-09-29</text:p>
          </table:table-cell>
          <table:table-cell table:formula="of:=[$test174.B63]" office:value-type="string" office:string-value="16:19:56" calcext:value-type="string">
            <text:p>16:19:56</text:p>
          </table:table-cell>
          <table:table-cell table:formula="of:=[$test174.C63]" office:value-type="float" office:value="0.014939" calcext:value-type="float">
            <text:p>0.014939</text:p>
          </table:table-cell>
          <table:table-cell table:formula="of:=[$test174.D63]" office:value-type="float" office:value="0.002417" calcext:value-type="float">
            <text:p>0.002417</text:p>
          </table:table-cell>
          <table:table-cell table:formula="of:=[$test174.E63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table:formula="of:=[$test174.A64]" office:value-type="string" office:string-value="2017-09-29" calcext:value-type="string">
            <text:p>2017-09-29</text:p>
          </table:table-cell>
          <table:table-cell table:formula="of:=[$test174.B64]" office:value-type="string" office:string-value="16:19:57" calcext:value-type="string">
            <text:p>16:19:57</text:p>
          </table:table-cell>
          <table:table-cell table:formula="of:=[$test174.C64]" office:value-type="float" office:value="0.014816" calcext:value-type="float">
            <text:p>0.014816</text:p>
          </table:table-cell>
          <table:table-cell table:formula="of:=[$test174.D64]" office:value-type="float" office:value="0.004647" calcext:value-type="float">
            <text:p>0.004647</text:p>
          </table:table-cell>
          <table:table-cell table:formula="of:=[$test174.E64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table:formula="of:=[$test174.A65]" office:value-type="string" office:string-value="2017-09-29" calcext:value-type="string">
            <text:p>2017-09-29</text:p>
          </table:table-cell>
          <table:table-cell table:formula="of:=[$test174.B65]" office:value-type="string" office:string-value="16:19:58" calcext:value-type="string">
            <text:p>16:19:58</text:p>
          </table:table-cell>
          <table:table-cell table:formula="of:=[$test174.C65]" office:value-type="float" office:value="0.015572" calcext:value-type="float">
            <text:p>0.015572</text:p>
          </table:table-cell>
          <table:table-cell table:formula="of:=[$test174.D65]" office:value-type="float" office:value="0.004642" calcext:value-type="float">
            <text:p>0.004642</text:p>
          </table:table-cell>
          <table:table-cell table:formula="of:=[$test174.E65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table:formula="of:=[$test174.A66]" office:value-type="string" office:string-value="2017-09-29" calcext:value-type="string">
            <text:p>2017-09-29</text:p>
          </table:table-cell>
          <table:table-cell table:formula="of:=[$test174.B66]" office:value-type="string" office:string-value="16:19:59" calcext:value-type="string">
            <text:p>16:19:59</text:p>
          </table:table-cell>
          <table:table-cell table:formula="of:=[$test174.C66]" office:value-type="float" office:value="0.017094" calcext:value-type="float">
            <text:p>0.017094</text:p>
          </table:table-cell>
          <table:table-cell table:formula="of:=[$test174.D66]" office:value-type="float" office:value="0.005746" calcext:value-type="float">
            <text:p>0.005746</text:p>
          </table:table-cell>
          <table:table-cell table:formula="of:=[$test174.E66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table:formula="of:=[$test174.A67]" office:value-type="string" office:string-value="2017-09-29" calcext:value-type="string">
            <text:p>2017-09-29</text:p>
          </table:table-cell>
          <table:table-cell table:formula="of:=[$test174.B67]" office:value-type="string" office:string-value="16:20:00" calcext:value-type="string">
            <text:p>16:20:00</text:p>
          </table:table-cell>
          <table:table-cell table:formula="of:=[$test174.C67]" office:value-type="float" office:value="0.015151" calcext:value-type="float">
            <text:p>0.015151</text:p>
          </table:table-cell>
          <table:table-cell table:formula="of:=[$test174.D67]" office:value-type="float" office:value="0.002874" calcext:value-type="float">
            <text:p>0.002874</text:p>
          </table:table-cell>
          <table:table-cell table:formula="of:=[$test174.E67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table:formula="of:=[$test174.A68]" office:value-type="string" office:string-value="2017-09-29" calcext:value-type="string">
            <text:p>2017-09-29</text:p>
          </table:table-cell>
          <table:table-cell table:formula="of:=[$test174.B68]" office:value-type="string" office:string-value="16:20:01" calcext:value-type="string">
            <text:p>16:20:01</text:p>
          </table:table-cell>
          <table:table-cell table:formula="of:=[$test174.C68]" office:value-type="float" office:value="0.020638" calcext:value-type="float">
            <text:p>0.020638</text:p>
          </table:table-cell>
          <table:table-cell table:formula="of:=[$test174.D68]" office:value-type="float" office:value="0.008294" calcext:value-type="float">
            <text:p>0.008294</text:p>
          </table:table-cell>
          <table:table-cell table:formula="of:=[$test174.E68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table:formula="of:=[$test174.A69]" office:value-type="string" office:string-value="2017-09-29" calcext:value-type="string">
            <text:p>2017-09-29</text:p>
          </table:table-cell>
          <table:table-cell table:formula="of:=[$test174.B69]" office:value-type="string" office:string-value="16:20:02" calcext:value-type="string">
            <text:p>16:20:02</text:p>
          </table:table-cell>
          <table:table-cell table:formula="of:=[$test174.C69]" office:value-type="float" office:value="0.023977" calcext:value-type="float">
            <text:p>0.023977</text:p>
          </table:table-cell>
          <table:table-cell table:formula="of:=[$test174.D69]" office:value-type="float" office:value="0.00716" calcext:value-type="float">
            <text:p>0.00716</text:p>
          </table:table-cell>
          <table:table-cell table:formula="of:=[$test174.E69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table:formula="of:=[$test174.A70]" office:value-type="string" office:string-value="2017-09-29" calcext:value-type="string">
            <text:p>2017-09-29</text:p>
          </table:table-cell>
          <table:table-cell table:formula="of:=[$test174.B70]" office:value-type="string" office:string-value="16:20:03" calcext:value-type="string">
            <text:p>16:20:03</text:p>
          </table:table-cell>
          <table:table-cell table:formula="of:=[$test174.C70]" office:value-type="float" office:value="0.029273" calcext:value-type="float">
            <text:p>0.029273</text:p>
          </table:table-cell>
          <table:table-cell table:formula="of:=[$test174.D70]" office:value-type="float" office:value="0.013106" calcext:value-type="float">
            <text:p>0.013106</text:p>
          </table:table-cell>
          <table:table-cell table:formula="of:=[$test174.E7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16:52:59.473706149</dc:date>
    <meta:editing-duration>PT6M29S</meta:editing-duration>
    <meta:editing-cycles>2</meta:editing-cycles>
    <meta:generator>LibreOffice/5.4.0.3$Linux_X86_64 LibreOffice_project/7556cbc6811c9d992f4064ab9287069087d7f62c</meta:generator>
    <meta:document-statistic meta:table-count="3" meta:cell-count="181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21cm" svg:y="0.315cm" chart:style-name="ch2">
          <text:p>test 175, eTags, but no --cache</text:p>
        </chart:title>
        <chart:legend chart:legend-position="end" svg:x="14.001cm" svg:y="4.005cm" style:legend-expansion="high" chart:style-name="ch3"/>
        <chart:plot-area chart:style-name="ch4" table:cell-range-address="test175.B1:test175.D65" chart:data-source-has-labels="both" svg:x="0.32cm" svg:y="1.248cm" svg:width="13.361cm" svg:height="7.572cm">
          <chartooo:coordinate-region svg:x="1.274cm" svg:y="1.248cm" svg:width="12.407cm" svg:height="5.97cm"/>
          <chart:axis chart:dimension="x" chart:name="primary-x" chart:style-name="ch5" chartooo:axis-type="auto">
            <chartooo:date-scale/>
            <chart:categories table:cell-range-address="test175.B2:test175.B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75.C2:test175.C65" chart:label-cell-address="test175.C1:test175.C1" chart:class="chart:bar">
            <chart:data-point chart:repeated="59"/>
          </chart:series>
          <chart:series chart:style-name="ch9" chart:values-cell-range-address="test175.D2:test175.D65" chart:label-cell-address="test175.D1:test175.D1" chart:class="chart:bar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175.C1:test175.C1</svg:desc>
                </draw:g>
              </table:table-cell>
              <table:table-cell office:value-type="string">
                <text:p>xfertime</text:p>
                <draw:g>
                  <svg:desc>test175.D1:test17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:24:36</text:p>
                <draw:g>
                  <svg:desc>test175.B2:test175.B65</svg:desc>
                </draw:g>
              </table:table-cell>
              <table:table-cell office:value-type="float" office:value="0.002427">
                <text:p>0.002427</text:p>
                <draw:g>
                  <svg:desc>test175.C2:test175.C65</svg:desc>
                </draw:g>
              </table:table-cell>
              <table:table-cell office:value-type="float" office:value="0.004949">
                <text:p>0.004949</text:p>
                <draw:g>
                  <svg:desc>test175.D2:test175.D65</svg:desc>
                </draw:g>
              </table:table-cell>
            </table:table-row>
            <table:table-row>
              <table:table-cell office:value-type="string">
                <text:p>16:24:37</text:p>
              </table:table-cell>
              <table:table-cell office:value-type="float" office:value="0.001182">
                <text:p>0.001182</text:p>
              </table:table-cell>
              <table:table-cell office:value-type="float" office:value="0.001423">
                <text:p>0.001423</text:p>
              </table:table-cell>
            </table:table-row>
            <table:table-row>
              <table:table-cell office:value-type="string">
                <text:p>16:24:38</text:p>
              </table:table-cell>
              <table:table-cell office:value-type="float" office:value="0.001172">
                <text:p>0.001172</text:p>
              </table:table-cell>
              <table:table-cell office:value-type="float" office:value="0.001354">
                <text:p>0.001354</text:p>
              </table:table-cell>
            </table:table-row>
            <table:table-row>
              <table:table-cell office:value-type="string">
                <text:p>16:24:39</text:p>
              </table:table-cell>
              <table:table-cell office:value-type="float" office:value="0.001175">
                <text:p>0.001175</text:p>
              </table:table-cell>
              <table:table-cell office:value-type="float" office:value="0.001436">
                <text:p>0.001436</text:p>
              </table:table-cell>
            </table:table-row>
            <table:table-row>
              <table:table-cell office:value-type="string">
                <text:p>16:24:40</text:p>
              </table:table-cell>
              <table:table-cell office:value-type="float" office:value="0.001189">
                <text:p>0.001189</text:p>
              </table:table-cell>
              <table:table-cell office:value-type="float" office:value="0.001687">
                <text:p>0.001687</text:p>
              </table:table-cell>
            </table:table-row>
            <table:table-row>
              <table:table-cell office:value-type="string">
                <text:p>16:24:41</text:p>
              </table:table-cell>
              <table:table-cell office:value-type="float" office:value="0.001182">
                <text:p>0.001182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16:24:42</text:p>
              </table:table-cell>
              <table:table-cell office:value-type="float" office:value="0.001134">
                <text:p>0.001134</text:p>
              </table:table-cell>
              <table:table-cell office:value-type="float" office:value="0.001291">
                <text:p>0.001291</text:p>
              </table:table-cell>
            </table:table-row>
            <table:table-row>
              <table:table-cell office:value-type="string">
                <text:p>16:24:43</text:p>
              </table:table-cell>
              <table:table-cell office:value-type="float" office:value="0.001289">
                <text:p>0.001289</text:p>
              </table:table-cell>
              <table:table-cell office:value-type="float" office:value="0.002356">
                <text:p>0.002356</text:p>
              </table:table-cell>
            </table:table-row>
            <table:table-row>
              <table:table-cell office:value-type="string">
                <text:p>16:24:44</text:p>
              </table:table-cell>
              <table:table-cell office:value-type="float" office:value="0.001494">
                <text:p>0.001494</text:p>
              </table:table-cell>
              <table:table-cell office:value-type="float" office:value="0.003095">
                <text:p>0.003095</text:p>
              </table:table-cell>
            </table:table-row>
            <table:table-row>
              <table:table-cell office:value-type="string">
                <text:p>16:24:45</text:p>
              </table:table-cell>
              <table:table-cell office:value-type="float" office:value="0.001714">
                <text:p>0.001714</text:p>
              </table:table-cell>
              <table:table-cell office:value-type="float" office:value="0.004011">
                <text:p>0.004011</text:p>
              </table:table-cell>
            </table:table-row>
            <table:table-row>
              <table:table-cell office:value-type="string">
                <text:p>16:24:46</text:p>
              </table:table-cell>
              <table:table-cell office:value-type="float" office:value="0.001229">
                <text:p>0.001229</text:p>
              </table:table-cell>
              <table:table-cell office:value-type="float" office:value="0.00221">
                <text:p>0.00221</text:p>
              </table:table-cell>
            </table:table-row>
            <table:table-row>
              <table:table-cell office:value-type="string">
                <text:p>16:24:47</text:p>
              </table:table-cell>
              <table:table-cell office:value-type="float" office:value="0.001291">
                <text:p>0.001291</text:p>
              </table:table-cell>
              <table:table-cell office:value-type="float" office:value="0.002411">
                <text:p>0.002411</text:p>
              </table:table-cell>
            </table:table-row>
            <table:table-row>
              <table:table-cell office:value-type="string">
                <text:p>16:24:48</text:p>
              </table:table-cell>
              <table:table-cell office:value-type="float" office:value="0.001771">
                <text:p>0.001771</text:p>
              </table:table-cell>
              <table:table-cell office:value-type="float" office:value="0.003997">
                <text:p>0.003997</text:p>
              </table:table-cell>
            </table:table-row>
            <table:table-row>
              <table:table-cell office:value-type="string">
                <text:p>16:24:49</text:p>
              </table:table-cell>
              <table:table-cell office:value-type="float" office:value="0.00166">
                <text:p>0.00166</text:p>
              </table:table-cell>
              <table:table-cell office:value-type="float" office:value="0.00415">
                <text:p>0.00415</text:p>
              </table:table-cell>
            </table:table-row>
            <table:table-row>
              <table:table-cell office:value-type="string">
                <text:p>16:24:50</text:p>
              </table:table-cell>
              <table:table-cell office:value-type="float" office:value="0.00159">
                <text:p>0.00159</text:p>
              </table:table-cell>
              <table:table-cell office:value-type="float" office:value="0.003257">
                <text:p>0.003257</text:p>
              </table:table-cell>
            </table:table-row>
            <table:table-row>
              <table:table-cell office:value-type="string">
                <text:p>16:24:51</text:p>
              </table:table-cell>
              <table:table-cell office:value-type="float" office:value="0.001495">
                <text:p>0.001495</text:p>
              </table:table-cell>
              <table:table-cell office:value-type="float" office:value="0.002935">
                <text:p>0.002935</text:p>
              </table:table-cell>
            </table:table-row>
            <table:table-row>
              <table:table-cell office:value-type="string">
                <text:p>16:24:52</text:p>
              </table:table-cell>
              <table:table-cell office:value-type="float" office:value="0.001485">
                <text:p>0.001485</text:p>
              </table:table-cell>
              <table:table-cell office:value-type="float" office:value="0.002615">
                <text:p>0.002615</text:p>
              </table:table-cell>
            </table:table-row>
            <table:table-row>
              <table:table-cell office:value-type="string">
                <text:p>16:24:53</text:p>
              </table:table-cell>
              <table:table-cell office:value-type="float" office:value="0.001274">
                <text:p>0.001274</text:p>
              </table:table-cell>
              <table:table-cell office:value-type="float" office:value="0.001842">
                <text:p>0.001842</text:p>
              </table:table-cell>
            </table:table-row>
            <table:table-row>
              <table:table-cell office:value-type="string">
                <text:p>16:24:54</text:p>
              </table:table-cell>
              <table:table-cell office:value-type="float" office:value="0.001268">
                <text:p>0.001268</text:p>
              </table:table-cell>
              <table:table-cell office:value-type="float" office:value="0.001769">
                <text:p>0.001769</text:p>
              </table:table-cell>
            </table:table-row>
            <table:table-row>
              <table:table-cell office:value-type="string">
                <text:p>16:24:55</text:p>
              </table:table-cell>
              <table:table-cell office:value-type="float" office:value="0.001544">
                <text:p>0.001544</text:p>
              </table:table-cell>
              <table:table-cell office:value-type="float" office:value="0.002613">
                <text:p>0.002613</text:p>
              </table:table-cell>
            </table:table-row>
            <table:table-row>
              <table:table-cell office:value-type="string">
                <text:p>16:24:56</text:p>
              </table:table-cell>
              <table:table-cell office:value-type="float" office:value="0.001626">
                <text:p>0.001626</text:p>
              </table:table-cell>
              <table:table-cell office:value-type="float" office:value="0.003233">
                <text:p>0.003233</text:p>
              </table:table-cell>
            </table:table-row>
            <table:table-row>
              <table:table-cell office:value-type="string">
                <text:p>16:24:57</text:p>
              </table:table-cell>
              <table:table-cell office:value-type="float" office:value="0.001218">
                <text:p>0.001218</text:p>
              </table:table-cell>
              <table:table-cell office:value-type="float" office:value="0.001486">
                <text:p>0.001486</text:p>
              </table:table-cell>
            </table:table-row>
            <table:table-row>
              <table:table-cell office:value-type="string">
                <text:p>16:24:58</text:p>
              </table:table-cell>
              <table:table-cell office:value-type="float" office:value="0.001674">
                <text:p>0.001674</text:p>
              </table:table-cell>
              <table:table-cell office:value-type="float" office:value="0.002884">
                <text:p>0.002884</text:p>
              </table:table-cell>
            </table:table-row>
            <table:table-row>
              <table:table-cell office:value-type="string">
                <text:p>16:24:59</text:p>
              </table:table-cell>
              <table:table-cell office:value-type="float" office:value="0.001193">
                <text:p>0.001193</text:p>
              </table:table-cell>
              <table:table-cell office:value-type="float" office:value="0.001909">
                <text:p>0.001909</text:p>
              </table:table-cell>
            </table:table-row>
            <table:table-row>
              <table:table-cell office:value-type="string">
                <text:p>16:25:00</text:p>
              </table:table-cell>
              <table:table-cell office:value-type="float" office:value="0.00154">
                <text:p>0.00154</text:p>
              </table:table-cell>
              <table:table-cell office:value-type="float" office:value="0.002645">
                <text:p>0.002645</text:p>
              </table:table-cell>
            </table:table-row>
            <table:table-row>
              <table:table-cell office:value-type="string">
                <text:p>16:25:01</text:p>
              </table:table-cell>
              <table:table-cell office:value-type="float" office:value="0.002029">
                <text:p>0.002029</text:p>
              </table:table-cell>
              <table:table-cell office:value-type="float" office:value="0.003924">
                <text:p>0.003924</text:p>
              </table:table-cell>
            </table:table-row>
            <table:table-row>
              <table:table-cell office:value-type="string">
                <text:p>16:25:02</text:p>
              </table:table-cell>
              <table:table-cell office:value-type="float" office:value="0.001641">
                <text:p>0.001641</text:p>
              </table:table-cell>
              <table:table-cell office:value-type="float" office:value="0.003151">
                <text:p>0.003151</text:p>
              </table:table-cell>
            </table:table-row>
            <table:table-row>
              <table:table-cell office:value-type="string">
                <text:p>16:25:03</text:p>
              </table:table-cell>
              <table:table-cell office:value-type="float" office:value="0.001361">
                <text:p>0.001361</text:p>
              </table:table-cell>
              <table:table-cell office:value-type="float" office:value="0.002354">
                <text:p>0.002354</text:p>
              </table:table-cell>
            </table:table-row>
            <table:table-row>
              <table:table-cell office:value-type="string">
                <text:p>16:25:04</text:p>
              </table:table-cell>
              <table:table-cell office:value-type="float" office:value="0.002572">
                <text:p>0.002572</text:p>
              </table:table-cell>
              <table:table-cell office:value-type="float" office:value="0.004926">
                <text:p>0.004926</text:p>
              </table:table-cell>
            </table:table-row>
            <table:table-row>
              <table:table-cell office:value-type="string">
                <text:p>16:25:05</text:p>
              </table:table-cell>
              <table:table-cell office:value-type="float" office:value="0.001564">
                <text:p>0.001564</text:p>
              </table:table-cell>
              <table:table-cell office:value-type="float" office:value="0.002416">
                <text:p>0.002416</text:p>
              </table:table-cell>
            </table:table-row>
            <table:table-row>
              <table:table-cell office:value-type="string">
                <text:p>16:25:06</text:p>
              </table:table-cell>
              <table:table-cell office:value-type="float" office:value="0.002724">
                <text:p>0.002724</text:p>
              </table:table-cell>
              <table:table-cell office:value-type="float" office:value="0.004213">
                <text:p>0.004213</text:p>
              </table:table-cell>
            </table:table-row>
            <table:table-row>
              <table:table-cell office:value-type="string">
                <text:p>16:25:07</text:p>
              </table:table-cell>
              <table:table-cell office:value-type="float" office:value="0.002596">
                <text:p>0.002596</text:p>
              </table:table-cell>
              <table:table-cell office:value-type="float" office:value="0.002669">
                <text:p>0.002669</text:p>
              </table:table-cell>
            </table:table-row>
            <table:table-row>
              <table:table-cell office:value-type="string">
                <text:p>16:25:08</text:p>
              </table:table-cell>
              <table:table-cell office:value-type="float" office:value="0.001908">
                <text:p>0.001908</text:p>
              </table:table-cell>
              <table:table-cell office:value-type="float" office:value="0.00338">
                <text:p>0.00338</text:p>
              </table:table-cell>
            </table:table-row>
            <table:table-row>
              <table:table-cell office:value-type="string">
                <text:p>16:25:09</text:p>
              </table:table-cell>
              <table:table-cell office:value-type="float" office:value="0.003089">
                <text:p>0.003089</text:p>
              </table:table-cell>
              <table:table-cell office:value-type="float" office:value="0.004284">
                <text:p>0.004284</text:p>
              </table:table-cell>
            </table:table-row>
            <table:table-row>
              <table:table-cell office:value-type="string">
                <text:p>16:25:10</text:p>
              </table:table-cell>
              <table:table-cell office:value-type="float" office:value="0.004484">
                <text:p>0.004484</text:p>
              </table:table-cell>
              <table:table-cell office:value-type="float" office:value="0.012105">
                <text:p>0.012105</text:p>
              </table:table-cell>
            </table:table-row>
            <table:table-row>
              <table:table-cell office:value-type="string">
                <text:p>16:25:11</text:p>
              </table:table-cell>
              <table:table-cell office:value-type="float" office:value="0.019371">
                <text:p>0.019371</text:p>
              </table:table-cell>
              <table:table-cell office:value-type="float" office:value="0.049822">
                <text:p>0.049822</text:p>
              </table:table-cell>
            </table:table-row>
            <table:table-row>
              <table:table-cell office:value-type="string">
                <text:p>16:25:12</text:p>
              </table:table-cell>
              <table:table-cell office:value-type="float" office:value="0.00209">
                <text:p>0.00209</text:p>
              </table:table-cell>
              <table:table-cell office:value-type="float" office:value="0.003207">
                <text:p>0.003207</text:p>
              </table:table-cell>
            </table:table-row>
            <table:table-row>
              <table:table-cell office:value-type="string">
                <text:p>16:25:13</text:p>
              </table:table-cell>
              <table:table-cell office:value-type="float" office:value="0.002136">
                <text:p>0.002136</text:p>
              </table:table-cell>
              <table:table-cell office:value-type="float" office:value="0.002111">
                <text:p>0.002111</text:p>
              </table:table-cell>
            </table:table-row>
            <table:table-row>
              <table:table-cell office:value-type="string">
                <text:p>16:25:14</text:p>
              </table:table-cell>
              <table:table-cell office:value-type="float" office:value="0.001483">
                <text:p>0.001483</text:p>
              </table:table-cell>
              <table:table-cell office:value-type="float" office:value="0.002023">
                <text:p>0.002023</text:p>
              </table:table-cell>
            </table:table-row>
            <table:table-row>
              <table:table-cell office:value-type="string">
                <text:p>16:25:15</text:p>
              </table:table-cell>
              <table:table-cell office:value-type="float" office:value="0.00178">
                <text:p>0.00178</text:p>
              </table:table-cell>
              <table:table-cell office:value-type="float" office:value="0.002659">
                <text:p>0.002659</text:p>
              </table:table-cell>
            </table:table-row>
            <table:table-row>
              <table:table-cell office:value-type="string">
                <text:p>16:25:16</text:p>
              </table:table-cell>
              <table:table-cell office:value-type="float" office:value="0.002458">
                <text:p>0.002458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16:25:17</text:p>
              </table:table-cell>
              <table:table-cell office:value-type="float" office:value="0.002096">
                <text:p>0.002096</text:p>
              </table:table-cell>
              <table:table-cell office:value-type="float" office:value="0.002953">
                <text:p>0.002953</text:p>
              </table:table-cell>
            </table:table-row>
            <table:table-row>
              <table:table-cell office:value-type="string">
                <text:p>16:25:18</text:p>
              </table:table-cell>
              <table:table-cell office:value-type="float" office:value="0.002799">
                <text:p>0.002799</text:p>
              </table:table-cell>
              <table:table-cell office:value-type="float" office:value="0.003796">
                <text:p>0.003796</text:p>
              </table:table-cell>
            </table:table-row>
            <table:table-row>
              <table:table-cell office:value-type="string">
                <text:p>16:25:19</text:p>
              </table:table-cell>
              <table:table-cell office:value-type="float" office:value="0.00374">
                <text:p>0.00374</text:p>
              </table:table-cell>
              <table:table-cell office:value-type="float" office:value="0.004102">
                <text:p>0.004102</text:p>
              </table:table-cell>
            </table:table-row>
            <table:table-row>
              <table:table-cell office:value-type="string">
                <text:p>16:25:20</text:p>
              </table:table-cell>
              <table:table-cell office:value-type="float" office:value="0.013707">
                <text:p>0.013707</text:p>
              </table:table-cell>
              <table:table-cell office:value-type="float" office:value="0.021446">
                <text:p>0.021446</text:p>
              </table:table-cell>
            </table:table-row>
            <table:table-row>
              <table:table-cell office:value-type="string">
                <text:p>16:25:21</text:p>
              </table:table-cell>
              <table:table-cell office:value-type="float" office:value="0.00306">
                <text:p>0.00306</text:p>
              </table:table-cell>
              <table:table-cell office:value-type="float" office:value="0.003659">
                <text:p>0.003659</text:p>
              </table:table-cell>
            </table:table-row>
            <table:table-row>
              <table:table-cell office:value-type="string">
                <text:p>16:25:22</text:p>
              </table:table-cell>
              <table:table-cell office:value-type="float" office:value="0.009595">
                <text:p>0.009595</text:p>
              </table:table-cell>
              <table:table-cell office:value-type="float" office:value="0.009936">
                <text:p>0.009936</text:p>
              </table:table-cell>
            </table:table-row>
            <table:table-row>
              <table:table-cell office:value-type="string">
                <text:p>16:25:23</text:p>
              </table:table-cell>
              <table:table-cell office:value-type="float" office:value="0.010343">
                <text:p>0.010343</text:p>
              </table:table-cell>
              <table:table-cell office:value-type="float" office:value="0.006337">
                <text:p>0.006337</text:p>
              </table:table-cell>
            </table:table-row>
            <table:table-row>
              <table:table-cell office:value-type="string">
                <text:p>16:25:24</text:p>
              </table:table-cell>
              <table:table-cell office:value-type="float" office:value="0.036428">
                <text:p>0.036428</text:p>
              </table:table-cell>
              <table:table-cell office:value-type="float" office:value="0.066616">
                <text:p>0.066616</text:p>
              </table:table-cell>
            </table:table-row>
            <table:table-row>
              <table:table-cell office:value-type="string">
                <text:p>16:25:25</text:p>
              </table:table-cell>
              <table:table-cell office:value-type="float" office:value="0.005432">
                <text:p>0.005432</text:p>
              </table:table-cell>
              <table:table-cell office:value-type="float" office:value="0.005927">
                <text:p>0.005927</text:p>
              </table:table-cell>
            </table:table-row>
            <table:table-row>
              <table:table-cell office:value-type="string">
                <text:p>16:25:26</text:p>
              </table:table-cell>
              <table:table-cell office:value-type="float" office:value="0.017076">
                <text:p>0.017076</text:p>
              </table:table-cell>
              <table:table-cell office:value-type="float" office:value="0.074147">
                <text:p>0.074147</text:p>
              </table:table-cell>
            </table:table-row>
            <table:table-row>
              <table:table-cell office:value-type="string">
                <text:p>16:25:27</text:p>
              </table:table-cell>
              <table:table-cell office:value-type="float" office:value="0.036751">
                <text:p>0.036751</text:p>
              </table:table-cell>
              <table:table-cell office:value-type="float" office:value="0.073804">
                <text:p>0.073804</text:p>
              </table:table-cell>
            </table:table-row>
            <table:table-row>
              <table:table-cell office:value-type="string">
                <text:p>16:25:28</text:p>
              </table:table-cell>
              <table:table-cell office:value-type="float" office:value="0.002452">
                <text:p>0.002452</text:p>
              </table:table-cell>
              <table:table-cell office:value-type="float" office:value="0.002686">
                <text:p>0.002686</text:p>
              </table:table-cell>
            </table:table-row>
            <table:table-row>
              <table:table-cell office:value-type="string">
                <text:p>16:25:29</text:p>
              </table:table-cell>
              <table:table-cell office:value-type="float" office:value="0.009753">
                <text:p>0.009753</text:p>
              </table:table-cell>
              <table:table-cell office:value-type="float" office:value="0.017993">
                <text:p>0.017993</text:p>
              </table:table-cell>
            </table:table-row>
            <table:table-row>
              <table:table-cell office:value-type="string">
                <text:p>16:25:30</text:p>
              </table:table-cell>
              <table:table-cell office:value-type="float" office:value="0.006392">
                <text:p>0.006392</text:p>
              </table:table-cell>
              <table:table-cell office:value-type="float" office:value="0.008797">
                <text:p>0.008797</text:p>
              </table:table-cell>
            </table:table-row>
            <table:table-row>
              <table:table-cell office:value-type="string">
                <text:p>16:25:31</text:p>
              </table:table-cell>
              <table:table-cell office:value-type="float" office:value="0.00743">
                <text:p>0.00743</text:p>
              </table:table-cell>
              <table:table-cell office:value-type="float" office:value="0.008963">
                <text:p>0.008963</text:p>
              </table:table-cell>
            </table:table-row>
            <table:table-row>
              <table:table-cell office:value-type="string">
                <text:p>16:25:32</text:p>
              </table:table-cell>
              <table:table-cell office:value-type="float" office:value="0.006267">
                <text:p>0.006267</text:p>
              </table:table-cell>
              <table:table-cell office:value-type="float" office:value="0.007551">
                <text:p>0.007551</text:p>
              </table:table-cell>
            </table:table-row>
            <table:table-row>
              <table:table-cell office:value-type="string">
                <text:p>16:25:33</text:p>
              </table:table-cell>
              <table:table-cell office:value-type="float" office:value="0.009365">
                <text:p>0.009365</text:p>
              </table:table-cell>
              <table:table-cell office:value-type="float" office:value="0.00963">
                <text:p>0.00963</text:p>
              </table:table-cell>
            </table:table-row>
            <table:table-row>
              <table:table-cell office:value-type="string">
                <text:p>16:25:34</text:p>
              </table:table-cell>
              <table:table-cell office:value-type="float" office:value="0.02039">
                <text:p>0.02039</text:p>
              </table:table-cell>
              <table:table-cell office:value-type="float" office:value="0.03463">
                <text:p>0.03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21409a" draw:fill-color="#21409a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arrow-down" chart:symbol-width="0.1cm" chart:symbol-height="0.1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 2" chart:style-name="ch1">
        <chart:legend chart:legend-position="end" svg:x="13.366cm" svg:y="4.005cm" style:legend-expansion="high" chart:style-name="ch2"/>
        <chart:plot-area chart:style-name="ch3" table:cell-range-address="compare.G1:compare.H135 compare.C1:compare.C135" chart:data-source-has-labels="row" svg:x="0.32cm" svg:y="0.18cm" svg:width="12.726cm" svg:height="8.64cm">
          <chartooo:coordinate-region svg:x="1.232cm" svg:y="0.353cm" svg:width="11.442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pare.C2:compare.C135" chart:label-cell-address="compare.C1:compare.C1" chart:class="chart:scatter">
            <chart:domain table:cell-range-address="compare.G2:compare.G135"/>
            <chart:data-point chart:repeated="118"/>
          </chart:series>
          <chart:series chart:style-name="ch7" chart:values-cell-range-address="compare.H2:compare.H135" chart:label-cell-address="compare.H1:compare.H1" chart:class="chart:scatter">
            <chart:data-point chart:repeated="111"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 175</text:p>
                <draw:g>
                  <svg:desc>compare.C1:compare.C1</svg:desc>
                </draw:g>
              </table:table-cell>
              <table:table-cell office:value-type="string">
                <text:p>Latency 174</text:p>
                <draw:g>
                  <svg:desc>compare.H1:compar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compare.G2:compare.G135</svg:desc>
                </draw:g>
              </table:table-cell>
              <table:table-cell office:value-type="float" office:value="0.002427">
                <text:p>0.002427</text:p>
                <draw:g>
                  <svg:desc>compare.C2:compare.C135</svg:desc>
                </draw:g>
              </table:table-cell>
              <table:table-cell office:value-type="float" office:value="NaN">
                <text:p>NaN</text:p>
                <draw:g>
                  <svg:desc>compare.H2:compare.H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01182">
                <text:p>0.00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01172">
                <text:p>0.00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01175">
                <text:p>0.001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01189">
                <text:p>0.001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0.001182">
                <text:p>0.00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0.001134">
                <text:p>0.001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0.001289">
                <text:p>0.001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0.001494">
                <text:p>0.00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0.001714">
                <text:p>0.001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0.001229">
                <text:p>0.001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0.001291">
                <text:p>0.001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  <table:table-cell office:value-type="float" office:value="0.001771">
                <text:p>0.001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0.00166">
                <text:p>0.00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0.00159">
                <text:p>0.00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0.001495">
                <text:p>0.00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001485">
                <text:p>0.001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0.001274">
                <text:p>0.00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01268">
                <text:p>0.001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01544">
                <text:p>0.001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">
                <text:p>439</text:p>
              </table:table-cell>
              <table:table-cell office:value-type="float" office:value="0.001626">
                <text:p>0.001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9">
                <text:p>499</text:p>
              </table:table-cell>
              <table:table-cell office:value-type="float" office:value="0.001218">
                <text:p>0.00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9">
                <text:p>499</text:p>
              </table:table-cell>
              <table:table-cell office:value-type="float" office:value="0.001674">
                <text:p>0.001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">
                <text:p>499</text:p>
              </table:table-cell>
              <table:table-cell office:value-type="float" office:value="0.001193">
                <text:p>0.001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">
                <text:p>499</text:p>
              </table:table-cell>
              <table:table-cell office:value-type="float" office:value="0.00154">
                <text:p>0.00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4">
                <text:p>534</text:p>
              </table:table-cell>
              <table:table-cell office:value-type="float" office:value="0.002029">
                <text:p>0.002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9">
                <text:p>599</text:p>
              </table:table-cell>
              <table:table-cell office:value-type="float" office:value="0.001641">
                <text:p>0.001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9">
                <text:p>599</text:p>
              </table:table-cell>
              <table:table-cell office:value-type="float" office:value="0.001361">
                <text:p>0.001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9">
                <text:p>599</text:p>
              </table:table-cell>
              <table:table-cell office:value-type="float" office:value="0.002572">
                <text:p>0.002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9">
                <text:p>599</text:p>
              </table:table-cell>
              <table:table-cell office:value-type="float" office:value="0.001564">
                <text:p>0.001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6">
                <text:p>646</text:p>
              </table:table-cell>
              <table:table-cell office:value-type="float" office:value="0.002724">
                <text:p>0.002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">
                <text:p>699</text:p>
              </table:table-cell>
              <table:table-cell office:value-type="float" office:value="0.002596">
                <text:p>0.002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9">
                <text:p>699</text:p>
              </table:table-cell>
              <table:table-cell office:value-type="float" office:value="0.001908">
                <text:p>0.001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9">
                <text:p>699</text:p>
              </table:table-cell>
              <table:table-cell office:value-type="float" office:value="0.003089">
                <text:p>0.003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9">
                <text:p>699</text:p>
              </table:table-cell>
              <table:table-cell office:value-type="float" office:value="0.004484">
                <text:p>0.004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0">
                <text:p>740</text:p>
              </table:table-cell>
              <table:table-cell office:value-type="float" office:value="0.019371">
                <text:p>0.019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9">
                <text:p>799</text:p>
              </table:table-cell>
              <table:table-cell office:value-type="float" office:value="0.00209">
                <text:p>0.00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9">
                <text:p>799</text:p>
              </table:table-cell>
              <table:table-cell office:value-type="float" office:value="0.002136">
                <text:p>0.002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9">
                <text:p>799</text:p>
              </table:table-cell>
              <table:table-cell office:value-type="float" office:value="0.001483">
                <text:p>0.00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9">
                <text:p>799</text:p>
              </table:table-cell>
              <table:table-cell office:value-type="float" office:value="0.00178">
                <text:p>0.00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2">
                <text:p>842</text:p>
              </table:table-cell>
              <table:table-cell office:value-type="float" office:value="0.002458">
                <text:p>0.002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1">
                <text:p>901</text:p>
              </table:table-cell>
              <table:table-cell office:value-type="float" office:value="0.002096">
                <text:p>0.00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9">
                <text:p>899</text:p>
              </table:table-cell>
              <table:table-cell office:value-type="float" office:value="0.002799">
                <text:p>0.002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9">
                <text:p>899</text:p>
              </table:table-cell>
              <table:table-cell office:value-type="float" office:value="0.00374">
                <text:p>0.00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9">
                <text:p>899</text:p>
              </table:table-cell>
              <table:table-cell office:value-type="float" office:value="0.013707">
                <text:p>0.013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7">
                <text:p>937</text:p>
              </table:table-cell>
              <table:table-cell office:value-type="float" office:value="0.00306">
                <text:p>0.00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9">
                <text:p>999</text:p>
              </table:table-cell>
              <table:table-cell office:value-type="float" office:value="0.009595">
                <text:p>0.00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9">
                <text:p>999</text:p>
              </table:table-cell>
              <table:table-cell office:value-type="float" office:value="0.010343">
                <text:p>0.010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9">
                <text:p>999</text:p>
              </table:table-cell>
              <table:table-cell office:value-type="float" office:value="0.036428">
                <text:p>0.036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9">
                <text:p>999</text:p>
              </table:table-cell>
              <table:table-cell office:value-type="float" office:value="0.005432">
                <text:p>0.005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9">
                <text:p>999</text:p>
              </table:table-cell>
              <table:table-cell office:value-type="float" office:value="0.017076">
                <text:p>0.017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9">
                <text:p>999</text:p>
              </table:table-cell>
              <table:table-cell office:value-type="float" office:value="0.036751">
                <text:p>0.03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9">
                <text:p>999</text:p>
              </table:table-cell>
              <table:table-cell office:value-type="float" office:value="0.002452">
                <text:p>0.002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9">
                <text:p>999</text:p>
              </table:table-cell>
              <table:table-cell office:value-type="float" office:value="0.009753">
                <text:p>0.009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9">
                <text:p>999</text:p>
              </table:table-cell>
              <table:table-cell office:value-type="float" office:value="0.006392">
                <text:p>0.006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9">
                <text:p>999</text:p>
              </table:table-cell>
              <table:table-cell office:value-type="float" office:value="0.00743">
                <text:p>0.00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9">
                <text:p>999</text:p>
              </table:table-cell>
              <table:table-cell office:value-type="float" office:value="0.006267">
                <text:p>0.006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9">
                <text:p>999</text:p>
              </table:table-cell>
              <table:table-cell office:value-type="float" office:value="0.009365">
                <text:p>0.009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9">
                <text:p>999</text:p>
              </table:table-cell>
              <table:table-cell office:value-type="float" office:value="0.02039">
                <text:p>0.02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014983">
                <text:p>0.0149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.015334">
                <text:p>0.0153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.01327">
                <text:p>0.013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.013192">
                <text:p>0.0131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.013469">
                <text:p>0.0134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0.014442">
                <text:p>0.0144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0.013664">
                <text:p>0.0136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0.014549">
                <text:p>0.0145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0.01406">
                <text:p>0.014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0.015766">
                <text:p>0.0157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0.014398">
                <text:p>0.0143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.014539">
                <text:p>0.0145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.016955">
                <text:p>0.0169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.017621">
                <text:p>0.0176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.01878">
                <text:p>0.018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0.016551">
                <text:p>0.0165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0.015732">
                <text:p>0.0157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0.013999">
                <text:p>0.013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0.013176">
                <text:p>0.0131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0.013062">
                <text:p>0.0130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0.015744">
                <text:p>0.0157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0.016185">
                <text:p>0.0161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0.018917">
                <text:p>0.0189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0.013704">
                <text:p>0.0137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0.018561">
                <text:p>0.0185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0.02083">
                <text:p>0.020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0.021308">
                <text:p>0.0213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0.017328">
                <text:p>0.017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0.064685">
                <text:p>0.0646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0.027775">
                <text:p>0.0277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0.014689">
                <text:p>0.0146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0.056514">
                <text:p>0.0565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0.017532">
                <text:p>0.0175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0.036746">
                <text:p>0.0367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0.156485">
                <text:p>0.1564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0.027441">
                <text:p>0.0274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0.027023">
                <text:p>0.0270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0.014557">
                <text:p>0.0145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0.021736">
                <text:p>0.0217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0.033896">
                <text:p>0.0338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0.037973">
                <text:p>0.0379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0.022237">
                <text:p>0.0222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0.071714">
                <text:p>0.0717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0.056882">
                <text:p>0.0568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0.103556">
                <text:p>0.1035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05484">
                <text:p>0.054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0.104242">
                <text:p>0.1042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0.13379">
                <text:p>0.133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0.124844">
                <text:p>0.1248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0.053217">
                <text:p>0.0532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0.204431">
                <text:p>0.2044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0.141573">
                <text:p>0.1415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0.084248">
                <text:p>0.0842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0.047954">
                <text:p>0.047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0.082722">
                <text:p>0.0827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0.09266">
                <text:p>0.092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21cm" svg:y="0.315cm" chart:style-name="ch2">
          <text:p>test 175, eTags, but no --cache</text:p>
        </chart:title>
        <chart:legend chart:legend-position="end" svg:x="14.398cm" svg:y="4.227cm" style:legend-expansion="high" chart:style-name="ch3"/>
        <chart:plot-area chart:style-name="ch4" table:cell-range-address="test175.B2:test175.B65 test175.F1:test175.F65" chart:data-source-has-labels="both" svg:x="0.32cm" svg:y="1.248cm" svg:width="13.758cm" svg:height="7.572cm">
          <chartooo:coordinate-region svg:x="1.682cm" svg:y="1.248cm" svg:width="12.396cm" svg:height="5.97cm"/>
          <chart:axis chart:dimension="x" chart:name="primary-x" chart:style-name="ch5" chartooo:axis-type="auto">
            <chartooo:date-scale/>
            <chart:categories table:cell-range-address="test175.B2:test175.B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75.F2:test175.F65" chart:label-cell-address="test175.F1:test175.F1" chart:class="chart:ba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175.F1:test175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:24:36</text:p>
                <draw:g>
                  <svg:desc>test175.B2:test175.B65</svg:desc>
                </draw:g>
              </table:table-cell>
              <table:table-cell office:value-type="float" office:value="127764">
                <text:p>127764</text:p>
                <draw:g>
                  <svg:desc>test175.F2:test175.F65</svg:desc>
                </draw:g>
              </table:table-cell>
            </table:table-row>
            <table:table-row>
              <table:table-cell office:value-type="string">
                <text:p>16:24:37</text:p>
              </table:table-cell>
              <table:table-cell office:value-type="float" office:value="36586">
                <text:p>36586</text:p>
              </table:table-cell>
            </table:table-row>
            <table:table-row>
              <table:table-cell office:value-type="string">
                <text:p>16:24:38</text:p>
              </table:table-cell>
              <table:table-cell office:value-type="float" office:value="30450">
                <text:p>30450</text:p>
              </table:table-cell>
            </table:table-row>
            <table:table-row>
              <table:table-cell office:value-type="string">
                <text:p>16:24:39</text:p>
              </table:table-cell>
              <table:table-cell office:value-type="float" office:value="33014">
                <text:p>33014</text:p>
              </table:table-cell>
            </table:table-row>
            <table:table-row>
              <table:table-cell office:value-type="string">
                <text:p>16:24:40</text:p>
              </table:table-cell>
              <table:table-cell office:value-type="float" office:value="42361">
                <text:p>42361</text:p>
              </table:table-cell>
            </table:table-row>
            <table:table-row>
              <table:table-cell office:value-type="string">
                <text:p>16:24:41</text:p>
              </table:table-cell>
              <table:table-cell office:value-type="float" office:value="33841">
                <text:p>33841</text:p>
              </table:table-cell>
            </table:table-row>
            <table:table-row>
              <table:table-cell office:value-type="string">
                <text:p>16:24:42</text:p>
              </table:table-cell>
              <table:table-cell office:value-type="float" office:value="29655">
                <text:p>29655</text:p>
              </table:table-cell>
            </table:table-row>
            <table:table-row>
              <table:table-cell office:value-type="string">
                <text:p>16:24:43</text:p>
              </table:table-cell>
              <table:table-cell office:value-type="float" office:value="54191">
                <text:p>54191</text:p>
              </table:table-cell>
            </table:table-row>
            <table:table-row>
              <table:table-cell office:value-type="string">
                <text:p>16:24:44</text:p>
              </table:table-cell>
              <table:table-cell office:value-type="float" office:value="70344">
                <text:p>70344</text:p>
              </table:table-cell>
            </table:table-row>
            <table:table-row>
              <table:table-cell office:value-type="string">
                <text:p>16:24:45</text:p>
              </table:table-cell>
              <table:table-cell office:value-type="float" office:value="103506">
                <text:p>103506</text:p>
              </table:table-cell>
            </table:table-row>
            <table:table-row>
              <table:table-cell office:value-type="string">
                <text:p>16:24:46</text:p>
              </table:table-cell>
              <table:table-cell office:value-type="float" office:value="52978">
                <text:p>52978</text:p>
              </table:table-cell>
            </table:table-row>
            <table:table-row>
              <table:table-cell office:value-type="string">
                <text:p>16:24:47</text:p>
              </table:table-cell>
              <table:table-cell office:value-type="float" office:value="63018">
                <text:p>63018</text:p>
              </table:table-cell>
            </table:table-row>
            <table:table-row>
              <table:table-cell office:value-type="string">
                <text:p>16:24:48</text:p>
              </table:table-cell>
              <table:table-cell office:value-type="float" office:value="100589">
                <text:p>100589</text:p>
              </table:table-cell>
            </table:table-row>
            <table:table-row>
              <table:table-cell office:value-type="string">
                <text:p>16:24:49</text:p>
              </table:table-cell>
              <table:table-cell office:value-type="float" office:value="96621">
                <text:p>96621</text:p>
              </table:table-cell>
            </table:table-row>
            <table:table-row>
              <table:table-cell office:value-type="string">
                <text:p>16:24:50</text:p>
              </table:table-cell>
              <table:table-cell office:value-type="float" office:value="80394">
                <text:p>80394</text:p>
              </table:table-cell>
            </table:table-row>
            <table:table-row>
              <table:table-cell office:value-type="string">
                <text:p>16:24:51</text:p>
              </table:table-cell>
              <table:table-cell office:value-type="float" office:value="66991">
                <text:p>66991</text:p>
              </table:table-cell>
            </table:table-row>
            <table:table-row>
              <table:table-cell office:value-type="string">
                <text:p>16:24:52</text:p>
              </table:table-cell>
              <table:table-cell office:value-type="float" office:value="65859">
                <text:p>65859</text:p>
              </table:table-cell>
            </table:table-row>
            <table:table-row>
              <table:table-cell office:value-type="string">
                <text:p>16:24:53</text:p>
              </table:table-cell>
              <table:table-cell office:value-type="float" office:value="38562">
                <text:p>38562</text:p>
              </table:table-cell>
            </table:table-row>
            <table:table-row>
              <table:table-cell office:value-type="string">
                <text:p>16:24:54</text:p>
              </table:table-cell>
              <table:table-cell office:value-type="float" office:value="33930">
                <text:p>33930</text:p>
              </table:table-cell>
            </table:table-row>
            <table:table-row>
              <table:table-cell office:value-type="string">
                <text:p>16:24:55</text:p>
              </table:table-cell>
              <table:table-cell office:value-type="float" office:value="61639">
                <text:p>61639</text:p>
              </table:table-cell>
            </table:table-row>
            <table:table-row>
              <table:table-cell office:value-type="string">
                <text:p>16:24:56</text:p>
              </table:table-cell>
              <table:table-cell office:value-type="float" office:value="58373">
                <text:p>58373</text:p>
              </table:table-cell>
            </table:table-row>
            <table:table-row>
              <table:table-cell office:value-type="string">
                <text:p>16:24:57</text:p>
              </table:table-cell>
              <table:table-cell office:value-type="float" office:value="34651">
                <text:p>34651</text:p>
              </table:table-cell>
            </table:table-row>
            <table:table-row>
              <table:table-cell office:value-type="string">
                <text:p>16:24:58</text:p>
              </table:table-cell>
              <table:table-cell office:value-type="float" office:value="65386">
                <text:p>65386</text:p>
              </table:table-cell>
            </table:table-row>
            <table:table-row>
              <table:table-cell office:value-type="string">
                <text:p>16:24:59</text:p>
              </table:table-cell>
              <table:table-cell office:value-type="float" office:value="40784">
                <text:p>40784</text:p>
              </table:table-cell>
            </table:table-row>
            <table:table-row>
              <table:table-cell office:value-type="string">
                <text:p>16:25:00</text:p>
              </table:table-cell>
              <table:table-cell office:value-type="float" office:value="62074">
                <text:p>62074</text:p>
              </table:table-cell>
            </table:table-row>
            <table:table-row>
              <table:table-cell office:value-type="string">
                <text:p>16:25:01</text:p>
              </table:table-cell>
              <table:table-cell office:value-type="float" office:value="97947">
                <text:p>97947</text:p>
              </table:table-cell>
            </table:table-row>
            <table:table-row>
              <table:table-cell office:value-type="string">
                <text:p>16:25:02</text:p>
              </table:table-cell>
              <table:table-cell office:value-type="float" office:value="63680">
                <text:p>63680</text:p>
              </table:table-cell>
            </table:table-row>
            <table:table-row>
              <table:table-cell office:value-type="string">
                <text:p>16:25:03</text:p>
              </table:table-cell>
              <table:table-cell office:value-type="float" office:value="51268">
                <text:p>51268</text:p>
              </table:table-cell>
            </table:table-row>
            <table:table-row>
              <table:table-cell office:value-type="string">
                <text:p>16:25:04</text:p>
              </table:table-cell>
              <table:table-cell office:value-type="float" office:value="103953">
                <text:p>103953</text:p>
              </table:table-cell>
            </table:table-row>
            <table:table-row>
              <table:table-cell office:value-type="string">
                <text:p>16:25:05</text:p>
              </table:table-cell>
              <table:table-cell office:value-type="float" office:value="62147">
                <text:p>62147</text:p>
              </table:table-cell>
            </table:table-row>
            <table:table-row>
              <table:table-cell office:value-type="string">
                <text:p>16:25:06</text:p>
              </table:table-cell>
              <table:table-cell office:value-type="float" office:value="83905">
                <text:p>83905</text:p>
              </table:table-cell>
            </table:table-row>
            <table:table-row>
              <table:table-cell office:value-type="string">
                <text:p>16:25:07</text:p>
              </table:table-cell>
              <table:table-cell office:value-type="float" office:value="60252">
                <text:p>60252</text:p>
              </table:table-cell>
            </table:table-row>
            <table:table-row>
              <table:table-cell office:value-type="string">
                <text:p>16:25:08</text:p>
              </table:table-cell>
              <table:table-cell office:value-type="float" office:value="74861">
                <text:p>74861</text:p>
              </table:table-cell>
            </table:table-row>
            <table:table-row>
              <table:table-cell office:value-type="string">
                <text:p>16:25:09</text:p>
              </table:table-cell>
              <table:table-cell office:value-type="float" office:value="89981">
                <text:p>89981</text:p>
              </table:table-cell>
            </table:table-row>
            <table:table-row>
              <table:table-cell office:value-type="string">
                <text:p>16:25:10</text:p>
              </table:table-cell>
              <table:table-cell office:value-type="float" office:value="95237">
                <text:p>95237</text:p>
              </table:table-cell>
            </table:table-row>
            <table:table-row>
              <table:table-cell office:value-type="string">
                <text:p>16:25:11</text:p>
              </table:table-cell>
              <table:table-cell office:value-type="float" office:value="97311">
                <text:p>97311</text:p>
              </table:table-cell>
            </table:table-row>
            <table:table-row>
              <table:table-cell office:value-type="string">
                <text:p>16:25:12</text:p>
              </table:table-cell>
              <table:table-cell office:value-type="float" office:value="69122">
                <text:p>69122</text:p>
              </table:table-cell>
            </table:table-row>
            <table:table-row>
              <table:table-cell office:value-type="string">
                <text:p>16:25:13</text:p>
              </table:table-cell>
              <table:table-cell office:value-type="float" office:value="47930">
                <text:p>47930</text:p>
              </table:table-cell>
            </table:table-row>
            <table:table-row>
              <table:table-cell office:value-type="string">
                <text:p>16:25:14</text:p>
              </table:table-cell>
              <table:table-cell office:value-type="float" office:value="44255">
                <text:p>44255</text:p>
              </table:table-cell>
            </table:table-row>
            <table:table-row>
              <table:table-cell office:value-type="string">
                <text:p>16:25:15</text:p>
              </table:table-cell>
              <table:table-cell office:value-type="float" office:value="57179">
                <text:p>57179</text:p>
              </table:table-cell>
            </table:table-row>
            <table:table-row>
              <table:table-cell office:value-type="string">
                <text:p>16:25:16</text:p>
              </table:table-cell>
              <table:table-cell office:value-type="float" office:value="71642">
                <text:p>71642</text:p>
              </table:table-cell>
            </table:table-row>
            <table:table-row>
              <table:table-cell office:value-type="string">
                <text:p>16:25:17</text:p>
              </table:table-cell>
              <table:table-cell office:value-type="float" office:value="62321">
                <text:p>62321</text:p>
              </table:table-cell>
            </table:table-row>
            <table:table-row>
              <table:table-cell office:value-type="string">
                <text:p>16:25:18</text:p>
              </table:table-cell>
              <table:table-cell office:value-type="float" office:value="64395">
                <text:p>64395</text:p>
              </table:table-cell>
            </table:table-row>
            <table:table-row>
              <table:table-cell office:value-type="string">
                <text:p>16:25:19</text:p>
              </table:table-cell>
              <table:table-cell office:value-type="float" office:value="75456">
                <text:p>75456</text:p>
              </table:table-cell>
            </table:table-row>
            <table:table-row>
              <table:table-cell office:value-type="string">
                <text:p>16:25:20</text:p>
              </table:table-cell>
              <table:table-cell office:value-type="float" office:value="86096">
                <text:p>86096</text:p>
              </table:table-cell>
            </table:table-row>
            <table:table-row>
              <table:table-cell office:value-type="string">
                <text:p>16:25:21</text:p>
              </table:table-cell>
              <table:table-cell office:value-type="float" office:value="76814">
                <text:p>76814</text:p>
              </table:table-cell>
            </table:table-row>
            <table:table-row>
              <table:table-cell office:value-type="string">
                <text:p>16:25:22</text:p>
              </table:table-cell>
              <table:table-cell office:value-type="float" office:value="85761">
                <text:p>85761</text:p>
              </table:table-cell>
            </table:table-row>
            <table:table-row>
              <table:table-cell office:value-type="string">
                <text:p>16:25:23</text:p>
              </table:table-cell>
              <table:table-cell office:value-type="float" office:value="78582">
                <text:p>78582</text:p>
              </table:table-cell>
            </table:table-row>
            <table:table-row>
              <table:table-cell office:value-type="string">
                <text:p>16:25:24</text:p>
              </table:table-cell>
              <table:table-cell office:value-type="float" office:value="115315">
                <text:p>115315</text:p>
              </table:table-cell>
            </table:table-row>
            <table:table-row>
              <table:table-cell office:value-type="string">
                <text:p>16:25:25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6:25:26</text:p>
              </table:table-cell>
              <table:table-cell office:value-type="float" office:value="108581">
                <text:p>108581</text:p>
              </table:table-cell>
            </table:table-row>
            <table:table-row>
              <table:table-cell office:value-type="string">
                <text:p>16:25:27</text:p>
              </table:table-cell>
              <table:table-cell office:value-type="float" office:value="82233">
                <text:p>82233</text:p>
              </table:table-cell>
            </table:table-row>
            <table:table-row>
              <table:table-cell office:value-type="string">
                <text:p>16:25:28</text:p>
              </table:table-cell>
              <table:table-cell office:value-type="float" office:value="47336">
                <text:p>47336</text:p>
              </table:table-cell>
            </table:table-row>
            <table:table-row>
              <table:table-cell office:value-type="string">
                <text:p>16:25:29</text:p>
              </table:table-cell>
              <table:table-cell office:value-type="float" office:value="86576">
                <text:p>86576</text:p>
              </table:table-cell>
            </table:table-row>
            <table:table-row>
              <table:table-cell office:value-type="string">
                <text:p>16:25:30</text:p>
              </table:table-cell>
              <table:table-cell office:value-type="float" office:value="62372">
                <text:p>62372</text:p>
              </table:table-cell>
            </table:table-row>
            <table:table-row>
              <table:table-cell office:value-type="string">
                <text:p>16:25:31</text:p>
              </table:table-cell>
              <table:table-cell office:value-type="float" office:value="87556">
                <text:p>87556</text:p>
              </table:table-cell>
            </table:table-row>
            <table:table-row>
              <table:table-cell office:value-type="string">
                <text:p>16:25:32</text:p>
              </table:table-cell>
              <table:table-cell office:value-type="float" office:value="85859">
                <text:p>85859</text:p>
              </table:table-cell>
            </table:table-row>
            <table:table-row>
              <table:table-cell office:value-type="string">
                <text:p>16:25:33</text:p>
              </table:table-cell>
              <table:table-cell office:value-type="float" office:value="92032">
                <text:p>92032</text:p>
              </table:table-cell>
            </table:table-row>
            <table:table-row>
              <table:table-cell office:value-type="string">
                <text:p>16:25:34</text:p>
              </table:table-cell>
              <table:table-cell office:value-type="float" office:value="95986">
                <text:p>959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21cm" svg:y="0.315cm" chart:style-name="ch2">
          <text:p>test 175, eTags, but no --cache</text:p>
        </chart:title>
        <chart:legend chart:legend-position="end" svg:x="13.366cm" svg:y="4.227cm" style:legend-expansion="high" chart:style-name="ch3"/>
        <chart:plot-area chart:style-name="ch4" table:cell-range-address="test175.B2:test175.B65 test175.G1:test175.G65" chart:data-source-has-labels="both" svg:x="0.32cm" svg:y="1.248cm" svg:width="12.726cm" svg:height="7.572cm">
          <chartooo:coordinate-region svg:x="1.312cm" svg:y="1.248cm" svg:width="11.734cm" svg:height="5.969cm"/>
          <chart:axis chart:dimension="x" chart:name="primary-x" chart:style-name="ch5" chartooo:axis-type="auto">
            <chartooo:date-scale/>
            <chart:categories table:cell-range-address="test175.B2:test175.B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75.G2:test175.G65" chart:label-cell-address="test175.G1:test175.G1" chart:class="chart:ba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175.G1:test175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:24:36</text:p>
                <draw:g>
                  <svg:desc>test175.B2:test175.B65</svg:desc>
                </draw:g>
              </table:table-cell>
              <table:table-cell office:value-type="float" office:value="42">
                <text:p>42</text:p>
                <draw:g>
                  <svg:desc>test175.G2:test175.G65</svg:desc>
                </draw:g>
              </table:table-cell>
            </table:table-row>
            <table:table-row>
              <table:table-cell office:value-type="string">
                <text:p>16:24:3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:24: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:24: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:24: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:24:4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:24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:24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:24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:24: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:24:4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6:24:4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:24:4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:24:4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:24: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:24:5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6:24:5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:24: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:24: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:24: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:24:5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6:24:5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6:24:5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6:24:5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6:25:0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6:25:0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6:25:0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6:25:0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6:25:0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6:25:0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6:25:0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6:25:0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6:25:0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6:25:0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6:25:1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6:25:1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6:25:1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6:25:1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6:25:1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6:25:1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6:25:1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6:25:17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6:25:1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6:25:1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6:25:2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6:25:21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6:25:2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25:2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25:2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25:2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25:2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25:2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25:2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25:2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25:3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25:3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25:3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25:3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25:34</text:p>
              </table:table-cell>
              <table:table-cell office:value-type="float" office:value="999">
                <text:p>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175.G1:test175.G65 test175.C1:test175.D65" chart:data-source-has-labels="row" svg:x="0.32cm" svg:y="0.18cm" svg:width="13.361cm" svg:height="8.64cm">
          <chartooo:coordinate-region svg:x="1.232cm" svg:y="0.353cm" svg:width="12.078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175.C2:test175.C65" chart:label-cell-address="test175.C1:test175.C1" chart:class="chart:scatter">
            <chart:domain table:cell-range-address="test175.G2:test175.G65"/>
            <chart:data-point chart:repeated="59"/>
          </chart:series>
          <chart:series chart:style-name="ch8" chart:values-cell-range-address="test175.D2:test175.D65" chart:label-cell-address="test175.D1:test175.D1" chart:class="chart:scatte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175.C1:test175.C1</svg:desc>
                </draw:g>
              </table:table-cell>
              <table:table-cell office:value-type="string">
                <text:p>xfertime</text:p>
                <draw:g>
                  <svg:desc>test175.D1:test17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test175.G2:test175.G65</svg:desc>
                </draw:g>
              </table:table-cell>
              <table:table-cell office:value-type="float" office:value="0.002427">
                <text:p>0.002427</text:p>
                <draw:g>
                  <svg:desc>test175.C2:test175.C65</svg:desc>
                </draw:g>
              </table:table-cell>
              <table:table-cell office:value-type="float" office:value="0.004949">
                <text:p>0.004949</text:p>
                <draw:g>
                  <svg:desc>test175.D2:test175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01182">
                <text:p>0.001182</text:p>
              </table:table-cell>
              <table:table-cell office:value-type="float" office:value="0.001423">
                <text:p>0.001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01172">
                <text:p>0.001172</text:p>
              </table:table-cell>
              <table:table-cell office:value-type="float" office:value="0.001354">
                <text:p>0.001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01175">
                <text:p>0.001175</text:p>
              </table:table-cell>
              <table:table-cell office:value-type="float" office:value="0.001436">
                <text:p>0.001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01189">
                <text:p>0.001189</text:p>
              </table:table-cell>
              <table:table-cell office:value-type="float" office:value="0.001687">
                <text:p>0.001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0.001182">
                <text:p>0.001182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0.001134">
                <text:p>0.001134</text:p>
              </table:table-cell>
              <table:table-cell office:value-type="float" office:value="0.001291">
                <text:p>0.001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0.001289">
                <text:p>0.001289</text:p>
              </table:table-cell>
              <table:table-cell office:value-type="float" office:value="0.002356">
                <text:p>0.002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0.001494">
                <text:p>0.001494</text:p>
              </table:table-cell>
              <table:table-cell office:value-type="float" office:value="0.003095">
                <text:p>0.003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0.001714">
                <text:p>0.001714</text:p>
              </table:table-cell>
              <table:table-cell office:value-type="float" office:value="0.004011">
                <text:p>0.004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0.001229">
                <text:p>0.001229</text:p>
              </table:table-cell>
              <table:table-cell office:value-type="float" office:value="0.00221">
                <text:p>0.00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0.001291">
                <text:p>0.001291</text:p>
              </table:table-cell>
              <table:table-cell office:value-type="float" office:value="0.002411">
                <text:p>0.002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  <table:table-cell office:value-type="float" office:value="0.001771">
                <text:p>0.001771</text:p>
              </table:table-cell>
              <table:table-cell office:value-type="float" office:value="0.003997">
                <text:p>0.003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0.00166">
                <text:p>0.00166</text:p>
              </table:table-cell>
              <table:table-cell office:value-type="float" office:value="0.00415">
                <text:p>0.004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0.00159">
                <text:p>0.00159</text:p>
              </table:table-cell>
              <table:table-cell office:value-type="float" office:value="0.003257">
                <text:p>0.0032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0.001495">
                <text:p>0.001495</text:p>
              </table:table-cell>
              <table:table-cell office:value-type="float" office:value="0.002935">
                <text:p>0.002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001485">
                <text:p>0.001485</text:p>
              </table:table-cell>
              <table:table-cell office:value-type="float" office:value="0.002615">
                <text:p>0.0026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0.001274">
                <text:p>0.001274</text:p>
              </table:table-cell>
              <table:table-cell office:value-type="float" office:value="0.001842">
                <text:p>0.0018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01268">
                <text:p>0.001268</text:p>
              </table:table-cell>
              <table:table-cell office:value-type="float" office:value="0.001769">
                <text:p>0.0017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01544">
                <text:p>0.001544</text:p>
              </table:table-cell>
              <table:table-cell office:value-type="float" office:value="0.002613">
                <text:p>0.0026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">
                <text:p>439</text:p>
              </table:table-cell>
              <table:table-cell office:value-type="float" office:value="0.001626">
                <text:p>0.001626</text:p>
              </table:table-cell>
              <table:table-cell office:value-type="float" office:value="0.003233">
                <text:p>0.0032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9">
                <text:p>499</text:p>
              </table:table-cell>
              <table:table-cell office:value-type="float" office:value="0.001218">
                <text:p>0.001218</text:p>
              </table:table-cell>
              <table:table-cell office:value-type="float" office:value="0.001486">
                <text:p>0.0014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9">
                <text:p>499</text:p>
              </table:table-cell>
              <table:table-cell office:value-type="float" office:value="0.001674">
                <text:p>0.001674</text:p>
              </table:table-cell>
              <table:table-cell office:value-type="float" office:value="0.002884">
                <text:p>0.0028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">
                <text:p>499</text:p>
              </table:table-cell>
              <table:table-cell office:value-type="float" office:value="0.001193">
                <text:p>0.001193</text:p>
              </table:table-cell>
              <table:table-cell office:value-type="float" office:value="0.001909">
                <text:p>0.001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">
                <text:p>499</text:p>
              </table:table-cell>
              <table:table-cell office:value-type="float" office:value="0.00154">
                <text:p>0.00154</text:p>
              </table:table-cell>
              <table:table-cell office:value-type="float" office:value="0.002645">
                <text:p>0.0026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4">
                <text:p>534</text:p>
              </table:table-cell>
              <table:table-cell office:value-type="float" office:value="0.002029">
                <text:p>0.002029</text:p>
              </table:table-cell>
              <table:table-cell office:value-type="float" office:value="0.003924">
                <text:p>0.0039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9">
                <text:p>599</text:p>
              </table:table-cell>
              <table:table-cell office:value-type="float" office:value="0.001641">
                <text:p>0.001641</text:p>
              </table:table-cell>
              <table:table-cell office:value-type="float" office:value="0.003151">
                <text:p>0.0031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9">
                <text:p>599</text:p>
              </table:table-cell>
              <table:table-cell office:value-type="float" office:value="0.001361">
                <text:p>0.001361</text:p>
              </table:table-cell>
              <table:table-cell office:value-type="float" office:value="0.002354">
                <text:p>0.0023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9">
                <text:p>599</text:p>
              </table:table-cell>
              <table:table-cell office:value-type="float" office:value="0.002572">
                <text:p>0.002572</text:p>
              </table:table-cell>
              <table:table-cell office:value-type="float" office:value="0.004926">
                <text:p>0.0049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9">
                <text:p>599</text:p>
              </table:table-cell>
              <table:table-cell office:value-type="float" office:value="0.001564">
                <text:p>0.001564</text:p>
              </table:table-cell>
              <table:table-cell office:value-type="float" office:value="0.002416">
                <text:p>0.0024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6">
                <text:p>646</text:p>
              </table:table-cell>
              <table:table-cell office:value-type="float" office:value="0.002724">
                <text:p>0.002724</text:p>
              </table:table-cell>
              <table:table-cell office:value-type="float" office:value="0.004213">
                <text:p>0.0042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">
                <text:p>699</text:p>
              </table:table-cell>
              <table:table-cell office:value-type="float" office:value="0.002596">
                <text:p>0.002596</text:p>
              </table:table-cell>
              <table:table-cell office:value-type="float" office:value="0.002669">
                <text:p>0.0026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9">
                <text:p>699</text:p>
              </table:table-cell>
              <table:table-cell office:value-type="float" office:value="0.001908">
                <text:p>0.001908</text:p>
              </table:table-cell>
              <table:table-cell office:value-type="float" office:value="0.00338">
                <text:p>0.00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9">
                <text:p>699</text:p>
              </table:table-cell>
              <table:table-cell office:value-type="float" office:value="0.003089">
                <text:p>0.003089</text:p>
              </table:table-cell>
              <table:table-cell office:value-type="float" office:value="0.004284">
                <text:p>0.0042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9">
                <text:p>699</text:p>
              </table:table-cell>
              <table:table-cell office:value-type="float" office:value="0.004484">
                <text:p>0.004484</text:p>
              </table:table-cell>
              <table:table-cell office:value-type="float" office:value="0.012105">
                <text:p>0.012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0">
                <text:p>740</text:p>
              </table:table-cell>
              <table:table-cell office:value-type="float" office:value="0.019371">
                <text:p>0.019371</text:p>
              </table:table-cell>
              <table:table-cell office:value-type="float" office:value="0.049822">
                <text:p>0.0498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9">
                <text:p>799</text:p>
              </table:table-cell>
              <table:table-cell office:value-type="float" office:value="0.00209">
                <text:p>0.00209</text:p>
              </table:table-cell>
              <table:table-cell office:value-type="float" office:value="0.003207">
                <text:p>0.0032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9">
                <text:p>799</text:p>
              </table:table-cell>
              <table:table-cell office:value-type="float" office:value="0.002136">
                <text:p>0.002136</text:p>
              </table:table-cell>
              <table:table-cell office:value-type="float" office:value="0.002111">
                <text:p>0.002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9">
                <text:p>799</text:p>
              </table:table-cell>
              <table:table-cell office:value-type="float" office:value="0.001483">
                <text:p>0.001483</text:p>
              </table:table-cell>
              <table:table-cell office:value-type="float" office:value="0.002023">
                <text:p>0.0020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9">
                <text:p>799</text:p>
              </table:table-cell>
              <table:table-cell office:value-type="float" office:value="0.00178">
                <text:p>0.00178</text:p>
              </table:table-cell>
              <table:table-cell office:value-type="float" office:value="0.002659">
                <text:p>0.0026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2">
                <text:p>842</text:p>
              </table:table-cell>
              <table:table-cell office:value-type="float" office:value="0.002458">
                <text:p>0.002458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1">
                <text:p>901</text:p>
              </table:table-cell>
              <table:table-cell office:value-type="float" office:value="0.002096">
                <text:p>0.002096</text:p>
              </table:table-cell>
              <table:table-cell office:value-type="float" office:value="0.002953">
                <text:p>0.0029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9">
                <text:p>899</text:p>
              </table:table-cell>
              <table:table-cell office:value-type="float" office:value="0.002799">
                <text:p>0.002799</text:p>
              </table:table-cell>
              <table:table-cell office:value-type="float" office:value="0.003796">
                <text:p>0.0037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9">
                <text:p>899</text:p>
              </table:table-cell>
              <table:table-cell office:value-type="float" office:value="0.00374">
                <text:p>0.00374</text:p>
              </table:table-cell>
              <table:table-cell office:value-type="float" office:value="0.004102">
                <text:p>0.0041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9">
                <text:p>899</text:p>
              </table:table-cell>
              <table:table-cell office:value-type="float" office:value="0.013707">
                <text:p>0.013707</text:p>
              </table:table-cell>
              <table:table-cell office:value-type="float" office:value="0.021446">
                <text:p>0.0214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7">
                <text:p>937</text:p>
              </table:table-cell>
              <table:table-cell office:value-type="float" office:value="0.00306">
                <text:p>0.00306</text:p>
              </table:table-cell>
              <table:table-cell office:value-type="float" office:value="0.003659">
                <text:p>0.0036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9">
                <text:p>999</text:p>
              </table:table-cell>
              <table:table-cell office:value-type="float" office:value="0.009595">
                <text:p>0.009595</text:p>
              </table:table-cell>
              <table:table-cell office:value-type="float" office:value="0.009936">
                <text:p>0.009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9">
                <text:p>999</text:p>
              </table:table-cell>
              <table:table-cell office:value-type="float" office:value="0.010343">
                <text:p>0.010343</text:p>
              </table:table-cell>
              <table:table-cell office:value-type="float" office:value="0.006337">
                <text:p>0.0063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9">
                <text:p>999</text:p>
              </table:table-cell>
              <table:table-cell office:value-type="float" office:value="0.036428">
                <text:p>0.036428</text:p>
              </table:table-cell>
              <table:table-cell office:value-type="float" office:value="0.066616">
                <text:p>0.0666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9">
                <text:p>999</text:p>
              </table:table-cell>
              <table:table-cell office:value-type="float" office:value="0.005432">
                <text:p>0.005432</text:p>
              </table:table-cell>
              <table:table-cell office:value-type="float" office:value="0.005927">
                <text:p>0.0059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9">
                <text:p>999</text:p>
              </table:table-cell>
              <table:table-cell office:value-type="float" office:value="0.017076">
                <text:p>0.017076</text:p>
              </table:table-cell>
              <table:table-cell office:value-type="float" office:value="0.074147">
                <text:p>0.074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9">
                <text:p>999</text:p>
              </table:table-cell>
              <table:table-cell office:value-type="float" office:value="0.036751">
                <text:p>0.036751</text:p>
              </table:table-cell>
              <table:table-cell office:value-type="float" office:value="0.073804">
                <text:p>0.0738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9">
                <text:p>999</text:p>
              </table:table-cell>
              <table:table-cell office:value-type="float" office:value="0.002452">
                <text:p>0.002452</text:p>
              </table:table-cell>
              <table:table-cell office:value-type="float" office:value="0.002686">
                <text:p>0.0026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9">
                <text:p>999</text:p>
              </table:table-cell>
              <table:table-cell office:value-type="float" office:value="0.009753">
                <text:p>0.009753</text:p>
              </table:table-cell>
              <table:table-cell office:value-type="float" office:value="0.017993">
                <text:p>0.0179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9">
                <text:p>999</text:p>
              </table:table-cell>
              <table:table-cell office:value-type="float" office:value="0.006392">
                <text:p>0.006392</text:p>
              </table:table-cell>
              <table:table-cell office:value-type="float" office:value="0.008797">
                <text:p>0.0087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9">
                <text:p>999</text:p>
              </table:table-cell>
              <table:table-cell office:value-type="float" office:value="0.00743">
                <text:p>0.00743</text:p>
              </table:table-cell>
              <table:table-cell office:value-type="float" office:value="0.008963">
                <text:p>0.0089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9">
                <text:p>999</text:p>
              </table:table-cell>
              <table:table-cell office:value-type="float" office:value="0.006267">
                <text:p>0.006267</text:p>
              </table:table-cell>
              <table:table-cell office:value-type="float" office:value="0.007551">
                <text:p>0.0075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9">
                <text:p>999</text:p>
              </table:table-cell>
              <table:table-cell office:value-type="float" office:value="0.009365">
                <text:p>0.009365</text:p>
              </table:table-cell>
              <table:table-cell office:value-type="float" office:value="0.00963">
                <text:p>0.009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9">
                <text:p>999</text:p>
              </table:table-cell>
              <table:table-cell office:value-type="float" office:value="0.02039">
                <text:p>0.02039</text:p>
              </table:table-cell>
              <table:table-cell office:value-type="float" office:value="0.03463">
                <text:p>0.034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4.398cm" svg:y="4.227cm" style:legend-expansion="high" chart:style-name="ch2"/>
        <chart:plot-area chart:style-name="ch3" table:cell-range-address="test175.F1:test175.G65" chart:data-source-has-labels="row" svg:x="0.32cm" svg:y="0.18cm" svg:width="13.758cm" svg:height="8.64cm">
          <chartooo:coordinate-region svg:x="1.497cm" svg:y="0.353cm" svg:width="12.024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175.F2:test175.F65" chart:label-cell-address="test175.F1:test175.F1" chart:class="chart:scatter">
            <chart:domain table:cell-range-address="test175.G2:test175.G65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bytes</text:p>
                <draw:g>
                  <svg:desc>test175.F1:test175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test175.G2:test175.G65</svg:desc>
                </draw:g>
              </table:table-cell>
              <table:table-cell office:value-type="float" office:value="127764">
                <text:p>127764</text:p>
                <draw:g>
                  <svg:desc>test175.F2:test175.F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36586">
                <text:p>36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30450">
                <text:p>30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33014">
                <text:p>33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42361">
                <text:p>42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33841">
                <text:p>33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29655">
                <text:p>29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54191">
                <text:p>54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70344">
                <text:p>70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103506">
                <text:p>103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52978">
                <text:p>52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63018">
                <text:p>63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  <table:table-cell office:value-type="float" office:value="100589">
                <text:p>100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96621">
                <text:p>96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80394">
                <text:p>80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66991">
                <text:p>66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65859">
                <text:p>65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38562">
                <text:p>385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33930">
                <text:p>339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61639">
                <text:p>616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">
                <text:p>439</text:p>
              </table:table-cell>
              <table:table-cell office:value-type="float" office:value="58373">
                <text:p>583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9">
                <text:p>499</text:p>
              </table:table-cell>
              <table:table-cell office:value-type="float" office:value="34651">
                <text:p>34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9">
                <text:p>499</text:p>
              </table:table-cell>
              <table:table-cell office:value-type="float" office:value="65386">
                <text:p>653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">
                <text:p>499</text:p>
              </table:table-cell>
              <table:table-cell office:value-type="float" office:value="40784">
                <text:p>407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">
                <text:p>499</text:p>
              </table:table-cell>
              <table:table-cell office:value-type="float" office:value="62074">
                <text:p>62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4">
                <text:p>534</text:p>
              </table:table-cell>
              <table:table-cell office:value-type="float" office:value="97947">
                <text:p>979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9">
                <text:p>599</text:p>
              </table:table-cell>
              <table:table-cell office:value-type="float" office:value="63680">
                <text:p>636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9">
                <text:p>599</text:p>
              </table:table-cell>
              <table:table-cell office:value-type="float" office:value="51268">
                <text:p>51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9">
                <text:p>599</text:p>
              </table:table-cell>
              <table:table-cell office:value-type="float" office:value="103953">
                <text:p>1039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9">
                <text:p>599</text:p>
              </table:table-cell>
              <table:table-cell office:value-type="float" office:value="62147">
                <text:p>62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6">
                <text:p>646</text:p>
              </table:table-cell>
              <table:table-cell office:value-type="float" office:value="83905">
                <text:p>839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">
                <text:p>699</text:p>
              </table:table-cell>
              <table:table-cell office:value-type="float" office:value="60252">
                <text:p>60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9">
                <text:p>699</text:p>
              </table:table-cell>
              <table:table-cell office:value-type="float" office:value="74861">
                <text:p>748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9">
                <text:p>699</text:p>
              </table:table-cell>
              <table:table-cell office:value-type="float" office:value="89981">
                <text:p>899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9">
                <text:p>699</text:p>
              </table:table-cell>
              <table:table-cell office:value-type="float" office:value="95237">
                <text:p>95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0">
                <text:p>740</text:p>
              </table:table-cell>
              <table:table-cell office:value-type="float" office:value="97311">
                <text:p>973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9">
                <text:p>799</text:p>
              </table:table-cell>
              <table:table-cell office:value-type="float" office:value="69122">
                <text:p>691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9">
                <text:p>799</text:p>
              </table:table-cell>
              <table:table-cell office:value-type="float" office:value="47930">
                <text:p>479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9">
                <text:p>799</text:p>
              </table:table-cell>
              <table:table-cell office:value-type="float" office:value="44255">
                <text:p>442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9">
                <text:p>799</text:p>
              </table:table-cell>
              <table:table-cell office:value-type="float" office:value="57179">
                <text:p>571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2">
                <text:p>842</text:p>
              </table:table-cell>
              <table:table-cell office:value-type="float" office:value="71642">
                <text:p>716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1">
                <text:p>901</text:p>
              </table:table-cell>
              <table:table-cell office:value-type="float" office:value="62321">
                <text:p>623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9">
                <text:p>899</text:p>
              </table:table-cell>
              <table:table-cell office:value-type="float" office:value="64395">
                <text:p>64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9">
                <text:p>899</text:p>
              </table:table-cell>
              <table:table-cell office:value-type="float" office:value="75456">
                <text:p>754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9">
                <text:p>899</text:p>
              </table:table-cell>
              <table:table-cell office:value-type="float" office:value="86096">
                <text:p>860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7">
                <text:p>937</text:p>
              </table:table-cell>
              <table:table-cell office:value-type="float" office:value="76814">
                <text:p>768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9">
                <text:p>999</text:p>
              </table:table-cell>
              <table:table-cell office:value-type="float" office:value="85761">
                <text:p>857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9">
                <text:p>999</text:p>
              </table:table-cell>
              <table:table-cell office:value-type="float" office:value="78582">
                <text:p>785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9">
                <text:p>999</text:p>
              </table:table-cell>
              <table:table-cell office:value-type="float" office:value="115315">
                <text:p>1153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9">
                <text:p>999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9">
                <text:p>999</text:p>
              </table:table-cell>
              <table:table-cell office:value-type="float" office:value="108581">
                <text:p>1085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9">
                <text:p>999</text:p>
              </table:table-cell>
              <table:table-cell office:value-type="float" office:value="82233">
                <text:p>822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9">
                <text:p>999</text:p>
              </table:table-cell>
              <table:table-cell office:value-type="float" office:value="47336">
                <text:p>47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9">
                <text:p>999</text:p>
              </table:table-cell>
              <table:table-cell office:value-type="float" office:value="86576">
                <text:p>865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9">
                <text:p>999</text:p>
              </table:table-cell>
              <table:table-cell office:value-type="float" office:value="62372">
                <text:p>623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9">
                <text:p>999</text:p>
              </table:table-cell>
              <table:table-cell office:value-type="float" office:value="87556">
                <text:p>875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9">
                <text:p>999</text:p>
              </table:table-cell>
              <table:table-cell office:value-type="float" office:value="85859">
                <text:p>858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9">
                <text:p>999</text:p>
              </table:table-cell>
              <table:table-cell office:value-type="float" office:value="92032">
                <text:p>920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9">
                <text:p>999</text:p>
              </table:table-cell>
              <table:table-cell office:value-type="float" office:value="95986">
                <text:p>959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5cm" chart:style-name="ch2">
          <text:p>test174, new eTags, --cache</text:p>
        </chart:title>
        <chart:legend chart:legend-position="end" svg:x="14.001cm" svg:y="4.005cm" style:legend-expansion="high" chart:style-name="ch3"/>
        <chart:plot-area chart:style-name="ch4" table:cell-range-address="test174.B1:test174.D70" chart:data-source-has-labels="both" svg:x="0.32cm" svg:y="1.248cm" svg:width="13.361cm" svg:height="7.572cm">
          <chartooo:coordinate-region svg:x="1.289cm" svg:y="1.248cm" svg:width="12.392cm" svg:height="5.97cm"/>
          <chart:axis chart:dimension="x" chart:name="primary-x" chart:style-name="ch5" chartooo:axis-type="auto">
            <chartooo:date-scale/>
            <chart:categories table:cell-range-address="test174.B2:test174.B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74.C2:test174.C70" chart:label-cell-address="test174.C1:test174.C1" chart:class="chart:bar">
            <chart:data-point chart:repeated="69"/>
          </chart:series>
          <chart:series chart:style-name="ch9" chart:values-cell-range-address="test174.D2:test174.D70" chart:label-cell-address="test174.D1:test174.D1" chart:class="chart:bar">
            <chart:data-point chart:repeated="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174.C1:test174.C1</svg:desc>
                </draw:g>
              </table:table-cell>
              <table:table-cell office:value-type="string">
                <text:p>xfertime</text:p>
                <draw:g>
                  <svg:desc>test174.D1:test17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:18:55</text:p>
                <draw:g>
                  <svg:desc>test174.B2:test174.B70</svg:desc>
                </draw:g>
              </table:table-cell>
              <table:table-cell office:value-type="float" office:value="0.014983">
                <text:p>0.014983</text:p>
                <draw:g>
                  <svg:desc>test174.C2:test174.C70</svg:desc>
                </draw:g>
              </table:table-cell>
              <table:table-cell office:value-type="float" office:value="0.000324">
                <text:p>0.000324</text:p>
                <draw:g>
                  <svg:desc>test174.D2:test174.D70</svg:desc>
                </draw:g>
              </table:table-cell>
            </table:table-row>
            <table:table-row>
              <table:table-cell office:value-type="string">
                <text:p>16:18:56</text:p>
              </table:table-cell>
              <table:table-cell office:value-type="float" office:value="0.015334">
                <text:p>0.015334</text:p>
              </table:table-cell>
              <table:table-cell office:value-type="float" office:value="0.003406">
                <text:p>0.003406</text:p>
              </table:table-cell>
            </table:table-row>
            <table:table-row>
              <table:table-cell office:value-type="string">
                <text:p>16:18:57</text:p>
              </table:table-cell>
              <table:table-cell office:value-type="float" office:value="0.01327">
                <text:p>0.01327</text:p>
              </table:table-cell>
              <table:table-cell office:value-type="float" office:value="0.001295">
                <text:p>0.001295</text:p>
              </table:table-cell>
            </table:table-row>
            <table:table-row>
              <table:table-cell office:value-type="string">
                <text:p>16:18:58</text:p>
              </table:table-cell>
              <table:table-cell office:value-type="float" office:value="0.013192">
                <text:p>0.013192</text:p>
              </table:table-cell>
              <table:table-cell office:value-type="float" office:value="0.001215">
                <text:p>0.001215</text:p>
              </table:table-cell>
            </table:table-row>
            <table:table-row>
              <table:table-cell office:value-type="string">
                <text:p>16:18:59</text:p>
              </table:table-cell>
              <table:table-cell office:value-type="float" office:value="0.013469">
                <text:p>0.013469</text:p>
              </table:table-cell>
              <table:table-cell office:value-type="float" office:value="0.001473">
                <text:p>0.001473</text:p>
              </table:table-cell>
            </table:table-row>
            <table:table-row>
              <table:table-cell office:value-type="string">
                <text:p>16:19:00</text:p>
              </table:table-cell>
              <table:table-cell office:value-type="float" office:value="0.014442">
                <text:p>0.014442</text:p>
              </table:table-cell>
              <table:table-cell office:value-type="float" office:value="0.001428">
                <text:p>0.001428</text:p>
              </table:table-cell>
            </table:table-row>
            <table:table-row>
              <table:table-cell office:value-type="string">
                <text:p>16:19:01</text:p>
              </table:table-cell>
              <table:table-cell office:value-type="float" office:value="0.013664">
                <text:p>0.013664</text:p>
              </table:table-cell>
              <table:table-cell office:value-type="float" office:value="0.001008">
                <text:p>0.001008</text:p>
              </table:table-cell>
            </table:table-row>
            <table:table-row>
              <table:table-cell office:value-type="string">
                <text:p>16:19:02</text:p>
              </table:table-cell>
              <table:table-cell office:value-type="float" office:value="0.014549">
                <text:p>0.014549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16:19:03</text:p>
              </table:table-cell>
              <table:table-cell office:value-type="float" office:value="0.01406">
                <text:p>0.01406</text:p>
              </table:table-cell>
              <table:table-cell office:value-type="float" office:value="0.002701">
                <text:p>0.002701</text:p>
              </table:table-cell>
            </table:table-row>
            <table:table-row>
              <table:table-cell office:value-type="string">
                <text:p>16:19:04</text:p>
              </table:table-cell>
              <table:table-cell office:value-type="float" office:value="0.015766">
                <text:p>0.015766</text:p>
              </table:table-cell>
              <table:table-cell office:value-type="float" office:value="0.004001">
                <text:p>0.004001</text:p>
              </table:table-cell>
            </table:table-row>
            <table:table-row>
              <table:table-cell office:value-type="string">
                <text:p>16:19:05</text:p>
              </table:table-cell>
              <table:table-cell office:value-type="float" office:value="0.014398">
                <text:p>0.014398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16:19:06</text:p>
              </table:table-cell>
              <table:table-cell office:value-type="float" office:value="0.014539">
                <text:p>0.014539</text:p>
              </table:table-cell>
              <table:table-cell office:value-type="float" office:value="0.002305">
                <text:p>0.002305</text:p>
              </table:table-cell>
            </table:table-row>
            <table:table-row>
              <table:table-cell office:value-type="string">
                <text:p>16:19:07</text:p>
              </table:table-cell>
              <table:table-cell office:value-type="float" office:value="0.016955">
                <text:p>0.016955</text:p>
              </table:table-cell>
              <table:table-cell office:value-type="float" office:value="0.003127">
                <text:p>0.003127</text:p>
              </table:table-cell>
            </table:table-row>
            <table:table-row>
              <table:table-cell office:value-type="string">
                <text:p>16:19:08</text:p>
              </table:table-cell>
              <table:table-cell office:value-type="float" office:value="0.017621">
                <text:p>0.017621</text:p>
              </table:table-cell>
              <table:table-cell office:value-type="float" office:value="0.00609">
                <text:p>0.00609</text:p>
              </table:table-cell>
            </table:table-row>
            <table:table-row>
              <table:table-cell office:value-type="string">
                <text:p>16:19:09</text:p>
              </table:table-cell>
              <table:table-cell office:value-type="float" office:value="0.01878">
                <text:p>0.01878</text:p>
              </table:table-cell>
              <table:table-cell office:value-type="float" office:value="0.005232">
                <text:p>0.005232</text:p>
              </table:table-cell>
            </table:table-row>
            <table:table-row>
              <table:table-cell office:value-type="string">
                <text:p>16:19:10</text:p>
              </table:table-cell>
              <table:table-cell office:value-type="float" office:value="0.016551">
                <text:p>0.016551</text:p>
              </table:table-cell>
              <table:table-cell office:value-type="float" office:value="0.003687">
                <text:p>0.003687</text:p>
              </table:table-cell>
            </table:table-row>
            <table:table-row>
              <table:table-cell office:value-type="string">
                <text:p>16:19:11</text:p>
              </table:table-cell>
              <table:table-cell office:value-type="float" office:value="0.015732">
                <text:p>0.015732</text:p>
              </table:table-cell>
              <table:table-cell office:value-type="float" office:value="0.004382">
                <text:p>0.004382</text:p>
              </table:table-cell>
            </table:table-row>
            <table:table-row>
              <table:table-cell office:value-type="string">
                <text:p>16:19:12</text:p>
              </table:table-cell>
              <table:table-cell office:value-type="float" office:value="0.013999">
                <text:p>0.013999</text:p>
              </table:table-cell>
              <table:table-cell office:value-type="float" office:value="0.001731">
                <text:p>0.001731</text:p>
              </table:table-cell>
            </table:table-row>
            <table:table-row>
              <table:table-cell office:value-type="string">
                <text:p>16:19:13</text:p>
              </table:table-cell>
              <table:table-cell office:value-type="float" office:value="0.013176">
                <text:p>0.013176</text:p>
              </table:table-cell>
              <table:table-cell office:value-type="float" office:value="0.001706">
                <text:p>0.001706</text:p>
              </table:table-cell>
            </table:table-row>
            <table:table-row>
              <table:table-cell office:value-type="string">
                <text:p>16:19:14</text:p>
              </table:table-cell>
              <table:table-cell office:value-type="float" office:value="0.013062">
                <text:p>0.013062</text:p>
              </table:table-cell>
              <table:table-cell office:value-type="float" office:value="0.001852">
                <text:p>0.001852</text:p>
              </table:table-cell>
            </table:table-row>
            <table:table-row>
              <table:table-cell office:value-type="string">
                <text:p>16:19:15</text:p>
              </table:table-cell>
              <table:table-cell office:value-type="float" office:value="0.015744">
                <text:p>0.015744</text:p>
              </table:table-cell>
              <table:table-cell office:value-type="float" office:value="0.002958">
                <text:p>0.002958</text:p>
              </table:table-cell>
            </table:table-row>
            <table:table-row>
              <table:table-cell office:value-type="string">
                <text:p>16:19:16</text:p>
              </table:table-cell>
              <table:table-cell office:value-type="float" office:value="0.016185">
                <text:p>0.016185</text:p>
              </table:table-cell>
              <table:table-cell office:value-type="float" office:value="0.002079">
                <text:p>0.002079</text:p>
              </table:table-cell>
            </table:table-row>
            <table:table-row>
              <table:table-cell office:value-type="string">
                <text:p>16:19:17</text:p>
              </table:table-cell>
              <table:table-cell office:value-type="float" office:value="0.018917">
                <text:p>0.018917</text:p>
              </table:table-cell>
              <table:table-cell office:value-type="float" office:value="0.004949">
                <text:p>0.004949</text:p>
              </table:table-cell>
            </table:table-row>
            <table:table-row>
              <table:table-cell office:value-type="string">
                <text:p>16:19:18</text:p>
              </table:table-cell>
              <table:table-cell office:value-type="float" office:value="0.013704">
                <text:p>0.013704</text:p>
              </table:table-cell>
              <table:table-cell office:value-type="float" office:value="0.001585">
                <text:p>0.001585</text:p>
              </table:table-cell>
            </table:table-row>
            <table:table-row>
              <table:table-cell office:value-type="string">
                <text:p>16:19:19</text:p>
              </table:table-cell>
              <table:table-cell office:value-type="float" office:value="0.018561">
                <text:p>0.018561</text:p>
              </table:table-cell>
              <table:table-cell office:value-type="float" office:value="0.003089">
                <text:p>0.003089</text:p>
              </table:table-cell>
            </table:table-row>
            <table:table-row>
              <table:table-cell office:value-type="string">
                <text:p>16:19:20</text:p>
              </table:table-cell>
              <table:table-cell office:value-type="float" office:value="0.02083">
                <text:p>0.02083</text:p>
              </table:table-cell>
              <table:table-cell office:value-type="float" office:value="0.00592">
                <text:p>0.00592</text:p>
              </table:table-cell>
            </table:table-row>
            <table:table-row>
              <table:table-cell office:value-type="string">
                <text:p>16:19:21</text:p>
              </table:table-cell>
              <table:table-cell office:value-type="float" office:value="0.021308">
                <text:p>0.021308</text:p>
              </table:table-cell>
              <table:table-cell office:value-type="float" office:value="0.004449">
                <text:p>0.004449</text:p>
              </table:table-cell>
            </table:table-row>
            <table:table-row>
              <table:table-cell office:value-type="string">
                <text:p>16:19:22</text:p>
              </table:table-cell>
              <table:table-cell office:value-type="float" office:value="0.017328">
                <text:p>0.017328</text:p>
              </table:table-cell>
              <table:table-cell office:value-type="float" office:value="0.002925">
                <text:p>0.002925</text:p>
              </table:table-cell>
            </table:table-row>
            <table:table-row>
              <table:table-cell office:value-type="string">
                <text:p>16:19:23</text:p>
              </table:table-cell>
              <table:table-cell office:value-type="float" office:value="0.064685">
                <text:p>0.064685</text:p>
              </table:table-cell>
              <table:table-cell office:value-type="float" office:value="0.012952">
                <text:p>0.012952</text:p>
              </table:table-cell>
            </table:table-row>
            <table:table-row>
              <table:table-cell office:value-type="string">
                <text:p>16:19:24</text:p>
              </table:table-cell>
              <table:table-cell office:value-type="float" office:value="0.027775">
                <text:p>0.027775</text:p>
              </table:table-cell>
              <table:table-cell office:value-type="float" office:value="0.003563">
                <text:p>0.003563</text:p>
              </table:table-cell>
            </table:table-row>
            <table:table-row>
              <table:table-cell office:value-type="string">
                <text:p>16:19:25</text:p>
              </table:table-cell>
              <table:table-cell office:value-type="float" office:value="0.014689">
                <text:p>0.014689</text:p>
              </table:table-cell>
              <table:table-cell office:value-type="float" office:value="0.003301">
                <text:p>0.003301</text:p>
              </table:table-cell>
            </table:table-row>
            <table:table-row>
              <table:table-cell office:value-type="string">
                <text:p>16:19:26</text:p>
              </table:table-cell>
              <table:table-cell office:value-type="float" office:value="0.056514">
                <text:p>0.056514</text:p>
              </table:table-cell>
              <table:table-cell office:value-type="float" office:value="0.01634">
                <text:p>0.01634</text:p>
              </table:table-cell>
            </table:table-row>
            <table:table-row>
              <table:table-cell office:value-type="string">
                <text:p>16:19:27</text:p>
              </table:table-cell>
              <table:table-cell office:value-type="float" office:value="0.017532">
                <text:p>0.017532</text:p>
              </table:table-cell>
              <table:table-cell office:value-type="float" office:value="0.003876">
                <text:p>0.003876</text:p>
              </table:table-cell>
            </table:table-row>
            <table:table-row>
              <table:table-cell office:value-type="string">
                <text:p>16:19:28</text:p>
              </table:table-cell>
              <table:table-cell office:value-type="float" office:value="0.0352">
                <text:p>0.0352</text:p>
              </table:table-cell>
              <table:table-cell office:value-type="float" office:value="0.006913">
                <text:p>0.006913</text:p>
              </table:table-cell>
            </table:table-row>
            <table:table-row>
              <table:table-cell office:value-type="string">
                <text:p>16:19:29</text:p>
              </table:table-cell>
              <table:table-cell office:value-type="float" office:value="0.036746">
                <text:p>0.036746</text:p>
              </table:table-cell>
              <table:table-cell office:value-type="float" office:value="0.00602">
                <text:p>0.00602</text:p>
              </table:table-cell>
            </table:table-row>
            <table:table-row>
              <table:table-cell office:value-type="string">
                <text:p>16:19:30</text:p>
              </table:table-cell>
              <table:table-cell office:value-type="float" office:value="0.156485">
                <text:p>0.156485</text:p>
              </table:table-cell>
              <table:table-cell office:value-type="float" office:value="0.054994">
                <text:p>0.054994</text:p>
              </table:table-cell>
            </table:table-row>
            <table:table-row>
              <table:table-cell office:value-type="string">
                <text:p>16:19:31</text:p>
              </table:table-cell>
              <table:table-cell office:value-type="float" office:value="0.027441">
                <text:p>0.027441</text:p>
              </table:table-cell>
              <table:table-cell office:value-type="float" office:value="0.005115">
                <text:p>0.005115</text:p>
              </table:table-cell>
            </table:table-row>
            <table:table-row>
              <table:table-cell office:value-type="string">
                <text:p>16:19:32</text:p>
              </table:table-cell>
              <table:table-cell office:value-type="float" office:value="0.027023">
                <text:p>0.027023</text:p>
              </table:table-cell>
              <table:table-cell office:value-type="float" office:value="0.005358">
                <text:p>0.005358</text:p>
              </table:table-cell>
            </table:table-row>
            <table:table-row>
              <table:table-cell office:value-type="string">
                <text:p>16:19:33</text:p>
              </table:table-cell>
              <table:table-cell office:value-type="float" office:value="0.014557">
                <text:p>0.014557</text:p>
              </table:table-cell>
              <table:table-cell office:value-type="float" office:value="0.001547">
                <text:p>0.001547</text:p>
              </table:table-cell>
            </table:table-row>
            <table:table-row>
              <table:table-cell office:value-type="string">
                <text:p>16:19:34</text:p>
              </table:table-cell>
              <table:table-cell office:value-type="float" office:value="0.021736">
                <text:p>0.021736</text:p>
              </table:table-cell>
              <table:table-cell office:value-type="float" office:value="0.003818">
                <text:p>0.003818</text:p>
              </table:table-cell>
            </table:table-row>
            <table:table-row>
              <table:table-cell office:value-type="string">
                <text:p>16:19:35</text:p>
              </table:table-cell>
              <table:table-cell office:value-type="float" office:value="0.033896">
                <text:p>0.033896</text:p>
              </table:table-cell>
              <table:table-cell office:value-type="float" office:value="0.007085">
                <text:p>0.007085</text:p>
              </table:table-cell>
            </table:table-row>
            <table:table-row>
              <table:table-cell office:value-type="string">
                <text:p>16:19:36</text:p>
              </table:table-cell>
              <table:table-cell office:value-type="float" office:value="0.037973">
                <text:p>0.037973</text:p>
              </table:table-cell>
              <table:table-cell office:value-type="float" office:value="0.004561">
                <text:p>0.004561</text:p>
              </table:table-cell>
            </table:table-row>
            <table:table-row>
              <table:table-cell office:value-type="string">
                <text:p>16:19:37</text:p>
              </table:table-cell>
              <table:table-cell office:value-type="float" office:value="0.022237">
                <text:p>0.022237</text:p>
              </table:table-cell>
              <table:table-cell office:value-type="float" office:value="0.004356">
                <text:p>0.004356</text:p>
              </table:table-cell>
            </table:table-row>
            <table:table-row>
              <table:table-cell office:value-type="string">
                <text:p>16:19:38</text:p>
              </table:table-cell>
              <table:table-cell office:value-type="float" office:value="0.071714">
                <text:p>0.071714</text:p>
              </table:table-cell>
              <table:table-cell office:value-type="float" office:value="0.010475">
                <text:p>0.010475</text:p>
              </table:table-cell>
            </table:table-row>
            <table:table-row>
              <table:table-cell office:value-type="string">
                <text:p>16:19:39</text:p>
              </table:table-cell>
              <table:table-cell office:value-type="float" office:value="0.056882">
                <text:p>0.056882</text:p>
              </table:table-cell>
              <table:table-cell office:value-type="float" office:value="0.018662">
                <text:p>0.018662</text:p>
              </table:table-cell>
            </table:table-row>
            <table:table-row>
              <table:table-cell office:value-type="string">
                <text:p>16:19:40</text:p>
              </table:table-cell>
              <table:table-cell office:value-type="float" office:value="0.103556">
                <text:p>0.103556</text:p>
              </table:table-cell>
              <table:table-cell office:value-type="float" office:value="0.027425">
                <text:p>0.027425</text:p>
              </table:table-cell>
            </table:table-row>
            <table:table-row>
              <table:table-cell office:value-type="string">
                <text:p>16:19:41</text:p>
              </table:table-cell>
              <table:table-cell office:value-type="float" office:value="0.05484">
                <text:p>0.05484</text:p>
              </table:table-cell>
              <table:table-cell office:value-type="float" office:value="0.01168">
                <text:p>0.01168</text:p>
              </table:table-cell>
            </table:table-row>
            <table:table-row>
              <table:table-cell office:value-type="string">
                <text:p>16:19:42</text:p>
              </table:table-cell>
              <table:table-cell office:value-type="float" office:value="0.104242">
                <text:p>0.104242</text:p>
              </table:table-cell>
              <table:table-cell office:value-type="float" office:value="0.037351">
                <text:p>0.037351</text:p>
              </table:table-cell>
            </table:table-row>
            <table:table-row>
              <table:table-cell office:value-type="string">
                <text:p>16:19:43</text:p>
              </table:table-cell>
              <table:table-cell office:value-type="float" office:value="0.13379">
                <text:p>0.13379</text:p>
              </table:table-cell>
              <table:table-cell office:value-type="float" office:value="0.048215">
                <text:p>0.048215</text:p>
              </table:table-cell>
            </table:table-row>
            <table:table-row>
              <table:table-cell office:value-type="string">
                <text:p>16:19:44</text:p>
              </table:table-cell>
              <table:table-cell office:value-type="float" office:value="0.124844">
                <text:p>0.124844</text:p>
              </table:table-cell>
              <table:table-cell office:value-type="float" office:value="0.034011">
                <text:p>0.034011</text:p>
              </table:table-cell>
            </table:table-row>
            <table:table-row>
              <table:table-cell office:value-type="string">
                <text:p>16:19:45</text:p>
              </table:table-cell>
              <table:table-cell office:value-type="float" office:value="0.053217">
                <text:p>0.053217</text:p>
              </table:table-cell>
              <table:table-cell office:value-type="float" office:value="0.009829">
                <text:p>0.009829</text:p>
              </table:table-cell>
            </table:table-row>
            <table:table-row>
              <table:table-cell office:value-type="string">
                <text:p>16:19:46</text:p>
              </table:table-cell>
              <table:table-cell office:value-type="float" office:value="0.204431">
                <text:p>0.204431</text:p>
              </table:table-cell>
              <table:table-cell office:value-type="float" office:value="0.108764">
                <text:p>0.108764</text:p>
              </table:table-cell>
            </table:table-row>
            <table:table-row>
              <table:table-cell office:value-type="string">
                <text:p>16:19:47</text:p>
              </table:table-cell>
              <table:table-cell office:value-type="float" office:value="0.141573">
                <text:p>0.141573</text:p>
              </table:table-cell>
              <table:table-cell office:value-type="float" office:value="0.035398">
                <text:p>0.035398</text:p>
              </table:table-cell>
            </table:table-row>
            <table:table-row>
              <table:table-cell office:value-type="string">
                <text:p>16:19:48</text:p>
              </table:table-cell>
              <table:table-cell office:value-type="float" office:value="0.084248">
                <text:p>0.084248</text:p>
              </table:table-cell>
              <table:table-cell office:value-type="float" office:value="0.020816">
                <text:p>0.020816</text:p>
              </table:table-cell>
            </table:table-row>
            <table:table-row>
              <table:table-cell office:value-type="string">
                <text:p>16:19:49</text:p>
              </table:table-cell>
              <table:table-cell office:value-type="float" office:value="0.047954">
                <text:p>0.047954</text:p>
              </table:table-cell>
              <table:table-cell office:value-type="float" office:value="0.012996">
                <text:p>0.012996</text:p>
              </table:table-cell>
            </table:table-row>
            <table:table-row>
              <table:table-cell office:value-type="string">
                <text:p>16:19:50</text:p>
              </table:table-cell>
              <table:table-cell office:value-type="float" office:value="0.082722">
                <text:p>0.082722</text:p>
              </table:table-cell>
              <table:table-cell office:value-type="float" office:value="0.026232">
                <text:p>0.026232</text:p>
              </table:table-cell>
            </table:table-row>
            <table:table-row>
              <table:table-cell office:value-type="string">
                <text:p>16:19:51</text:p>
              </table:table-cell>
              <table:table-cell office:value-type="float" office:value="0.128247">
                <text:p>0.128247</text:p>
              </table:table-cell>
              <table:table-cell office:value-type="float" office:value="0.016515">
                <text:p>0.016515</text:p>
              </table:table-cell>
            </table:table-row>
            <table:table-row>
              <table:table-cell office:value-type="string">
                <text:p>16:19:52</text:p>
              </table:table-cell>
              <table:table-cell office:value-type="float" office:value="0.09266">
                <text:p>0.09266</text:p>
              </table:table-cell>
              <table:table-cell office:value-type="float" office:value="0.027702">
                <text:p>0.027702</text:p>
              </table:table-cell>
            </table:table-row>
            <table:table-row>
              <table:table-cell office:value-type="string">
                <text:p>16:19:53</text:p>
              </table:table-cell>
              <table:table-cell office:value-type="float" office:value="0.175258">
                <text:p>0.175258</text:p>
              </table:table-cell>
              <table:table-cell office:value-type="float" office:value="0.06733">
                <text:p>0.06733</text:p>
              </table:table-cell>
            </table:table-row>
            <table:table-row>
              <table:table-cell office:value-type="string">
                <text:p>16:19:54</text:p>
              </table:table-cell>
              <table:table-cell office:value-type="float" office:value="0.140067">
                <text:p>0.140067</text:p>
              </table:table-cell>
              <table:table-cell office:value-type="float" office:value="0.045256">
                <text:p>0.045256</text:p>
              </table:table-cell>
            </table:table-row>
            <table:table-row>
              <table:table-cell office:value-type="string">
                <text:p>16:19:55</text:p>
              </table:table-cell>
              <table:table-cell office:value-type="float" office:value="0.040345">
                <text:p>0.040345</text:p>
              </table:table-cell>
              <table:table-cell office:value-type="float" office:value="0.00973">
                <text:p>0.00973</text:p>
              </table:table-cell>
            </table:table-row>
            <table:table-row>
              <table:table-cell office:value-type="string">
                <text:p>16:19:56</text:p>
              </table:table-cell>
              <table:table-cell office:value-type="float" office:value="0.014939">
                <text:p>0.014939</text:p>
              </table:table-cell>
              <table:table-cell office:value-type="float" office:value="0.002417">
                <text:p>0.002417</text:p>
              </table:table-cell>
            </table:table-row>
            <table:table-row>
              <table:table-cell office:value-type="string">
                <text:p>16:19:57</text:p>
              </table:table-cell>
              <table:table-cell office:value-type="float" office:value="0.014816">
                <text:p>0.014816</text:p>
              </table:table-cell>
              <table:table-cell office:value-type="float" office:value="0.004647">
                <text:p>0.004647</text:p>
              </table:table-cell>
            </table:table-row>
            <table:table-row>
              <table:table-cell office:value-type="string">
                <text:p>16:19:58</text:p>
              </table:table-cell>
              <table:table-cell office:value-type="float" office:value="0.015572">
                <text:p>0.015572</text:p>
              </table:table-cell>
              <table:table-cell office:value-type="float" office:value="0.004642">
                <text:p>0.004642</text:p>
              </table:table-cell>
            </table:table-row>
            <table:table-row>
              <table:table-cell office:value-type="string">
                <text:p>16:19:59</text:p>
              </table:table-cell>
              <table:table-cell office:value-type="float" office:value="0.017094">
                <text:p>0.017094</text:p>
              </table:table-cell>
              <table:table-cell office:value-type="float" office:value="0.005746">
                <text:p>0.005746</text:p>
              </table:table-cell>
            </table:table-row>
            <table:table-row>
              <table:table-cell office:value-type="string">
                <text:p>16:20:00</text:p>
              </table:table-cell>
              <table:table-cell office:value-type="float" office:value="0.015151">
                <text:p>0.015151</text:p>
              </table:table-cell>
              <table:table-cell office:value-type="float" office:value="0.002874">
                <text:p>0.002874</text:p>
              </table:table-cell>
            </table:table-row>
            <table:table-row>
              <table:table-cell office:value-type="string">
                <text:p>16:20:01</text:p>
              </table:table-cell>
              <table:table-cell office:value-type="float" office:value="0.020638">
                <text:p>0.020638</text:p>
              </table:table-cell>
              <table:table-cell office:value-type="float" office:value="0.008294">
                <text:p>0.008294</text:p>
              </table:table-cell>
            </table:table-row>
            <table:table-row>
              <table:table-cell office:value-type="string">
                <text:p>16:20:02</text:p>
              </table:table-cell>
              <table:table-cell office:value-type="float" office:value="0.023977">
                <text:p>0.023977</text:p>
              </table:table-cell>
              <table:table-cell office:value-type="float" office:value="0.00716">
                <text:p>0.00716</text:p>
              </table:table-cell>
            </table:table-row>
            <table:table-row>
              <table:table-cell office:value-type="string">
                <text:p>16:20:03</text:p>
              </table:table-cell>
              <table:table-cell office:value-type="float" office:value="0.029273">
                <text:p>0.029273</text:p>
              </table:table-cell>
              <table:table-cell office:value-type="float" office:value="0.013106">
                <text:p>0.0131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5cm" chart:style-name="ch2">
          <text:p>test174, new eTags, --cache</text:p>
        </chart:title>
        <chart:legend chart:legend-position="end" svg:x="14.398cm" svg:y="4.227cm" style:legend-expansion="high" chart:style-name="ch3"/>
        <chart:plot-area chart:style-name="ch4" table:cell-range-address="test174.B2:test174.B70 test174.F1:test174.F70" chart:data-source-has-labels="both" svg:x="0.32cm" svg:y="1.248cm" svg:width="13.758cm" svg:height="7.572cm">
          <chartooo:coordinate-region svg:x="1.682cm" svg:y="1.248cm" svg:width="12.396cm" svg:height="5.97cm"/>
          <chart:axis chart:dimension="x" chart:name="primary-x" chart:style-name="ch5" chartooo:axis-type="auto">
            <chartooo:date-scale/>
            <chart:categories table:cell-range-address="test174.B2:test174.B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74.F2:test174.F70" chart:label-cell-address="test174.F1:test174.F1" chart:class="chart:bar">
            <chart:data-point chart:repeated="6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174.F1:test17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:18:55</text:p>
                <draw:g>
                  <svg:desc>test174.B2:test174.B70</svg:desc>
                </draw:g>
              </table:table-cell>
              <table:table-cell office:value-type="float" office:value="4924">
                <text:p>4924</text:p>
                <draw:g>
                  <svg:desc>test174.F2:test174.F70</svg:desc>
                </draw:g>
              </table:table-cell>
            </table:table-row>
            <table:table-row>
              <table:table-cell office:value-type="string">
                <text:p>16:18:56</text:p>
              </table:table-cell>
              <table:table-cell office:value-type="float" office:value="78083">
                <text:p>78083</text:p>
              </table:table-cell>
            </table:table-row>
            <table:table-row>
              <table:table-cell office:value-type="string">
                <text:p>16:18:57</text:p>
              </table:table-cell>
              <table:table-cell office:value-type="float" office:value="30646">
                <text:p>30646</text:p>
              </table:table-cell>
            </table:table-row>
            <table:table-row>
              <table:table-cell office:value-type="string">
                <text:p>16:18:58</text:p>
              </table:table-cell>
              <table:table-cell office:value-type="float" office:value="32699">
                <text:p>32699</text:p>
              </table:table-cell>
            </table:table-row>
            <table:table-row>
              <table:table-cell office:value-type="string">
                <text:p>16:18:59</text:p>
              </table:table-cell>
              <table:table-cell office:value-type="float" office:value="37648">
                <text:p>37648</text:p>
              </table:table-cell>
            </table:table-row>
            <table:table-row>
              <table:table-cell office:value-type="string">
                <text:p>16:19:00</text:p>
              </table:table-cell>
              <table:table-cell office:value-type="float" office:value="39109">
                <text:p>39109</text:p>
              </table:table-cell>
            </table:table-row>
            <table:table-row>
              <table:table-cell office:value-type="string">
                <text:p>16:19:01</text:p>
              </table:table-cell>
              <table:table-cell office:value-type="float" office:value="29820">
                <text:p>29820</text:p>
              </table:table-cell>
            </table:table-row>
            <table:table-row>
              <table:table-cell office:value-type="string">
                <text:p>16:19:02</text:p>
              </table:table-cell>
              <table:table-cell office:value-type="float" office:value="50658">
                <text:p>50658</text:p>
              </table:table-cell>
            </table:table-row>
            <table:table-row>
              <table:table-cell office:value-type="string">
                <text:p>16:19:03</text:p>
              </table:table-cell>
              <table:table-cell office:value-type="float" office:value="64099">
                <text:p>64099</text:p>
              </table:table-cell>
            </table:table-row>
            <table:table-row>
              <table:table-cell office:value-type="string">
                <text:p>16:19:04</text:p>
              </table:table-cell>
              <table:table-cell office:value-type="float" office:value="96074">
                <text:p>96074</text:p>
              </table:table-cell>
            </table:table-row>
            <table:table-row>
              <table:table-cell office:value-type="string">
                <text:p>16:19:05</text:p>
              </table:table-cell>
              <table:table-cell office:value-type="float" office:value="65648">
                <text:p>65648</text:p>
              </table:table-cell>
            </table:table-row>
            <table:table-row>
              <table:table-cell office:value-type="string">
                <text:p>16:19:06</text:p>
              </table:table-cell>
              <table:table-cell office:value-type="float" office:value="59489">
                <text:p>59489</text:p>
              </table:table-cell>
            </table:table-row>
            <table:table-row>
              <table:table-cell office:value-type="string">
                <text:p>16:19:07</text:p>
              </table:table-cell>
              <table:table-cell office:value-type="float" office:value="78503">
                <text:p>78503</text:p>
              </table:table-cell>
            </table:table-row>
            <table:table-row>
              <table:table-cell office:value-type="string">
                <text:p>16:19:08</text:p>
              </table:table-cell>
              <table:table-cell office:value-type="float" office:value="105566">
                <text:p>105566</text:p>
              </table:table-cell>
            </table:table-row>
            <table:table-row>
              <table:table-cell office:value-type="string">
                <text:p>16:19:09</text:p>
              </table:table-cell>
              <table:table-cell office:value-type="float" office:value="88433">
                <text:p>88433</text:p>
              </table:table-cell>
            </table:table-row>
            <table:table-row>
              <table:table-cell office:value-type="string">
                <text:p>16:19:10</text:p>
              </table:table-cell>
              <table:table-cell office:value-type="float" office:value="73274">
                <text:p>73274</text:p>
              </table:table-cell>
            </table:table-row>
            <table:table-row>
              <table:table-cell office:value-type="string">
                <text:p>16:19:11</text:p>
              </table:table-cell>
              <table:table-cell office:value-type="float" office:value="68724">
                <text:p>68724</text:p>
              </table:table-cell>
            </table:table-row>
            <table:table-row>
              <table:table-cell office:value-type="string">
                <text:p>16:19:12</text:p>
              </table:table-cell>
              <table:table-cell office:value-type="float" office:value="42049">
                <text:p>42049</text:p>
              </table:table-cell>
            </table:table-row>
            <table:table-row>
              <table:table-cell office:value-type="string">
                <text:p>16:19:13</text:p>
              </table:table-cell>
              <table:table-cell office:value-type="float" office:value="41297">
                <text:p>41297</text:p>
              </table:table-cell>
            </table:table-row>
            <table:table-row>
              <table:table-cell office:value-type="string">
                <text:p>16:19:14</text:p>
              </table:table-cell>
              <table:table-cell office:value-type="float" office:value="43759">
                <text:p>43759</text:p>
              </table:table-cell>
            </table:table-row>
            <table:table-row>
              <table:table-cell office:value-type="string">
                <text:p>16:19:15</text:p>
              </table:table-cell>
              <table:table-cell office:value-type="float" office:value="59928">
                <text:p>59928</text:p>
              </table:table-cell>
            </table:table-row>
            <table:table-row>
              <table:table-cell office:value-type="string">
                <text:p>16:19:16</text:p>
              </table:table-cell>
              <table:table-cell office:value-type="float" office:value="41424">
                <text:p>41424</text:p>
              </table:table-cell>
            </table:table-row>
            <table:table-row>
              <table:table-cell office:value-type="string">
                <text:p>16:19:17</text:p>
              </table:table-cell>
              <table:table-cell office:value-type="float" office:value="62530">
                <text:p>62530</text:p>
              </table:table-cell>
            </table:table-row>
            <table:table-row>
              <table:table-cell office:value-type="string">
                <text:p>16:19:18</text:p>
              </table:table-cell>
              <table:table-cell office:value-type="float" office:value="37079">
                <text:p>37079</text:p>
              </table:table-cell>
            </table:table-row>
            <table:table-row>
              <table:table-cell office:value-type="string">
                <text:p>16:19:19</text:p>
              </table:table-cell>
              <table:table-cell office:value-type="float" office:value="58448">
                <text:p>58448</text:p>
              </table:table-cell>
            </table:table-row>
            <table:table-row>
              <table:table-cell office:value-type="string">
                <text:p>16:19:20</text:p>
              </table:table-cell>
              <table:table-cell office:value-type="float" office:value="95292">
                <text:p>95292</text:p>
              </table:table-cell>
            </table:table-row>
            <table:table-row>
              <table:table-cell office:value-type="string">
                <text:p>16:19:21</text:p>
              </table:table-cell>
              <table:table-cell office:value-type="float" office:value="63525">
                <text:p>63525</text:p>
              </table:table-cell>
            </table:table-row>
            <table:table-row>
              <table:table-cell office:value-type="string">
                <text:p>16:19:22</text:p>
              </table:table-cell>
              <table:table-cell office:value-type="float" office:value="62624">
                <text:p>62624</text:p>
              </table:table-cell>
            </table:table-row>
            <table:table-row>
              <table:table-cell office:value-type="string">
                <text:p>16:19:23</text:p>
              </table:table-cell>
              <table:table-cell office:value-type="float" office:value="101809">
                <text:p>101809</text:p>
              </table:table-cell>
            </table:table-row>
            <table:table-row>
              <table:table-cell office:value-type="string">
                <text:p>16:19:24</text:p>
              </table:table-cell>
              <table:table-cell office:value-type="float" office:value="60212">
                <text:p>60212</text:p>
              </table:table-cell>
            </table:table-row>
            <table:table-row>
              <table:table-cell office:value-type="string">
                <text:p>16:19:25</text:p>
              </table:table-cell>
              <table:table-cell office:value-type="float" office:value="58331">
                <text:p>58331</text:p>
              </table:table-cell>
            </table:table-row>
            <table:table-row>
              <table:table-cell office:value-type="string">
                <text:p>16:19:26</text:p>
              </table:table-cell>
              <table:table-cell office:value-type="float" office:value="97233">
                <text:p>97233</text:p>
              </table:table-cell>
            </table:table-row>
            <table:table-row>
              <table:table-cell office:value-type="string">
                <text:p>16:19:27</text:p>
              </table:table-cell>
              <table:table-cell office:value-type="float" office:value="60257">
                <text:p>60257</text:p>
              </table:table-cell>
            </table:table-row>
            <table:table-row>
              <table:table-cell office:value-type="string">
                <text:p>16:19:28</text:p>
              </table:table-cell>
              <table:table-cell office:value-type="float" office:value="81620">
                <text:p>81620</text:p>
              </table:table-cell>
            </table:table-row>
            <table:table-row>
              <table:table-cell office:value-type="string">
                <text:p>16:19:29</text:p>
              </table:table-cell>
              <table:table-cell office:value-type="float" office:value="75170">
                <text:p>75170</text:p>
              </table:table-cell>
            </table:table-row>
            <table:table-row>
              <table:table-cell office:value-type="string">
                <text:p>16:19:30</text:p>
              </table:table-cell>
              <table:table-cell office:value-type="float" office:value="138083">
                <text:p>138083</text:p>
              </table:table-cell>
            </table:table-row>
            <table:table-row>
              <table:table-cell office:value-type="string">
                <text:p>16:19:31</text:p>
              </table:table-cell>
              <table:table-cell office:value-type="float" office:value="54768">
                <text:p>54768</text:p>
              </table:table-cell>
            </table:table-row>
            <table:table-row>
              <table:table-cell office:value-type="string">
                <text:p>16:19:32</text:p>
              </table:table-cell>
              <table:table-cell office:value-type="float" office:value="66989">
                <text:p>66989</text:p>
              </table:table-cell>
            </table:table-row>
            <table:table-row>
              <table:table-cell office:value-type="string">
                <text:p>16:19:33</text:p>
              </table:table-cell>
              <table:table-cell office:value-type="float" office:value="31810">
                <text:p>31810</text:p>
              </table:table-cell>
            </table:table-row>
            <table:table-row>
              <table:table-cell office:value-type="string">
                <text:p>16:19:34</text:p>
              </table:table-cell>
              <table:table-cell office:value-type="float" office:value="60368">
                <text:p>60368</text:p>
              </table:table-cell>
            </table:table-row>
            <table:table-row>
              <table:table-cell office:value-type="string">
                <text:p>16:19:35</text:p>
              </table:table-cell>
              <table:table-cell office:value-type="float" office:value="64134">
                <text:p>64134</text:p>
              </table:table-cell>
            </table:table-row>
            <table:table-row>
              <table:table-cell office:value-type="string">
                <text:p>16:19:36</text:p>
              </table:table-cell>
              <table:table-cell office:value-type="float" office:value="69650">
                <text:p>69650</text:p>
              </table:table-cell>
            </table:table-row>
            <table:table-row>
              <table:table-cell office:value-type="string">
                <text:p>16:19:37</text:p>
              </table:table-cell>
              <table:table-cell office:value-type="float" office:value="58189">
                <text:p>58189</text:p>
              </table:table-cell>
            </table:table-row>
            <table:table-row>
              <table:table-cell office:value-type="string">
                <text:p>16:19:38</text:p>
              </table:table-cell>
              <table:table-cell office:value-type="float" office:value="76718">
                <text:p>76718</text:p>
              </table:table-cell>
            </table:table-row>
            <table:table-row>
              <table:table-cell office:value-type="string">
                <text:p>16:19:39</text:p>
              </table:table-cell>
              <table:table-cell office:value-type="float" office:value="80272">
                <text:p>80272</text:p>
              </table:table-cell>
            </table:table-row>
            <table:table-row>
              <table:table-cell office:value-type="string">
                <text:p>16:19:40</text:p>
              </table:table-cell>
              <table:table-cell office:value-type="float" office:value="86740">
                <text:p>86740</text:p>
              </table:table-cell>
            </table:table-row>
            <table:table-row>
              <table:table-cell office:value-type="string">
                <text:p>16:19:41</text:p>
              </table:table-cell>
              <table:table-cell office:value-type="float" office:value="68825">
                <text:p>68825</text:p>
              </table:table-cell>
            </table:table-row>
            <table:table-row>
              <table:table-cell office:value-type="string">
                <text:p>16:19:42</text:p>
              </table:table-cell>
              <table:table-cell office:value-type="float" office:value="97821">
                <text:p>97821</text:p>
              </table:table-cell>
            </table:table-row>
            <table:table-row>
              <table:table-cell office:value-type="string">
                <text:p>16:19:43</text:p>
              </table:table-cell>
              <table:table-cell office:value-type="float" office:value="112799">
                <text:p>112799</text:p>
              </table:table-cell>
            </table:table-row>
            <table:table-row>
              <table:table-cell office:value-type="string">
                <text:p>16:19:44</text:p>
              </table:table-cell>
              <table:table-cell office:value-type="float" office:value="61625">
                <text:p>61625</text:p>
              </table:table-cell>
            </table:table-row>
            <table:table-row>
              <table:table-cell office:value-type="string">
                <text:p>16:19:45</text:p>
              </table:table-cell>
              <table:table-cell office:value-type="float" office:value="55592">
                <text:p>55592</text:p>
              </table:table-cell>
            </table:table-row>
            <table:table-row>
              <table:table-cell office:value-type="string">
                <text:p>16:19:46</text:p>
              </table:table-cell>
              <table:table-cell office:value-type="float" office:value="126934">
                <text:p>126934</text:p>
              </table:table-cell>
            </table:table-row>
            <table:table-row>
              <table:table-cell office:value-type="string">
                <text:p>16:19:47</text:p>
              </table:table-cell>
              <table:table-cell office:value-type="float" office:value="51844">
                <text:p>51844</text:p>
              </table:table-cell>
            </table:table-row>
            <table:table-row>
              <table:table-cell office:value-type="string">
                <text:p>16:19:48</text:p>
              </table:table-cell>
              <table:table-cell office:value-type="float" office:value="87687">
                <text:p>87687</text:p>
              </table:table-cell>
            </table:table-row>
            <table:table-row>
              <table:table-cell office:value-type="string">
                <text:p>16:19:49</text:p>
              </table:table-cell>
              <table:table-cell office:value-type="float" office:value="57839">
                <text:p>57839</text:p>
              </table:table-cell>
            </table:table-row>
            <table:table-row>
              <table:table-cell office:value-type="string">
                <text:p>16:19:50</text:p>
              </table:table-cell>
              <table:table-cell office:value-type="float" office:value="90222">
                <text:p>90222</text:p>
              </table:table-cell>
            </table:table-row>
            <table:table-row>
              <table:table-cell office:value-type="string">
                <text:p>16:19:51</text:p>
              </table:table-cell>
              <table:table-cell office:value-type="float" office:value="83676">
                <text:p>83676</text:p>
              </table:table-cell>
            </table:table-row>
            <table:table-row>
              <table:table-cell office:value-type="string">
                <text:p>16:19:52</text:p>
              </table:table-cell>
              <table:table-cell office:value-type="float" office:value="88971">
                <text:p>88971</text:p>
              </table:table-cell>
            </table:table-row>
            <table:table-row>
              <table:table-cell office:value-type="string">
                <text:p>16:19:53</text:p>
              </table:table-cell>
              <table:table-cell office:value-type="float" office:value="101592">
                <text:p>101592</text:p>
              </table:table-cell>
            </table:table-row>
            <table:table-row>
              <table:table-cell office:value-type="string">
                <text:p>16:19:54</text:p>
              </table:table-cell>
              <table:table-cell office:value-type="float" office:value="85436">
                <text:p>85436</text:p>
              </table:table-cell>
            </table:table-row>
            <table:table-row>
              <table:table-cell office:value-type="string">
                <text:p>16:19:55</text:p>
              </table:table-cell>
              <table:table-cell office:value-type="float" office:value="65860">
                <text:p>65860</text:p>
              </table:table-cell>
            </table:table-row>
            <table:table-row>
              <table:table-cell office:value-type="string">
                <text:p>16:19:56</text:p>
              </table:table-cell>
              <table:table-cell office:value-type="float" office:value="58422">
                <text:p>58422</text:p>
              </table:table-cell>
            </table:table-row>
            <table:table-row>
              <table:table-cell office:value-type="string">
                <text:p>16:19:57</text:p>
              </table:table-cell>
              <table:table-cell office:value-type="float" office:value="119354">
                <text:p>119354</text:p>
              </table:table-cell>
            </table:table-row>
            <table:table-row>
              <table:table-cell office:value-type="string">
                <text:p>16:19:58</text:p>
              </table:table-cell>
              <table:table-cell office:value-type="float" office:value="116480">
                <text:p>116480</text:p>
              </table:table-cell>
            </table:table-row>
            <table:table-row>
              <table:table-cell office:value-type="string">
                <text:p>16:19:59</text:p>
              </table:table-cell>
              <table:table-cell office:value-type="float" office:value="151146">
                <text:p>151146</text:p>
              </table:table-cell>
            </table:table-row>
            <table:table-row>
              <table:table-cell office:value-type="string">
                <text:p>16:20:00</text:p>
              </table:table-cell>
              <table:table-cell office:value-type="float" office:value="74890">
                <text:p>74890</text:p>
              </table:table-cell>
            </table:table-row>
            <table:table-row>
              <table:table-cell office:value-type="string">
                <text:p>16:20:01</text:p>
              </table:table-cell>
              <table:table-cell office:value-type="float" office:value="217491">
                <text:p>217491</text:p>
              </table:table-cell>
            </table:table-row>
            <table:table-row>
              <table:table-cell office:value-type="string">
                <text:p>16:20:02</text:p>
              </table:table-cell>
              <table:table-cell office:value-type="float" office:value="181708">
                <text:p>181708</text:p>
              </table:table-cell>
            </table:table-row>
            <table:table-row>
              <table:table-cell office:value-type="string">
                <text:p>16:20:03</text:p>
              </table:table-cell>
              <table:table-cell office:value-type="float" office:value="319017">
                <text:p>3190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5cm" chart:style-name="ch2">
          <text:p>test174, new eTags, --cache</text:p>
        </chart:title>
        <chart:legend chart:legend-position="end" svg:x="13.366cm" svg:y="4.227cm" style:legend-expansion="high" chart:style-name="ch3"/>
        <chart:plot-area chart:style-name="ch4" table:cell-range-address="test174.B2:test174.B70 test174.G1:test174.G70" chart:data-source-has-labels="both" svg:x="0.32cm" svg:y="1.248cm" svg:width="12.726cm" svg:height="7.572cm">
          <chartooo:coordinate-region svg:x="1.312cm" svg:y="1.248cm" svg:width="11.734cm" svg:height="5.969cm"/>
          <chart:axis chart:dimension="x" chart:name="primary-x" chart:style-name="ch5" chartooo:axis-type="auto">
            <chartooo:date-scale/>
            <chart:categories table:cell-range-address="test174.B2:test174.B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74.G2:test174.G70" chart:label-cell-address="test174.G1:test174.G1" chart:class="chart:bar">
            <chart:data-point chart:repeated="6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174.G1:test17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:18:55</text:p>
                <draw:g>
                  <svg:desc>test174.B2:test174.B70</svg:desc>
                </draw:g>
              </table:table-cell>
              <table:table-cell office:value-type="float" office:value="3">
                <text:p>3</text:p>
                <draw:g>
                  <svg:desc>test174.G2:test174.G70</svg:desc>
                </draw:g>
              </table:table-cell>
            </table:table-row>
            <table:table-row>
              <table:table-cell office:value-type="string">
                <text:p>16:18: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:18: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:18: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:18: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:19: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:19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:19: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:19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:19: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:19:0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6:19:0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:19:0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:19:0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:19:0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:19:1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6:19: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:19: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:19: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:19: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:19:1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6:19:1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6:19:1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6:19:1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6:19:1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6:19:2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6:19:2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6:19:2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6:19:2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6:19:2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6:19:2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6:19:2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6:19:2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6:19:2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6:19:2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6:19:3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6:19:3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6:19:3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6:19:3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6:19:3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6:19:35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6:19:3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6:19:3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6:19:3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6:19:3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6:19:4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6:19: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:19:4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4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4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4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4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4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4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4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5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5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5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5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6:19:54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6:19:5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6:19:5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6:19: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:19:5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:19: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:20: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:20: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:20: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:20:0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5.774cm" svg:y="0.315cm" chart:style-name="ch2">
          <text:p>test 174, with --cache</text:p>
        </chart:title>
        <chart:legend chart:legend-position="end" svg:x="14.001cm" svg:y="4.005cm" style:legend-expansion="high" chart:style-name="ch3"/>
        <chart:plot-area chart:style-name="ch4" table:cell-range-address="test174.G1:test174.G70 test174.C1:test174.D70" chart:data-source-has-labels="row" svg:x="0.32cm" svg:y="1.248cm" svg:width="13.361cm" svg:height="7.572cm">
          <chartooo:coordinate-region svg:x="1.232cm" svg:y="1.421cm" svg:width="12.078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174.C2:test174.C70" chart:label-cell-address="test174.C1:test174.C1" chart:class="chart:scatter">
            <chart:domain table:cell-range-address="test174.G2:test174.G70"/>
            <chart:data-point chart:repeated="69"/>
          </chart:series>
          <chart:series chart:style-name="ch8" chart:values-cell-range-address="test174.D2:test174.D70" chart:label-cell-address="test174.D1:test174.D1" chart:class="chart:scatter">
            <chart:data-point chart:repeated="6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174.C1:test174.C1</svg:desc>
                </draw:g>
              </table:table-cell>
              <table:table-cell office:value-type="string">
                <text:p>xfertime</text:p>
                <draw:g>
                  <svg:desc>test174.D1:test17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est174.G2:test174.G70</svg:desc>
                </draw:g>
              </table:table-cell>
              <table:table-cell office:value-type="float" office:value="0.014983">
                <text:p>0.014983</text:p>
                <draw:g>
                  <svg:desc>test174.C2:test174.C70</svg:desc>
                </draw:g>
              </table:table-cell>
              <table:table-cell office:value-type="float" office:value="0.000324">
                <text:p>0.000324</text:p>
                <draw:g>
                  <svg:desc>test174.D2:test174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15334">
                <text:p>0.015334</text:p>
              </table:table-cell>
              <table:table-cell office:value-type="float" office:value="0.003406">
                <text:p>0.003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1327">
                <text:p>0.01327</text:p>
              </table:table-cell>
              <table:table-cell office:value-type="float" office:value="0.001295">
                <text:p>0.001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13192">
                <text:p>0.013192</text:p>
              </table:table-cell>
              <table:table-cell office:value-type="float" office:value="0.001215">
                <text:p>0.001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13469">
                <text:p>0.013469</text:p>
              </table:table-cell>
              <table:table-cell office:value-type="float" office:value="0.001473">
                <text:p>0.001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">
                <text:p>107</text:p>
              </table:table-cell>
              <table:table-cell office:value-type="float" office:value="0.014442">
                <text:p>0.014442</text:p>
              </table:table-cell>
              <table:table-cell office:value-type="float" office:value="0.001428">
                <text:p>0.001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0.013664">
                <text:p>0.013664</text:p>
              </table:table-cell>
              <table:table-cell office:value-type="float" office:value="0.001008">
                <text:p>0.001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0.014549">
                <text:p>0.014549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0.01406">
                <text:p>0.01406</text:p>
              </table:table-cell>
              <table:table-cell office:value-type="float" office:value="0.002701">
                <text:p>0.0027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0.015766">
                <text:p>0.015766</text:p>
              </table:table-cell>
              <table:table-cell office:value-type="float" office:value="0.004001">
                <text:p>0.004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3">
                <text:p>203</text:p>
              </table:table-cell>
              <table:table-cell office:value-type="float" office:value="0.014398">
                <text:p>0.014398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0.014539">
                <text:p>0.014539</text:p>
              </table:table-cell>
              <table:table-cell office:value-type="float" office:value="0.002305">
                <text:p>0.002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  <table:table-cell office:value-type="float" office:value="0.016955">
                <text:p>0.016955</text:p>
              </table:table-cell>
              <table:table-cell office:value-type="float" office:value="0.003127">
                <text:p>0.003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0.017621">
                <text:p>0.017621</text:p>
              </table:table-cell>
              <table:table-cell office:value-type="float" office:value="0.00609">
                <text:p>0.006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0.01878">
                <text:p>0.01878</text:p>
              </table:table-cell>
              <table:table-cell office:value-type="float" office:value="0.005232">
                <text:p>0.005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4">
                <text:p>304</text:p>
              </table:table-cell>
              <table:table-cell office:value-type="float" office:value="0.016551">
                <text:p>0.016551</text:p>
              </table:table-cell>
              <table:table-cell office:value-type="float" office:value="0.003687">
                <text:p>0.0036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015732">
                <text:p>0.015732</text:p>
              </table:table-cell>
              <table:table-cell office:value-type="float" office:value="0.004382">
                <text:p>0.004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0.013999">
                <text:p>0.013999</text:p>
              </table:table-cell>
              <table:table-cell office:value-type="float" office:value="0.001731">
                <text:p>0.0017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13176">
                <text:p>0.013176</text:p>
              </table:table-cell>
              <table:table-cell office:value-type="float" office:value="0.001706">
                <text:p>0.0017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13062">
                <text:p>0.013062</text:p>
              </table:table-cell>
              <table:table-cell office:value-type="float" office:value="0.001852">
                <text:p>0.001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3">
                <text:p>403</text:p>
              </table:table-cell>
              <table:table-cell office:value-type="float" office:value="0.015744">
                <text:p>0.015744</text:p>
              </table:table-cell>
              <table:table-cell office:value-type="float" office:value="0.002958">
                <text:p>0.0029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9">
                <text:p>499</text:p>
              </table:table-cell>
              <table:table-cell office:value-type="float" office:value="0.016185">
                <text:p>0.016185</text:p>
              </table:table-cell>
              <table:table-cell office:value-type="float" office:value="0.002079">
                <text:p>0.0020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9">
                <text:p>499</text:p>
              </table:table-cell>
              <table:table-cell office:value-type="float" office:value="0.018917">
                <text:p>0.018917</text:p>
              </table:table-cell>
              <table:table-cell office:value-type="float" office:value="0.004949">
                <text:p>0.0049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">
                <text:p>499</text:p>
              </table:table-cell>
              <table:table-cell office:value-type="float" office:value="0.013704">
                <text:p>0.013704</text:p>
              </table:table-cell>
              <table:table-cell office:value-type="float" office:value="0.001585">
                <text:p>0.0015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">
                <text:p>499</text:p>
              </table:table-cell>
              <table:table-cell office:value-type="float" office:value="0.018561">
                <text:p>0.018561</text:p>
              </table:table-cell>
              <table:table-cell office:value-type="float" office:value="0.003089">
                <text:p>0.0030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1">
                <text:p>501</text:p>
              </table:table-cell>
              <table:table-cell office:value-type="float" office:value="0.02083">
                <text:p>0.02083</text:p>
              </table:table-cell>
              <table:table-cell office:value-type="float" office:value="0.00592">
                <text:p>0.005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9">
                <text:p>599</text:p>
              </table:table-cell>
              <table:table-cell office:value-type="float" office:value="0.021308">
                <text:p>0.021308</text:p>
              </table:table-cell>
              <table:table-cell office:value-type="float" office:value="0.004449">
                <text:p>0.0044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9">
                <text:p>599</text:p>
              </table:table-cell>
              <table:table-cell office:value-type="float" office:value="0.017328">
                <text:p>0.017328</text:p>
              </table:table-cell>
              <table:table-cell office:value-type="float" office:value="0.002925">
                <text:p>0.0029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9">
                <text:p>599</text:p>
              </table:table-cell>
              <table:table-cell office:value-type="float" office:value="0.064685">
                <text:p>0.064685</text:p>
              </table:table-cell>
              <table:table-cell office:value-type="float" office:value="0.012952">
                <text:p>0.012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9">
                <text:p>599</text:p>
              </table:table-cell>
              <table:table-cell office:value-type="float" office:value="0.027775">
                <text:p>0.027775</text:p>
              </table:table-cell>
              <table:table-cell office:value-type="float" office:value="0.003563">
                <text:p>0.003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0.014689">
                <text:p>0.014689</text:p>
              </table:table-cell>
              <table:table-cell office:value-type="float" office:value="0.003301">
                <text:p>0.0033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">
                <text:p>699</text:p>
              </table:table-cell>
              <table:table-cell office:value-type="float" office:value="0.056514">
                <text:p>0.056514</text:p>
              </table:table-cell>
              <table:table-cell office:value-type="float" office:value="0.01634">
                <text:p>0.016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9">
                <text:p>699</text:p>
              </table:table-cell>
              <table:table-cell office:value-type="float" office:value="0.017532">
                <text:p>0.017532</text:p>
              </table:table-cell>
              <table:table-cell office:value-type="float" office:value="0.003876">
                <text:p>0.0038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9">
                <text:p>699</text:p>
              </table:table-cell>
              <table:table-cell office:value-type="float" office:value="0.0352">
                <text:p>0.0352</text:p>
              </table:table-cell>
              <table:table-cell office:value-type="float" office:value="0.006913">
                <text:p>0.0069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9">
                <text:p>699</text:p>
              </table:table-cell>
              <table:table-cell office:value-type="float" office:value="0.036746">
                <text:p>0.036746</text:p>
              </table:table-cell>
              <table:table-cell office:value-type="float" office:value="0.00602">
                <text:p>0.00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7">
                <text:p>707</text:p>
              </table:table-cell>
              <table:table-cell office:value-type="float" office:value="0.156485">
                <text:p>0.156485</text:p>
              </table:table-cell>
              <table:table-cell office:value-type="float" office:value="0.054994">
                <text:p>0.0549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9">
                <text:p>799</text:p>
              </table:table-cell>
              <table:table-cell office:value-type="float" office:value="0.027441">
                <text:p>0.027441</text:p>
              </table:table-cell>
              <table:table-cell office:value-type="float" office:value="0.005115">
                <text:p>0.0051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9">
                <text:p>799</text:p>
              </table:table-cell>
              <table:table-cell office:value-type="float" office:value="0.027023">
                <text:p>0.027023</text:p>
              </table:table-cell>
              <table:table-cell office:value-type="float" office:value="0.005358">
                <text:p>0.0053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9">
                <text:p>799</text:p>
              </table:table-cell>
              <table:table-cell office:value-type="float" office:value="0.014557">
                <text:p>0.014557</text:p>
              </table:table-cell>
              <table:table-cell office:value-type="float" office:value="0.001547">
                <text:p>0.0015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9">
                <text:p>799</text:p>
              </table:table-cell>
              <table:table-cell office:value-type="float" office:value="0.021736">
                <text:p>0.021736</text:p>
              </table:table-cell>
              <table:table-cell office:value-type="float" office:value="0.003818">
                <text:p>0.0038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7">
                <text:p>807</text:p>
              </table:table-cell>
              <table:table-cell office:value-type="float" office:value="0.033896">
                <text:p>0.033896</text:p>
              </table:table-cell>
              <table:table-cell office:value-type="float" office:value="0.007085">
                <text:p>0.0070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9">
                <text:p>899</text:p>
              </table:table-cell>
              <table:table-cell office:value-type="float" office:value="0.037973">
                <text:p>0.037973</text:p>
              </table:table-cell>
              <table:table-cell office:value-type="float" office:value="0.004561">
                <text:p>0.0045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9">
                <text:p>899</text:p>
              </table:table-cell>
              <table:table-cell office:value-type="float" office:value="0.022237">
                <text:p>0.022237</text:p>
              </table:table-cell>
              <table:table-cell office:value-type="float" office:value="0.004356">
                <text:p>0.0043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9">
                <text:p>899</text:p>
              </table:table-cell>
              <table:table-cell office:value-type="float" office:value="0.071714">
                <text:p>0.071714</text:p>
              </table:table-cell>
              <table:table-cell office:value-type="float" office:value="0.010475">
                <text:p>0.0104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9">
                <text:p>899</text:p>
              </table:table-cell>
              <table:table-cell office:value-type="float" office:value="0.056882">
                <text:p>0.056882</text:p>
              </table:table-cell>
              <table:table-cell office:value-type="float" office:value="0.018662">
                <text:p>0.018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9">
                <text:p>909</text:p>
              </table:table-cell>
              <table:table-cell office:value-type="float" office:value="0.103556">
                <text:p>0.103556</text:p>
              </table:table-cell>
              <table:table-cell office:value-type="float" office:value="0.027425">
                <text:p>0.0274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0.05484">
                <text:p>0.05484</text:p>
              </table:table-cell>
              <table:table-cell office:value-type="float" office:value="0.01168">
                <text:p>0.011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9">
                <text:p>999</text:p>
              </table:table-cell>
              <table:table-cell office:value-type="float" office:value="0.104242">
                <text:p>0.104242</text:p>
              </table:table-cell>
              <table:table-cell office:value-type="float" office:value="0.037351">
                <text:p>0.0373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9">
                <text:p>999</text:p>
              </table:table-cell>
              <table:table-cell office:value-type="float" office:value="0.13379">
                <text:p>0.13379</text:p>
              </table:table-cell>
              <table:table-cell office:value-type="float" office:value="0.048215">
                <text:p>0.0482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9">
                <text:p>999</text:p>
              </table:table-cell>
              <table:table-cell office:value-type="float" office:value="0.124844">
                <text:p>0.124844</text:p>
              </table:table-cell>
              <table:table-cell office:value-type="float" office:value="0.034011">
                <text:p>0.0340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9">
                <text:p>999</text:p>
              </table:table-cell>
              <table:table-cell office:value-type="float" office:value="0.053217">
                <text:p>0.053217</text:p>
              </table:table-cell>
              <table:table-cell office:value-type="float" office:value="0.009829">
                <text:p>0.0098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9">
                <text:p>999</text:p>
              </table:table-cell>
              <table:table-cell office:value-type="float" office:value="0.204431">
                <text:p>0.204431</text:p>
              </table:table-cell>
              <table:table-cell office:value-type="float" office:value="0.108764">
                <text:p>0.1087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9">
                <text:p>999</text:p>
              </table:table-cell>
              <table:table-cell office:value-type="float" office:value="0.141573">
                <text:p>0.141573</text:p>
              </table:table-cell>
              <table:table-cell office:value-type="float" office:value="0.035398">
                <text:p>0.0353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9">
                <text:p>999</text:p>
              </table:table-cell>
              <table:table-cell office:value-type="float" office:value="0.084248">
                <text:p>0.084248</text:p>
              </table:table-cell>
              <table:table-cell office:value-type="float" office:value="0.020816">
                <text:p>0.0208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9">
                <text:p>999</text:p>
              </table:table-cell>
              <table:table-cell office:value-type="float" office:value="0.047954">
                <text:p>0.047954</text:p>
              </table:table-cell>
              <table:table-cell office:value-type="float" office:value="0.012996">
                <text:p>0.0129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9">
                <text:p>999</text:p>
              </table:table-cell>
              <table:table-cell office:value-type="float" office:value="0.082722">
                <text:p>0.082722</text:p>
              </table:table-cell>
              <table:table-cell office:value-type="float" office:value="0.026232">
                <text:p>0.0262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9">
                <text:p>999</text:p>
              </table:table-cell>
              <table:table-cell office:value-type="float" office:value="0.128247">
                <text:p>0.128247</text:p>
              </table:table-cell>
              <table:table-cell office:value-type="float" office:value="0.016515">
                <text:p>0.0165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9">
                <text:p>999</text:p>
              </table:table-cell>
              <table:table-cell office:value-type="float" office:value="0.09266">
                <text:p>0.09266</text:p>
              </table:table-cell>
              <table:table-cell office:value-type="float" office:value="0.027702">
                <text:p>0.0277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6">
                <text:p>996</text:p>
              </table:table-cell>
              <table:table-cell office:value-type="float" office:value="0.175258">
                <text:p>0.175258</text:p>
              </table:table-cell>
              <table:table-cell office:value-type="float" office:value="0.06733">
                <text:p>0.067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4">
                <text:p>974</text:p>
              </table:table-cell>
              <table:table-cell office:value-type="float" office:value="0.140067">
                <text:p>0.140067</text:p>
              </table:table-cell>
              <table:table-cell office:value-type="float" office:value="0.045256">
                <text:p>0.0452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4">
                <text:p>464</text:p>
              </table:table-cell>
              <table:table-cell office:value-type="float" office:value="0.040345">
                <text:p>0.040345</text:p>
              </table:table-cell>
              <table:table-cell office:value-type="float" office:value="0.00973">
                <text:p>0.009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3">
                <text:p>233</text:p>
              </table:table-cell>
              <table:table-cell office:value-type="float" office:value="0.014939">
                <text:p>0.014939</text:p>
              </table:table-cell>
              <table:table-cell office:value-type="float" office:value="0.002417">
                <text:p>0.0024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6">
                <text:p>116</text:p>
              </table:table-cell>
              <table:table-cell office:value-type="float" office:value="0.014816">
                <text:p>0.014816</text:p>
              </table:table-cell>
              <table:table-cell office:value-type="float" office:value="0.004647">
                <text:p>0.0046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0.015572">
                <text:p>0.015572</text:p>
              </table:table-cell>
              <table:table-cell office:value-type="float" office:value="0.004642">
                <text:p>0.0046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0.017094">
                <text:p>0.017094</text:p>
              </table:table-cell>
              <table:table-cell office:value-type="float" office:value="0.005746">
                <text:p>0.0057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15151">
                <text:p>0.015151</text:p>
              </table:table-cell>
              <table:table-cell office:value-type="float" office:value="0.002874">
                <text:p>0.0028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0.020638">
                <text:p>0.020638</text:p>
              </table:table-cell>
              <table:table-cell office:value-type="float" office:value="0.008294">
                <text:p>0.0082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023977">
                <text:p>0.023977</text:p>
              </table:table-cell>
              <table:table-cell office:value-type="float" office:value="0.00716">
                <text:p>0.007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0.029273">
                <text:p>0.029273</text:p>
              </table:table-cell>
              <table:table-cell office:value-type="float" office:value="0.013106">
                <text:p>0.01310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